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3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3" style:data-style-name="N0">
      <style:table-cell-properties style:vertical-align="automatic" fo:wrap-option="wrap" fo:background-color="transparent"/>
    </style:style>
    <style:style style:name="ce6" style:family="table-cell" style:parent-style-name="Normal_32_4_32_3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3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3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3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order-top="none" fo:border-bottom="none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0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1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4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5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6" style:family="table-cell" style:parent-style-name="Default" style:data-style-name="N0">
      <style:table-cell-properties fo:border-top="thin dotted #BFBFBF" fo:border-bottom="thin solid #040404" fo:border-left="none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0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Default" style:data-style-name="N14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1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70C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B05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7030A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BF8F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5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6" style:family="table-cell" style:parent-style-name="Default" style:data-style-name="N14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4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BFBFBF" style:vertical-align="automatic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6" style:family="table-cell" style:parent-style-name="Default" style:data-style-name="N19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Normal_32_4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60" style:family="table-cell" style:parent-style-name="Normal_32_4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Normal_32_4_32_4" style:data-style-name="N0">
      <style:table-cell-properties style:vertical-align="automatic" fo:background-color="transparent"/>
    </style:style>
    <style:style style:name="ce62" style:family="table-cell" style:parent-style-name="Normal_32_4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6" style:family="table-cell" style:parent-style-name="Normal_32_4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8" style:family="table-cell" style:parent-style-name="Normal_32_4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0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Normal_32_4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73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4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5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6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7" style:family="table-cell" style:parent-style-name="Normal_32_4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78" style:family="table-cell" style:parent-style-name="Normal_32_4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Normal_32_4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Porcentaje_32_4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Normal_32_4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Porcentaje_32_4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Normal_32_4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Normal_32_4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Porcentaje_32_4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7" style:family="table-cell" style:parent-style-name="Normal_32_4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88" style:family="table-cell" style:parent-style-name="Normal_32_4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Normal_32_4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Porcentaje_32_4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1" style:family="table-cell" style:parent-style-name="Porcentaje_32_4" style:data-style-name="N36"/>
    <style:style style:name="ce92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4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6" style:family="table-cell" style:parent-style-name="Normal_32_4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7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8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9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0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2" style:family="table-cell" style:parent-style-name="Default" style:data-style-name="N3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3" style:family="table-cell" style:parent-style-name="Default" style:data-style-name="N14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4" style:family="table-cell" style:parent-style-name="Default" style:data-style-name="N3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5" style:family="table-cell" style:parent-style-name="Default" style:data-style-name="N14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6" style:family="table-cell" style:parent-style-name="Default" style:data-style-name="N0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7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08" style:family="table-cell" style:parent-style-name="Default" style:data-style-name="N0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9" style:family="table-cell" style:parent-style-name="Default" style:data-style-name="N14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1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2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3" style:family="table-cell" style:parent-style-name="Normal_32_5" style:data-style-name="N0">
      <style:table-cell-properties style:vertical-align="automatic" fo:background-color="transparent"/>
    </style:style>
    <style:style style:name="ce114" style:family="table-cell" style:parent-style-name="Normal_32_5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5" style:family="table-cell" style:parent-style-name="Normal_32_5" style:data-style-name="N0">
      <style:table-cell-properties fo:border-top="none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16" style:family="table-cell" style:parent-style-name="Normal_32_4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7" style:family="table-cell" style:parent-style-name="Porcentaje_32_4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18" style:family="table-cell" style:parent-style-name="Normal_32_5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19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0" style:family="table-cell" style:parent-style-name="Normal_32_5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21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2" style:family="table-cell" style:parent-style-name="Normal_32_5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3" style:family="table-cell" style:parent-style-name="Normal_32_5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125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6" style:family="table-cell" style:parent-style-name="Normal_32_5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7" style:family="table-cell" style:parent-style-name="Normal_32_5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8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9" style:family="table-cell" style:parent-style-name="Normal_32_5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5" style:data-style-name="N0">
      <style:table-cell-properties style:vertical-align="top" fo:wrap-option="wra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31" style:family="table-cell" style:parent-style-name="Normal_32_5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2" style:family="table-cell" style:parent-style-name="Normal_32_5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3" style:family="table-cell" style:parent-style-name="Normal_32_5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4" style:family="table-cell" style:parent-style-name="Normal_32_5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5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6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7" style:family="table-cell" style:parent-style-name="Normal_32_5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8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9" style:family="table-cell" style:parent-style-name="Normal_32_5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40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40404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7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65.25pt" style:use-optimal-row-height="true" fo:break-before="auto"/>
    </style:style>
    <style:style style:name="ro9" style:family="table-row">
      <style:table-row-properties style:row-height="29.25pt" style:use-optimal-row-height="false" fo:break-before="auto"/>
    </style:style>
    <style:style style:name="ro10" style:family="table-row">
      <style:table-row-properties style:row-height="33pt" style:use-optimal-row-height="tru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23.25pt" style:use-optimal-row-height="false" fo:break-before="auto"/>
    </style:style>
    <style:style style:name="ro13" style:family="table-row">
      <style:table-row-properties style:row-height="45pt" style:use-optimal-row-height="true" fo:break-before="auto"/>
    </style:style>
    <style:style style:name="ro14" style:family="table-row">
      <style:table-row-properties style:row-height="51pt" style:use-optimal-row-height="true" fo:break-before="auto"/>
    </style:style>
    <style:style style:name="ro15" style:family="table-row">
      <style:table-row-properties style:row-height="15pt" style:use-optimal-row-height="false" fo:break-before="auto"/>
    </style:style>
    <style:style style:name="ro16" style:family="table-row">
      <style:table-row-properties style:row-height="48.75pt" style:use-optimal-row-height="true" fo:break-before="auto"/>
    </style:style>
    <style:style style:name="ro17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966000" table:style-name="ce7">
            <text:p>966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974470" table:style-name="ce9">
            <text:p>16.974.470</text:p>
          </table:table-cell>
          <table:table-cell office:value-type="float" office:value="17345965.5" table:style-name="ce9">
            <text:p>17.345.966</text:p>
          </table:table-cell>
          <table:table-cell office:value-type="percentage" office:value="1" table:style-name="ce10">
            <text:p>100,0%</text:p>
          </table:table-cell>
          <table:table-cell office:value-type="float" office:value="7489790" table:style-name="ce8">
            <text:p>7.489.790</text:p>
          </table:table-cell>
          <table:table-cell office:value-type="float" office:value="7354043" table:style-name="ce8">
            <text:p>7.354.043</text:p>
          </table:table-cell>
          <table:table-cell office:value-type="float" office:value="4230763" table:style-name="ce8">
            <text:p>4.230.763</text:p>
          </table:table-cell>
          <table:table-cell office:value-type="date" office:date-value="2022-09-28T00:00:00" table:style-name="ce11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23230" table:style-name="ce7">
            <text:p>423.23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3514" table:style-name="ce14">
            <text:p>2.743.514</text:p>
          </table:table-cell>
          <table:table-cell office:value-type="float" office:value="2688866.5" table:style-name="ce14">
            <text:p>2.688.867</text:p>
          </table:table-cell>
          <table:table-cell office:value-type="percentage" office:value="0.98008120242871" table:style-name="ce15">
            <text:p>98,0%</text:p>
          </table:table-cell>
          <table:table-cell office:value-type="float" office:value="1152357" table:style-name="ce13">
            <text:p>1.152.357</text:p>
          </table:table-cell>
          <table:table-cell office:value-type="float" office:value="1132336" table:style-name="ce13">
            <text:p>1.132.336</text:p>
          </table:table-cell>
          <table:table-cell office:value-type="float" office:value="733164" table:style-name="ce13">
            <text:p>733.16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3602.5" table:style-name="ce14">
            <text:p>2.303.603</text:p>
          </table:table-cell>
          <table:table-cell office:value-type="percentage" office:value="0.93898231645006702" table:style-name="ce15">
            <text:p>93,9%</text:p>
          </table:table-cell>
          <table:table-cell office:value-type="float" office:value="929877" table:style-name="ce13">
            <text:p>929.877</text:p>
          </table:table-cell>
          <table:table-cell office:value-type="float" office:value="920754" table:style-name="ce13">
            <text:p>920.754</text:p>
          </table:table-cell>
          <table:table-cell office:value-type="float" office:value="730328" table:style-name="ce13">
            <text:p>730.328</text:p>
          </table:table-cell>
          <table:table-cell office:value-type="date" office:date-value="2022-09-27T00:00:00" table:style-name="ce16">
            <text:p>2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972" table:style-name="ce7">
            <text:p>1.284.972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642" table:style-name="ce14">
            <text:p>2.119.642</text:p>
          </table:table-cell>
          <table:table-cell office:value-type="float" office:value="2061099.5" table:style-name="ce14">
            <text:p>2.061.100</text:p>
          </table:table-cell>
          <table:table-cell office:value-type="percentage" office:value="0.97238094923576712" table:style-name="ce15">
            <text:p>97,2%</text:p>
          </table:table-cell>
          <table:table-cell office:value-type="float" office:value="929415" table:style-name="ce13">
            <text:p>929.415</text:p>
          </table:table-cell>
          <table:table-cell office:value-type="float" office:value="914426" table:style-name="ce13">
            <text:p>914.426</text:p>
          </table:table-cell>
          <table:table-cell office:value-type="float" office:value="495504" table:style-name="ce13">
            <text:p>495.50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4748" table:style-name="ce7">
            <text:p>2.834.748</text:p>
          </table:table-cell>
          <table:table-cell office:value-type="float" office:value="230540" table:style-name="ce7">
            <text:p>230.540</text:p>
          </table:table-cell>
          <table:table-cell office:value-type="float" office:value="796470" table:style-name="ce7">
            <text:p>796.47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50128" table:style-name="ce14">
            <text:p>4.450.128</text:p>
          </table:table-cell>
          <table:table-cell office:value-type="float" office:value="4199799" table:style-name="ce14">
            <text:p>4.199.799</text:p>
          </table:table-cell>
          <table:table-cell office:value-type="percentage" office:value="0.94374791017247139" table:style-name="ce15">
            <text:p>94,4%</text:p>
          </table:table-cell>
          <table:table-cell office:value-type="float" office:value="1824946" table:style-name="ce13">
            <text:p>1.824.946</text:p>
          </table:table-cell>
          <table:table-cell office:value-type="float" office:value="1769849" table:style-name="ce13">
            <text:p>1.769.849</text:p>
          </table:table-cell>
          <table:table-cell office:value-type="float" office:value="1026047" table:style-name="ce13">
            <text:p>1.026.04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70078" table:style-name="ce14">
            <text:p>1.270.078</text:p>
          </table:table-cell>
          <table:table-cell office:value-type="percentage" office:value="0.97907679499236833" table:style-name="ce15">
            <text:p>97,9%</text:p>
          </table:table-cell>
          <table:table-cell office:value-type="float" office:value="520251" table:style-name="ce13">
            <text:p>520.251</text:p>
          </table:table-cell>
          <table:table-cell office:value-type="float" office:value="517331" table:style-name="ce13">
            <text:p>517.331</text:p>
          </table:table-cell>
          <table:table-cell office:value-type="float" office:value="355898" table:style-name="ce13">
            <text:p>355.898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695" table:style-name="ce7">
            <text:p>4.084.695</text:p>
          </table:table-cell>
          <table:table-cell office:value-type="float" office:value="280480" table:style-name="ce7">
            <text:p>280.480</text:p>
          </table:table-cell>
          <table:table-cell office:value-type="float" office:value="691850" table:style-name="ce7">
            <text:p>691.85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23830" table:style-name="ce14">
            <text:p>5.623.830</text:p>
          </table:table-cell>
          <table:table-cell office:value-type="float" office:value="5358041" table:style-name="ce14">
            <text:p>5.358.041</text:p>
          </table:table-cell>
          <table:table-cell office:value-type="percentage" office:value="0.95273879189093558" table:style-name="ce15">
            <text:p>95,3%</text:p>
          </table:table-cell>
          <table:table-cell office:value-type="float" office:value="2152901" table:style-name="ce13">
            <text:p>2.152.901</text:p>
          </table:table-cell>
          <table:table-cell office:value-type="float" office:value="2127808" table:style-name="ce13">
            <text:p>2.127.808</text:p>
          </table:table-cell>
          <table:table-cell office:value-type="float" office:value="1541575" table:style-name="ce13">
            <text:p>1.541.575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2769" table:style-name="ce7">
            <text:p>2.762.769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7914" table:style-name="ce14">
            <text:p>4.207.914</text:p>
          </table:table-cell>
          <table:table-cell office:value-type="float" office:value="4044428.5" table:style-name="ce14">
            <text:p>4.044.429</text:p>
          </table:table-cell>
          <table:table-cell office:value-type="percentage" office:value="0.96114808905315086" table:style-name="ce15">
            <text:p>96,1%</text:p>
          </table:table-cell>
          <table:table-cell office:value-type="float" office:value="1769298" table:style-name="ce13">
            <text:p>1.769.298</text:p>
          </table:table-cell>
          <table:table-cell office:value-type="float" office:value="1718991" table:style-name="ce13">
            <text:p>1.718.991</text:p>
          </table:table-cell>
          <table:table-cell office:value-type="float" office:value="1112154" table:style-name="ce13">
            <text:p>1.112.15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410872.5" table:style-name="ce14">
            <text:p>14.410.873</text:p>
          </table:table-cell>
          <table:table-cell office:value-type="percentage" office:value="1" table:style-name="ce15">
            <text:p>100,0%</text:p>
          </table:table-cell>
          <table:table-cell office:value-type="float" office:value="6502940" table:style-name="ce13">
            <text:p>6.502.940</text:p>
          </table:table-cell>
          <table:table-cell office:value-type="float" office:value="6369201" table:style-name="ce13">
            <text:p>6.369.201</text:p>
          </table:table-cell>
          <table:table-cell office:value-type="float" office:value="3916209" table:style-name="ce13">
            <text:p>3.916.20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08172" table:style-name="ce7">
            <text:p>6.708.172</text:p>
          </table:table-cell>
          <table:table-cell office:value-type="float" office:value="543670" table:style-name="ce7">
            <text:p>543.670</text:p>
          </table:table-cell>
          <table:table-cell office:value-type="float" office:value="2120240" table:style-name="ce7">
            <text:p>2.120.240</text:p>
          </table:table-cell>
          <table:table-cell office:value-type="float" office:value="857060" table:style-name="ce7">
            <text:p>857.060</text:p>
          </table:table-cell>
          <table:table-cell office:value-type="float" office:value="208530" table:style-name="ce13">
            <text:p>208.530</text:p>
          </table:table-cell>
          <table:table-cell office:value-type="float" office:value="10437672" table:style-name="ce14">
            <text:p>10.437.672</text:p>
          </table:table-cell>
          <table:table-cell office:value-type="float" office:value="10223978" table:style-name="ce14">
            <text:p>10.223.978</text:p>
          </table:table-cell>
          <table:table-cell office:value-type="percentage" office:value="0.97952666073430938" table:style-name="ce15">
            <text:p>98,0%</text:p>
          </table:table-cell>
          <table:table-cell office:value-type="float" office:value="4454726" table:style-name="ce13">
            <text:p>4.454.726</text:p>
          </table:table-cell>
          <table:table-cell office:value-type="float" office:value="4394597" table:style-name="ce13">
            <text:p>4.394.597</text:p>
          </table:table-cell>
          <table:table-cell office:value-type="float" office:value="3008334" table:style-name="ce13">
            <text:p>3.008.33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481" table:style-name="ce7">
            <text:p>1.639.481</text:p>
          </table:table-cell>
          <table:table-cell office:value-type="float" office:value="155680" table:style-name="ce7">
            <text:p>155.680</text:p>
          </table:table-cell>
          <table:table-cell office:value-type="float" office:value="303980" table:style-name="ce7">
            <text:p>303.98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8971" table:style-name="ce14">
            <text:p>2.318.971</text:p>
          </table:table-cell>
          <table:table-cell office:value-type="float" office:value="2356949" table:style-name="ce14">
            <text:p>2.356.949</text:p>
          </table:table-cell>
          <table:table-cell office:value-type="percentage" office:value="1" table:style-name="ce15">
            <text:p>100,0%</text:p>
          </table:table-cell>
          <table:table-cell office:value-type="float" office:value="970673" table:style-name="ce13">
            <text:p>970.673</text:p>
          </table:table-cell>
          <table:table-cell office:value-type="float" office:value="953469" table:style-name="ce13">
            <text:p>953.469</text:p>
          </table:table-cell>
          <table:table-cell office:value-type="float" office:value="658800" table:style-name="ce13">
            <text:p>658.80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53800" table:style-name="ce7">
            <text:p>253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7174" table:style-name="ce14">
            <text:p>6.057.174</text:p>
          </table:table-cell>
          <table:table-cell office:value-type="float" office:value="6180832" table:style-name="ce14">
            <text:p>6.180.832</text:p>
          </table:table-cell>
          <table:table-cell office:value-type="percentage" office:value="1" table:style-name="ce15">
            <text:p>100,0%</text:p>
          </table:table-cell>
          <table:table-cell office:value-type="float" office:value="2483258" table:style-name="ce13">
            <text:p>2.483.258</text:p>
          </table:table-cell>
          <table:table-cell office:value-type="float" office:value="2459083" table:style-name="ce13">
            <text:p>2.459.083</text:p>
          </table:table-cell>
          <table:table-cell office:value-type="float" office:value="2003827" table:style-name="ce13">
            <text:p>2.003.82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40" table:style-name="ce7">
            <text:p>47.140</text:p>
          </table:table-cell>
          <table:table-cell office:value-type="float" office:value="108710" table:style-name="ce7">
            <text:p>108.71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8047" table:style-name="ce14">
            <text:p>688.047</text:p>
          </table:table-cell>
          <table:table-cell office:value-type="float" office:value="659498" table:style-name="ce14">
            <text:p>659.498</text:p>
          </table:table-cell>
          <table:table-cell office:value-type="percentage" office:value="0.95850719500266701" table:style-name="ce15">
            <text:p>95,9%</text:p>
          </table:table-cell>
          <table:table-cell office:value-type="float" office:value="284790" table:style-name="ce13">
            <text:p>284.790</text:p>
          </table:table-cell>
          <table:table-cell office:value-type="float" office:value="287017" table:style-name="ce13">
            <text:p>287.017</text:p>
          </table:table-cell>
          <table:table-cell office:value-type="float" office:value="188315" table:style-name="ce13">
            <text:p>188.315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93663" table:style-name="ce14">
            <text:p>13.493.663</text:p>
          </table:table-cell>
          <table:table-cell office:value-type="percentage" office:value="0.98659126544420561" table:style-name="ce15">
            <text:p>98,7%</text:p>
          </table:table-cell>
          <table:table-cell office:value-type="float" office:value="5779341" table:style-name="ce13">
            <text:p>5.779.341</text:p>
          </table:table-cell>
          <table:table-cell office:value-type="float" office:value="5736895" table:style-name="ce13">
            <text:p>5.736.895</text:p>
          </table:table-cell>
          <table:table-cell office:value-type="float" office:value="3524967" table:style-name="ce13">
            <text:p>3.524.96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4465" table:style-name="ce7">
            <text:p>1.784.46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5275" table:style-name="ce14">
            <text:p>2.935.275</text:p>
          </table:table-cell>
          <table:table-cell office:value-type="float" office:value="2852721" table:style-name="ce14">
            <text:p>2.852.721</text:p>
          </table:table-cell>
          <table:table-cell office:value-type="percentage" office:value="0.97187520760405754" table:style-name="ce15">
            <text:p>97,2%</text:p>
          </table:table-cell>
          <table:table-cell office:value-type="float" office:value="1301883" table:style-name="ce13">
            <text:p>1.301.883</text:p>
          </table:table-cell>
          <table:table-cell office:value-type="float" office:value="1283075" table:style-name="ce13">
            <text:p>1.283.075</text:p>
          </table:table-cell>
          <table:table-cell office:value-type="float" office:value="716214" table:style-name="ce13">
            <text:p>716.21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5749" table:style-name="ce7">
            <text:p>895.749</text:p>
          </table:table-cell>
          <table:table-cell office:value-type="float" office:value="77800" table:style-name="ce7">
            <text:p>77.800</text:p>
          </table:table-cell>
          <table:table-cell office:value-type="float" office:value="273760" table:style-name="ce7">
            <text:p>273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6169" table:style-name="ce14">
            <text:p>1.406.169</text:p>
          </table:table-cell>
          <table:table-cell office:value-type="float" office:value="1337155" table:style-name="ce14">
            <text:p>1.337.155</text:p>
          </table:table-cell>
          <table:table-cell office:value-type="percentage" office:value="0.95092055080150395" table:style-name="ce15">
            <text:p>95,1%</text:p>
          </table:table-cell>
          <table:table-cell office:value-type="float" office:value="568981" table:style-name="ce13">
            <text:p>568.981</text:p>
          </table:table-cell>
          <table:table-cell office:value-type="float" office:value="563709" table:style-name="ce13">
            <text:p>563.709</text:p>
          </table:table-cell>
          <table:table-cell office:value-type="float" office:value="371490" table:style-name="ce13">
            <text:p>371.49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6528" table:style-name="ce7">
            <text:p>2.976.52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9933" table:style-name="ce14">
            <text:p>4.519.933</text:p>
          </table:table-cell>
          <table:table-cell office:value-type="float" office:value="4462662" table:style-name="ce14">
            <text:p>4.462.662</text:p>
          </table:table-cell>
          <table:table-cell office:value-type="percentage" office:value="0.98732923695992836" table:style-name="ce15">
            <text:p>98,7%</text:p>
          </table:table-cell>
          <table:table-cell office:value-type="float" office:value="1953544" table:style-name="ce13">
            <text:p>1.953.544</text:p>
          </table:table-cell>
          <table:table-cell office:value-type="float" office:value="1918126" table:style-name="ce13">
            <text:p>1.918.126</text:p>
          </table:table-cell>
          <table:table-cell office:value-type="float" office:value="1234422" table:style-name="ce13">
            <text:p>1.234.422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60367.5" table:style-name="ce14">
            <text:p>160.368</text:p>
          </table:table-cell>
          <table:table-cell office:value-type="percentage" office:value="0.91853245585396726" table:style-name="ce15">
            <text:p>91,9%</text:p>
          </table:table-cell>
          <table:table-cell office:value-type="float" office:value="68574" table:style-name="ce13">
            <text:p>68.574</text:p>
          </table:table-cell>
          <table:table-cell office:value-type="float" office:value="65735" table:style-name="ce13">
            <text:p>65.735</text:p>
          </table:table-cell>
          <table:table-cell office:value-type="float" office:value="43939" table:style-name="ce13">
            <text:p>43.93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1336.5" table:style-name="ce14">
            <text:p>151.337</text:p>
          </table:table-cell>
          <table:table-cell office:value-type="percentage" office:value="0.95516599343600106" table:style-name="ce15">
            <text:p>95,5%</text:p>
          </table:table-cell>
          <table:table-cell office:value-type="float" office:value="66602" table:style-name="ce13">
            <text:p>66.602</text:p>
          </table:table-cell>
          <table:table-cell office:value-type="float" office:value="63364" table:style-name="ce13">
            <text:p>63.364</text:p>
          </table:table-cell>
          <table:table-cell office:value-type="float" office:value="37033" table:style-name="ce13">
            <text:p>37.033</text:p>
          </table:table-cell>
          <table:table-cell office:value-type="date" office:date-value="2022-09-28T00:00:00" table:style-name="ce17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742" table:style-name="ce14">
            <text:p>207.742</text:p>
          </table:table-cell>
          <table:table-cell office:value-type="percentage" office:value="0.93034357982229865" table:style-name="ce15">
            <text:p>93,0%</text:p>
          </table:table-cell>
          <table:table-cell office:value-type="float" office:value="95153" table:style-name="ce13">
            <text:p>95.153</text:p>
          </table:table-cell>
          <table:table-cell office:value-type="float" office:value="94785" table:style-name="ce13">
            <text:p>94.785</text:p>
          </table:table-cell>
          <table:table-cell office:value-type="float" office:value="51251" table:style-name="ce13">
            <text:p>51.251</text:p>
          </table:table-cell>
          <table:table-cell office:value-type="date" office:date-value="2022-08-01T00:00:00" table:style-name="ce17">
            <text:p>0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68.5" table:style-name="ce14">
            <text:p>13.469</text:p>
          </table:table-cell>
          <table:table-cell office:value-type="percentage" office:value="1" table:style-name="ce15">
            <text:p>100,0%</text:p>
          </table:table-cell>
          <table:table-cell office:value-type="float" office:value="8128" table:style-name="ce13">
            <text:p>8.128</text:p>
          </table:table-cell>
          <table:table-cell office:value-type="float" office:value="8140" table:style-name="ce13">
            <text:p>8.140</text:p>
          </table:table-cell>
          <table:table-cell office:value-type="float" office:value="4121" table:style-name="ce13">
            <text:p>4.121</text:p>
          </table:table-cell>
          <table:table-cell office:value-type="date" office:date-value="2022-09-21T00:00:00" table:style-name="ce17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57457" table:style-name="ce19">
            <text:p>63.857.457</text:p>
          </table:table-cell>
          <table:table-cell office:value-type="float" office:value="4932650" table:style-name="ce19">
            <text:p>4.932.650</text:p>
          </table:table-cell>
          <table:table-cell office:value-type="float" office:value="17097890" table:style-name="ce20">
            <text:p>17.097.890</text:p>
          </table:table-cell>
          <table:table-cell office:value-type="float" office:value="8962110" table:style-name="ce21">
            <text:p>8.962.110</text:p>
          </table:table-cell>
          <table:table-cell office:value-type="float" office:value="2023960" table:style-name="ce22">
            <text:p>2.023.960</text:p>
          </table:table-cell>
          <table:table-cell office:value-type="float" office:value="96874067" table:style-name="ce23">
            <text:p>96.874.067</text:p>
          </table:table-cell>
          <table:table-cell office:value-type="float" office:value="95783125.5" table:style-name="ce23">
            <text:p>95.783.126</text:p>
          </table:table-cell>
          <table:table-cell office:value-type="percentage" office:value="0.98873855992853077" table:style-name="ce24">
            <text:p>98,9%</text:p>
          </table:table-cell>
          <table:table-cell office:value-type="float" office:value="41307428" table:style-name="ce23">
            <text:p>41.307.428</text:p>
          </table:table-cell>
          <table:table-cell office:value-type="float" office:value="40652734" table:style-name="ce23">
            <text:p>40.652.734</text:p>
          </table:table-cell>
          <table:table-cell office:value-type="float" office:value="25984355" table:style-name="ce23">
            <text:p>25.984.35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Comunicacion_1" table:style-name="ta2">
        <table:table-column table:style-name="co4" table:number-columns-repeated="16384" table:default-cell-style-name="ce1"/>
        <table:table-row table:style-name="ro6">
          <table:table-cell table:number-columns-spanned="1" table:number-rows-spanned="2" table:style-name="ce47"/>
          <table:table-cell office:value-type="string" table:number-columns-spanned="1" table:number-rows-spanned="2" table:style-name="ce48">
            <text:p>Dosis entregadas Pfizer<text:s/><text:span text:style-name="T2">(1)</text:span></text:p>
          </table:table-cell>
          <table:table-cell office:value-type="string" table:number-columns-spanned="1" table:number-rows-spanned="2" table:style-name="ce48">
            <text:p>Dosis entregadas Pfizer pediátrica<text:span text:style-name="T2">(1)</text:span></text:p>
          </table:table-cell>
          <table:table-cell office:value-type="string" table:style-name="ce27">
            <text:p>Dosis entregadas Pfizer</text:p>
          </table:table-cell>
          <table:table-cell office:value-type="string" table:number-columns-spanned="1" table:number-rows-spanned="2" table:style-name="ce48">
            <text:p>Dosis entregadas Moderna<text:s/><text:span text:style-name="T2">(1)</text:span></text:p>
          </table:table-cell>
          <table:table-cell office:value-type="string" table:number-columns-spanned="1" table:number-rows-spanned="2" table:style-name="ce48">
            <text:p>Dosis entregadas Moderna adaptada<text:s/><text:span text:style-name="T2">(1)</text:span></text:p>
          </table:table-cell>
          <table:table-cell office:value-type="string" table:number-columns-spanned="1" table:number-rows-spanned="2" table:style-name="ce48">
            <text:p>Dosis entregadas AstraZeneca<text:s/><text:span text:style-name="T2">(1)</text:span></text:p>
          </table:table-cell>
          <table:table-cell office:value-type="string" table:number-columns-spanned="1" table:number-rows-spanned="2" table:style-name="ce48">
            <text:p>Dosis entregadas Janssen<text:s/><text:span text:style-name="T2">(1)</text:span></text:p>
          </table:table-cell>
          <table:table-cell office:value-type="string" table:number-columns-spanned="1" table:number-rows-spanned="2" table:style-name="ce48">
            <text:p>Dosis entregadas total<text:s/><text:span text:style-name="T2">(1)</text:span></text:p>
          </table:table-cell>
          <table:table-cell office:value-type="string" table:number-columns-spanned="1" table:number-rows-spanned="2" table:style-name="ce48">
            <text:p>Dosis administradas<text:s/><text:span text:style-name="T2">(2)*</text:span></text:p>
          </table:table-cell>
          <table:table-cell office:value-type="string" table:number-columns-spanned="1" table:number-rows-spanned="2" table:style-name="ce48">
            <text:p>% sobre entregadas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table-cell office:value-type="string" table:style-name="ce28">
            <text:p>adaptada<text:s/><text:span text:style-name="T2">(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11428650" table:style-name="ce30">
            <text:p>11.428.650</text:p>
          </table:table-cell>
          <table:table-cell office:value-type="float" office:value="997000" table:style-name="ce30">
            <text:p>997.000</text:p>
          </table:table-cell>
          <table:table-cell office:value-type="float" office:value="1866240" table:style-name="ce30">
            <text:p>1.866.240</text:p>
          </table:table-cell>
          <table:table-cell office:value-type="float" office:value="2716160" table:style-name="ce30">
            <text:p>2.716.160</text:p>
          </table:table-cell>
          <table:table-cell office:value-type="float" office:value="177000" table:style-name="ce30">
            <text:p>177.000</text:p>
          </table:table-cell>
          <table:table-cell office:value-type="float" office:value="1537200" table:style-name="ce30">
            <text:p>1.537.200</text:p>
          </table:table-cell>
          <table:table-cell office:value-type="float" office:value="333500" table:style-name="ce30">
            <text:p>333.500</text:p>
          </table:table-cell>
          <table:table-cell office:value-type="float" office:value="19055750" table:style-name="ce30">
            <text:p>19.055.750</text:p>
          </table:table-cell>
          <table:table-cell office:value-type="float" office:value="18908358" table:style-name="ce30">
            <text:p>18.908.358</text:p>
          </table:table-cell>
          <table:table-cell office:value-type="percentage" office:value="0.99226522178345122" table:style-name="ce31">
            <text:p>99,2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860735" table:style-name="ce33">
            <text:p>1.860.735</text:p>
          </table:table-cell>
          <table:table-cell office:value-type="float" office:value="150370" table:style-name="ce33">
            <text:p>150.370</text:p>
          </table:table-cell>
          <table:table-cell office:value-type="float" office:value="373644" table:style-name="ce33">
            <text:p>373.644</text:p>
          </table:table-cell>
          <table:table-cell office:value-type="float" office:value="422840" table:style-name="ce33">
            <text:p>422.840</text:p>
          </table:table-cell>
          <table:table-cell office:value-type="float" office:value="29710" table:style-name="ce33">
            <text:p>29.710</text:p>
          </table:table-cell>
          <table:table-cell office:value-type="float" office:value="252290" table:style-name="ce33">
            <text:p>252.290</text:p>
          </table:table-cell>
          <table:table-cell office:value-type="float" office:value="58020" table:style-name="ce33">
            <text:p>58.020</text:p>
          </table:table-cell>
          <table:table-cell office:value-type="float" office:value="3147609" table:style-name="ce33">
            <text:p>3.147.609</text:p>
          </table:table-cell>
          <table:table-cell office:value-type="float" office:value="3022074.5" table:style-name="ce33">
            <text:p>3.022.075</text:p>
          </table:table-cell>
          <table:table-cell office:value-type="percentage" office:value="0.96011750506495563" table:style-name="ce34">
            <text:p>96,0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1500776" table:style-name="ce33">
            <text:p>1.500.776</text:p>
          </table:table-cell>
          <table:table-cell office:value-type="float" office:value="116000" table:style-name="ce33">
            <text:p>116.000</text:p>
          </table:table-cell>
          <table:table-cell office:value-type="float" office:value="506880" table:style-name="ce33">
            <text:p>506.880</text:p>
          </table:table-cell>
          <table:table-cell office:value-type="float" office:value="369610" table:style-name="ce33">
            <text:p>369.610</text:p>
          </table:table-cell>
          <table:table-cell office:value-type="float" office:value="30600" table:style-name="ce33">
            <text:p>30.600</text:p>
          </table:table-cell>
          <table:table-cell office:value-type="float" office:value="219760" table:style-name="ce33">
            <text:p>219.760</text:p>
          </table:table-cell>
          <table:table-cell office:value-type="float" office:value="42970" table:style-name="ce33">
            <text:p>42.970</text:p>
          </table:table-cell>
          <table:table-cell office:value-type="float" office:value="2786596" table:style-name="ce33">
            <text:p>2.786.596</text:p>
          </table:table-cell>
          <table:table-cell office:value-type="float" office:value="2654597" table:style-name="ce33">
            <text:p>2.654.597</text:p>
          </table:table-cell>
          <table:table-cell office:value-type="percentage" office:value="0.95263073656891772" table:style-name="ce34">
            <text:p>95,26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1291860" table:style-name="ce33">
            <text:p>1.291.860</text:p>
          </table:table-cell>
          <table:table-cell office:value-type="float" office:value="99680" table:style-name="ce33">
            <text:p>99.680</text:p>
          </table:table-cell>
          <table:table-cell office:value-type="float" office:value="251352" table:style-name="ce33">
            <text:p>251.352</text:p>
          </table:table-cell>
          <table:table-cell office:value-type="float" office:value="433540" table:style-name="ce33">
            <text:p>433.540</text:p>
          </table:table-cell>
          <table:table-cell office:value-type="float" office:value="22200" table:style-name="ce33">
            <text:p>22.200</text:p>
          </table:table-cell>
          <table:table-cell office:value-type="float" office:value="225400" table:style-name="ce33">
            <text:p>225.400</text:p>
          </table:table-cell>
          <table:table-cell office:value-type="float" office:value="50040" table:style-name="ce33">
            <text:p>50.040</text:p>
          </table:table-cell>
          <table:table-cell office:value-type="float" office:value="2374072" table:style-name="ce33">
            <text:p>2.374.072</text:p>
          </table:table-cell>
          <table:table-cell office:value-type="float" office:value="2229934.5" table:style-name="ce33">
            <text:p>2.229.935</text:p>
          </table:table-cell>
          <table:table-cell office:value-type="percentage" office:value="0.93928680343308879" table:style-name="ce34">
            <text:p>93,9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2835456" table:style-name="ce33">
            <text:p>2.835.456</text:p>
          </table:table-cell>
          <table:table-cell office:value-type="float" office:value="235120" table:style-name="ce33">
            <text:p>235.120</text:p>
          </table:table-cell>
          <table:table-cell office:value-type="float" office:value="601458" table:style-name="ce33">
            <text:p>601.458</text:p>
          </table:table-cell>
          <table:table-cell office:value-type="float" office:value="796470" table:style-name="ce33">
            <text:p>796.470</text:p>
          </table:table-cell>
          <table:table-cell office:value-type="float" office:value="43140" table:style-name="ce33">
            <text:p>43.140</text:p>
          </table:table-cell>
          <table:table-cell office:value-type="float" office:value="455710" table:style-name="ce33">
            <text:p>455.710</text:p>
          </table:table-cell>
          <table:table-cell office:value-type="float" office:value="132660" table:style-name="ce33">
            <text:p>132.660</text:p>
          </table:table-cell>
          <table:table-cell office:value-type="float" office:value="5100014" table:style-name="ce33">
            <text:p>5.100.014</text:p>
          </table:table-cell>
          <table:table-cell office:value-type="float" office:value="4470491.5" table:style-name="ce33">
            <text:p>4.470.492</text:p>
          </table:table-cell>
          <table:table-cell office:value-type="percentage" office:value="0.87656455452867388" table:style-name="ce34">
            <text:p>87,66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919770" table:style-name="ce33">
            <text:p>919.770</text:p>
          </table:table-cell>
          <table:table-cell office:value-type="float" office:value="60000" table:style-name="ce33">
            <text:p>60.000</text:p>
          </table:table-cell>
          <table:table-cell office:value-type="float" office:value="144000" table:style-name="ce33">
            <text:p>144.000</text:p>
          </table:table-cell>
          <table:table-cell office:value-type="float" office:value="175400" table:style-name="ce33">
            <text:p>175.400</text:p>
          </table:table-cell>
          <table:table-cell office:value-type="float" office:value="15600" table:style-name="ce33">
            <text:p>15.600</text:p>
          </table:table-cell>
          <table:table-cell office:value-type="float" office:value="120490" table:style-name="ce33">
            <text:p>120.490</text:p>
          </table:table-cell>
          <table:table-cell office:value-type="float" office:value="22145" table:style-name="ce33">
            <text:p>22.145</text:p>
          </table:table-cell>
          <table:table-cell office:value-type="float" office:value="1457405" table:style-name="ce33">
            <text:p>1.457.405</text:p>
          </table:table-cell>
          <table:table-cell office:value-type="float" office:value="1406445.5" table:style-name="ce33">
            <text:p>1.406.446</text:p>
          </table:table-cell>
          <table:table-cell office:value-type="percentage" office:value="0.96503408455439632" table:style-name="ce34">
            <text:p>96,50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4087554" table:style-name="ce33">
            <text:p>4.087.554</text:p>
          </table:table-cell>
          <table:table-cell office:value-type="float" office:value="282830" table:style-name="ce33">
            <text:p>282.830</text:p>
          </table:table-cell>
          <table:table-cell office:value-type="float" office:value="849660" table:style-name="ce33">
            <text:p>849.660</text:p>
          </table:table-cell>
          <table:table-cell office:value-type="float" office:value="578350" table:style-name="ce33">
            <text:p>578.350</text:p>
          </table:table-cell>
          <table:table-cell office:value-type="float" office:value="0" table:style-name="ce35">
            <text:p>0</text:p>
          </table:table-cell>
          <table:table-cell office:value-type="float" office:value="472170" table:style-name="ce33">
            <text:p>472.170</text:p>
          </table:table-cell>
          <table:table-cell office:value-type="float" office:value="94475" table:style-name="ce33">
            <text:p>94.475</text:p>
          </table:table-cell>
          <table:table-cell office:value-type="float" office:value="6365039" table:style-name="ce33">
            <text:p>6.365.039</text:p>
          </table:table-cell>
          <table:table-cell office:value-type="float" office:value="6031760" table:style-name="ce33">
            <text:p>6.031.760</text:p>
          </table:table-cell>
          <table:table-cell office:value-type="percentage" office:value="0.94763912679875173" table:style-name="ce34">
            <text:p>94,76%</text:p>
          </table:table-cell>
          <table:table-cell table:number-columns-repeated="16373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2764428" table:style-name="ce33">
            <text:p>2.764.428</text:p>
          </table:table-cell>
          <table:table-cell office:value-type="float" office:value="265150" table:style-name="ce33">
            <text:p>265.150</text:p>
          </table:table-cell>
          <table:table-cell office:value-type="float" office:value="782520" table:style-name="ce33">
            <text:p>782.520</text:p>
          </table:table-cell>
          <table:table-cell office:value-type="float" office:value="712830" table:style-name="ce33">
            <text:p>712.830</text:p>
          </table:table-cell>
          <table:table-cell office:value-type="float" office:value="91200" table:style-name="ce33">
            <text:p>91.200</text:p>
          </table:table-cell>
          <table:table-cell office:value-type="float" office:value="381890" table:style-name="ce33">
            <text:p>381.890</text:p>
          </table:table-cell>
          <table:table-cell office:value-type="float" office:value="93045" table:style-name="ce33">
            <text:p>93.045</text:p>
          </table:table-cell>
          <table:table-cell office:value-type="float" office:value="5091063" table:style-name="ce33">
            <text:p>5.091.063</text:p>
          </table:table-cell>
          <table:table-cell office:value-type="float" office:value="4465155" table:style-name="ce33">
            <text:p>4.465.155</text:p>
          </table:table-cell>
          <table:table-cell office:value-type="percentage" office:value="0.87705750252943249" table:style-name="ce34">
            <text:p>87,7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8926316" table:style-name="ce33">
            <text:p>8.926.316</text:p>
          </table:table-cell>
          <table:table-cell office:value-type="float" office:value="513870" table:style-name="ce33">
            <text:p>513.870</text:p>
          </table:table-cell>
          <table:table-cell office:value-type="float" office:value="1785600" table:style-name="ce33">
            <text:p>1.785.600</text:p>
          </table:table-cell>
          <table:table-cell office:value-type="float" office:value="3139230" table:style-name="ce33">
            <text:p>3.139.230</text:p>
          </table:table-cell>
          <table:table-cell office:value-type="float" office:value="0" table:style-name="ce35">
            <text:p>0</text:p>
          </table:table-cell>
          <table:table-cell office:value-type="float" office:value="1484350" table:style-name="ce33">
            <text:p>1.484.350</text:p>
          </table:table-cell>
          <table:table-cell office:value-type="float" office:value="352320" table:style-name="ce33">
            <text:p>352.320</text:p>
          </table:table-cell>
          <table:table-cell office:value-type="float" office:value="16201686" table:style-name="ce33">
            <text:p>16.201.686</text:p>
          </table:table-cell>
          <table:table-cell office:value-type="float" office:value="15835933.5" table:style-name="ce33">
            <text:p>15.835.934</text:p>
          </table:table-cell>
          <table:table-cell office:value-type="percentage" office:value="0.97742503465380082" table:style-name="ce34">
            <text:p>97,74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6713398" table:style-name="ce33">
            <text:p>6.713.398</text:p>
          </table:table-cell>
          <table:table-cell office:value-type="float" office:value="554670" table:style-name="ce33">
            <text:p>554.670</text:p>
          </table:table-cell>
          <table:table-cell office:value-type="float" office:value="1618560" table:style-name="ce33">
            <text:p>1.618.560</text:p>
          </table:table-cell>
          <table:table-cell office:value-type="float" office:value="2120280" table:style-name="ce33">
            <text:p>2.120.280</text:p>
          </table:table-cell>
          <table:table-cell office:value-type="float" office:value="0" table:style-name="ce35">
            <text:p>0</text:p>
          </table:table-cell>
          <table:table-cell office:value-type="float" office:value="857060" table:style-name="ce33">
            <text:p>857.060</text:p>
          </table:table-cell>
          <table:table-cell office:value-type="float" office:value="208530" table:style-name="ce33">
            <text:p>208.530</text:p>
          </table:table-cell>
          <table:table-cell office:value-type="float" office:value="12072498" table:style-name="ce33">
            <text:p>12.072.498</text:p>
          </table:table-cell>
          <table:table-cell office:value-type="float" office:value="11299836" table:style-name="ce33">
            <text:p>11.299.836</text:p>
          </table:table-cell>
          <table:table-cell office:value-type="percentage" office:value="0.93599816707362471" table:style-name="ce34">
            <text:p>93,60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1640582" table:style-name="ce33">
            <text:p>1.640.582</text:p>
          </table:table-cell>
          <table:table-cell office:value-type="float" office:value="166600" table:style-name="ce33">
            <text:p>166.600</text:p>
          </table:table-cell>
          <table:table-cell office:value-type="float" office:value="331158" table:style-name="ce33">
            <text:p>331.158</text:p>
          </table:table-cell>
          <table:table-cell office:value-type="float" office:value="282470" table:style-name="ce33">
            <text:p>282.470</text:p>
          </table:table-cell>
          <table:table-cell office:value-type="float" office:value="10200" table:style-name="ce33">
            <text:p>10.200</text:p>
          </table:table-cell>
          <table:table-cell office:value-type="float" office:value="182380" table:style-name="ce33">
            <text:p>182.380</text:p>
          </table:table-cell>
          <table:table-cell office:value-type="float" office:value="37450" table:style-name="ce33">
            <text:p>37.450</text:p>
          </table:table-cell>
          <table:table-cell office:value-type="float" office:value="2650840" table:style-name="ce33">
            <text:p>2.650.840</text:p>
          </table:table-cell>
          <table:table-cell office:value-type="float" office:value="2599640.5" table:style-name="ce33">
            <text:p>2.599.641</text:p>
          </table:table-cell>
          <table:table-cell office:value-type="percentage" office:value="0.980685556276501" table:style-name="ce34">
            <text:p>98,07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4141030" table:style-name="ce33">
            <text:p>4.141.030</text:p>
          </table:table-cell>
          <table:table-cell office:value-type="float" office:value="264300" table:style-name="ce33">
            <text:p>264.300</text:p>
          </table:table-cell>
          <table:table-cell office:value-type="float" office:value="1042560" table:style-name="ce33">
            <text:p>1.042.560</text:p>
          </table:table-cell>
          <table:table-cell office:value-type="float" office:value="1075710" table:style-name="ce33">
            <text:p>1.075.710</text:p>
          </table:table-cell>
          <table:table-cell office:value-type="float" office:value="76800" table:style-name="ce33">
            <text:p>76.800</text:p>
          </table:table-cell>
          <table:table-cell office:value-type="float" office:value="571870" table:style-name="ce33">
            <text:p>571.870</text:p>
          </table:table-cell>
          <table:table-cell office:value-type="float" office:value="122525" table:style-name="ce33">
            <text:p>122.525</text:p>
          </table:table-cell>
          <table:table-cell office:value-type="float" office:value="7294795" table:style-name="ce33">
            <text:p>7.294.795</text:p>
          </table:table-cell>
          <table:table-cell office:value-type="float" office:value="7103615" table:style-name="ce33">
            <text:p>7.103.615</text:p>
          </table:table-cell>
          <table:table-cell office:value-type="percentage" office:value="0.97379227243534605" table:style-name="ce34">
            <text:p>97,3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449834" table:style-name="ce33">
            <text:p>449.834</text:p>
          </table:table-cell>
          <table:table-cell office:value-type="float" office:value="31590" table:style-name="ce33">
            <text:p>31.590</text:p>
          </table:table-cell>
          <table:table-cell office:value-type="float" office:value="96576" table:style-name="ce33">
            <text:p>96.576</text:p>
          </table:table-cell>
          <table:table-cell office:value-type="float" office:value="108710" table:style-name="ce33">
            <text:p>108.710</text:p>
          </table:table-cell>
          <table:table-cell office:value-type="float" office:value="7200" table:style-name="ce33">
            <text:p>7.200</text:p>
          </table:table-cell>
          <table:table-cell office:value-type="float" office:value="53270" table:style-name="ce33">
            <text:p>53.270</text:p>
          </table:table-cell>
          <table:table-cell office:value-type="float" office:value="15200" table:style-name="ce33">
            <text:p>15.200</text:p>
          </table:table-cell>
          <table:table-cell office:value-type="float" office:value="762380" table:style-name="ce33">
            <text:p>762.380</text:p>
          </table:table-cell>
          <table:table-cell office:value-type="float" office:value="736198" table:style-name="ce33">
            <text:p>736.198</text:p>
          </table:table-cell>
          <table:table-cell office:value-type="percentage" office:value="0.9656575461056166" table:style-name="ce34">
            <text:p>96,57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9318378" table:style-name="ce33">
            <text:p>9.318.378</text:p>
          </table:table-cell>
          <table:table-cell office:value-type="float" office:value="564460" table:style-name="ce33">
            <text:p>564.460</text:p>
          </table:table-cell>
          <table:table-cell office:value-type="float" office:value="1480320" table:style-name="ce33">
            <text:p>1.480.320</text:p>
          </table:table-cell>
          <table:table-cell office:value-type="float" office:value="2168580" table:style-name="ce33">
            <text:p>2.168.580</text:p>
          </table:table-cell>
          <table:table-cell office:value-type="float" office:value="140400" table:style-name="ce33">
            <text:p>140.400</text:p>
          </table:table-cell>
          <table:table-cell office:value-type="float" office:value="1182300" table:style-name="ce33">
            <text:p>1.182.300</text:p>
          </table:table-cell>
          <table:table-cell office:value-type="float" office:value="253150" table:style-name="ce33">
            <text:p>253.150</text:p>
          </table:table-cell>
          <table:table-cell office:value-type="float" office:value="15107588" table:style-name="ce33">
            <text:p>15.107.588</text:p>
          </table:table-cell>
          <table:table-cell office:value-type="float" office:value="14807902" table:style-name="ce33">
            <text:p>14.807.902</text:p>
          </table:table-cell>
          <table:table-cell office:value-type="percentage" office:value="0.98016321334682943" table:style-name="ce34">
            <text:p>98,0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780100" table:style-name="ce33">
            <text:p>1.780.100</text:p>
          </table:table-cell>
          <table:table-cell office:value-type="float" office:value="127840" table:style-name="ce33">
            <text:p>127.840</text:p>
          </table:table-cell>
          <table:table-cell office:value-type="float" office:value="338544" table:style-name="ce33">
            <text:p>338.544</text:p>
          </table:table-cell>
          <table:table-cell office:value-type="float" office:value="624980" table:style-name="ce33">
            <text:p>624.980</text:p>
          </table:table-cell>
          <table:table-cell office:value-type="float" office:value="0" table:style-name="ce35">
            <text:p>0</text:p>
          </table:table-cell>
          <table:table-cell office:value-type="float" office:value="253010" table:style-name="ce33">
            <text:p>253.010</text:p>
          </table:table-cell>
          <table:table-cell office:value-type="float" office:value="68300" table:style-name="ce33">
            <text:p>68.300</text:p>
          </table:table-cell>
          <table:table-cell office:value-type="float" office:value="3192774" table:style-name="ce33">
            <text:p>3.192.774</text:p>
          </table:table-cell>
          <table:table-cell office:value-type="float" office:value="3081810" table:style-name="ce33">
            <text:p>3.081.810</text:p>
          </table:table-cell>
          <table:table-cell office:value-type="percentage" office:value="0.96524526947413125" table:style-name="ce34">
            <text:p>96,5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893766" table:style-name="ce33">
            <text:p>893.766</text:p>
          </table:table-cell>
          <table:table-cell office:value-type="float" office:value="60130" table:style-name="ce33">
            <text:p>60.130</text:p>
          </table:table-cell>
          <table:table-cell office:value-type="float" office:value="170976" table:style-name="ce33">
            <text:p>170.976</text:p>
          </table:table-cell>
          <table:table-cell office:value-type="float" office:value="273600" table:style-name="ce33">
            <text:p>273.600</text:p>
          </table:table-cell>
          <table:table-cell office:value-type="float" office:value="0" table:style-name="ce35">
            <text:p>0</text:p>
          </table:table-cell>
          <table:table-cell office:value-type="float" office:value="135150" table:style-name="ce33">
            <text:p>135.150</text:p>
          </table:table-cell>
          <table:table-cell office:value-type="float" office:value="23710" table:style-name="ce33">
            <text:p>23.710</text:p>
          </table:table-cell>
          <table:table-cell office:value-type="float" office:value="1557332" table:style-name="ce33">
            <text:p>1.557.332</text:p>
          </table:table-cell>
          <table:table-cell office:value-type="float" office:value="1489607" table:style-name="ce33">
            <text:p>1.489.607</text:p>
          </table:table-cell>
          <table:table-cell office:value-type="percentage" office:value="0.95651216310972864" table:style-name="ce34">
            <text:p>95,6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2980623" table:style-name="ce33">
            <text:p>2.980.623</text:p>
          </table:table-cell>
          <table:table-cell office:value-type="float" office:value="181500" table:style-name="ce33">
            <text:p>181.500</text:p>
          </table:table-cell>
          <table:table-cell office:value-type="float" office:value="685440" table:style-name="ce33">
            <text:p>685.440</text:p>
          </table:table-cell>
          <table:table-cell office:value-type="float" office:value="817900" table:style-name="ce33">
            <text:p>817.900</text:p>
          </table:table-cell>
          <table:table-cell office:value-type="float" office:value="0" table:style-name="ce35">
            <text:p>0</text:p>
          </table:table-cell>
          <table:table-cell office:value-type="float" office:value="444200" table:style-name="ce33">
            <text:p>444.200</text:p>
          </table:table-cell>
          <table:table-cell office:value-type="float" office:value="101305" table:style-name="ce33">
            <text:p>101.305</text:p>
          </table:table-cell>
          <table:table-cell office:value-type="float" office:value="5210968" table:style-name="ce33">
            <text:p>5.210.968</text:p>
          </table:table-cell>
          <table:table-cell office:value-type="float" office:value="5044314.5" table:style-name="ce33">
            <text:p>5.044.315</text:p>
          </table:table-cell>
          <table:table-cell office:value-type="percentage" office:value="0.96801870592949335" table:style-name="ce34">
            <text:p>96,80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108450" table:style-name="ce33">
            <text:p>108.450</text:p>
          </table:table-cell>
          <table:table-cell office:value-type="float" office:value="7210" table:style-name="ce33">
            <text:p>7.210</text:p>
          </table:table-cell>
          <table:table-cell office:value-type="float" office:value="20160" table:style-name="ce33">
            <text:p>20.160</text:p>
          </table:table-cell>
          <table:table-cell office:value-type="float" office:value="24620" table:style-name="ce33">
            <text:p>24.620</text:p>
          </table:table-cell>
          <table:table-cell office:value-type="float" office:value="1800" table:style-name="ce33">
            <text:p>1.800</text:p>
          </table:table-cell>
          <table:table-cell office:value-type="float" office:value="17540" table:style-name="ce33">
            <text:p>17.540</text:p>
          </table:table-cell>
          <table:table-cell office:value-type="float" office:value="3935" table:style-name="ce33">
            <text:p>3.935</text:p>
          </table:table-cell>
          <table:table-cell office:value-type="float" office:value="183715" table:style-name="ce33">
            <text:p>183.715</text:p>
          </table:table-cell>
          <table:table-cell office:value-type="float" office:value="165608" table:style-name="ce33">
            <text:p>165.608</text:p>
          </table:table-cell>
          <table:table-cell office:value-type="percentage" office:value="0.90143973001660183" table:style-name="ce34">
            <text:p>90,14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111258" table:style-name="ce33">
            <text:p>111.258</text:p>
          </table:table-cell>
          <table:table-cell office:value-type="float" office:value="11600" table:style-name="ce33">
            <text:p>11.600</text:p>
          </table:table-cell>
          <table:table-cell office:value-type="float" office:value="14400" table:style-name="ce33">
            <text:p>14.400</text:p>
          </table:table-cell>
          <table:table-cell office:value-type="float" office:value="17860" table:style-name="ce33">
            <text:p>17.860</text:p>
          </table:table-cell>
          <table:table-cell office:value-type="float" office:value="1800" table:style-name="ce33">
            <text:p>1.800</text:p>
          </table:table-cell>
          <table:table-cell office:value-type="float" office:value="12660" table:style-name="ce33">
            <text:p>12.660</text:p>
          </table:table-cell>
          <table:table-cell office:value-type="float" office:value="3830" table:style-name="ce33">
            <text:p>3.830</text:p>
          </table:table-cell>
          <table:table-cell office:value-type="float" office:value="173408" table:style-name="ce33">
            <text:p>173.408</text:p>
          </table:table-cell>
          <table:table-cell office:value-type="float" office:value="156475" table:style-name="ce33">
            <text:p>156.475</text:p>
          </table:table-cell>
          <table:table-cell office:value-type="percentage" office:value="0.9023516792766193" table:style-name="ce34">
            <text:p>90,24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59028" table:style-name="ce33">
            <text:p>59.028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49200" table:style-name="ce33">
            <text:p>49.200</text:p>
          </table:table-cell>
          <table:table-cell office:value-type="float" office:value="2000" table:style-name="ce33">
            <text:p>2.000</text:p>
          </table:table-cell>
          <table:table-cell office:value-type="float" office:value="101150" table:style-name="ce33">
            <text:p>101.150</text:p>
          </table:table-cell>
          <table:table-cell office:value-type="float" office:value="1795" table:style-name="ce33">
            <text:p>1.795</text:p>
          </table:table-cell>
          <table:table-cell office:value-type="float" office:value="213173" table:style-name="ce33">
            <text:p>213.173</text:p>
          </table:table-cell>
          <table:table-cell office:value-type="float" office:value="209720.5" table:style-name="ce33">
            <text:p>209.721</text:p>
          </table:table-cell>
          <table:table-cell office:value-type="percentage" office:value="0.98380423411970563" table:style-name="ce34">
            <text:p>98,38%</text:p>
          </table:table-cell>
          <table:table-cell table:number-columns-repeated="16373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2742" table:style-name="ce37">
            <text:p>2742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8400" table:style-name="ce38">
            <text:p>8.400</text:p>
          </table:table-cell>
          <table:table-cell office:value-type="float" office:value="0" table:style-name="ce37">
            <text:p>0</text:p>
          </table:table-cell>
          <table:table-cell office:value-type="float" office:value="3370" table:style-name="ce37">
            <text:p>3370</text:p>
          </table:table-cell>
          <table:table-cell office:value-type="float" office:value="4705" table:style-name="ce38">
            <text:p>4.705</text:p>
          </table:table-cell>
          <table:table-cell office:value-type="float" office:value="19217" table:style-name="ce38">
            <text:p>19.217</text:p>
          </table:table-cell>
          <table:table-cell office:value-type="float" office:value="13844" table:style-name="ce38">
            <text:p>13.844</text:p>
          </table:table-cell>
          <table:table-cell office:value-type="percentage" office:value="0.72040380912733515" table:style-name="ce39">
            <text:p>72,04%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63814734" table:style-name="ce41">
            <text:p>63.814.734</text:p>
          </table:table-cell>
          <table:table-cell office:value-type="float" office:value="4689920" table:style-name="ce41">
            <text:p>4.689.920</text:p>
          </table:table-cell>
          <table:table-cell office:value-type="float" office:value="12960048" table:style-name="ce41">
            <text:p>12.960.048</text:p>
          </table:table-cell>
          <table:table-cell office:value-type="float" office:value="16916740" table:style-name="ce42">
            <text:p>16.916.740</text:p>
          </table:table-cell>
          <table:table-cell office:value-type="float" office:value="649650" table:style-name="ce42">
            <text:p>649.650</text:p>
          </table:table-cell>
          <table:table-cell office:value-type="float" office:value="8963220" table:style-name="ce43">
            <text:p>8.963.220</text:p>
          </table:table-cell>
          <table:table-cell office:value-type="float" office:value="2023610" table:style-name="ce44">
            <text:p>2.023.610</text:p>
          </table:table-cell>
          <table:table-cell office:value-type="float" office:value="110017922" table:style-name="ce45">
            <text:p>110.017.922</text:p>
          </table:table-cell>
          <table:table-cell office:value-type="float" office:value="105733320" table:style-name="ce45">
            <text:p>105.733.320</text:p>
          </table:table-cell>
          <table:table-cell office:value-type="percentage" office:value="0.96105541786182802" table:style-name="ce46">
            <text:p>96,11%</text:p>
          </table:table-cell>
          <table:table-cell table:number-columns-repeated="16373"/>
        </table:table-row>
        <table:table-row table:number-rows-repeated="1048552" table:style-name="ro5">
          <table:table-cell table:number-columns-repeated="16384"/>
        </table:table-row>
      </table:table>
      <table:table table:name="Comunicacion_2" table:style-name="ta2">
        <table:table-column table:style-name="co4" table:number-columns-repeated="16384" table:default-cell-style-name="ce1"/>
        <table:table-row table:style-name="ro6">
          <table:table-cell table:style-name="ce49"/>
          <table:table-cell office:value-type="string" table:style-name="ce50">
            <text:p>Nº Personas con al menos 1 dosis</text:p>
          </table:table-cell>
          <table:table-cell office:value-type="string" table:style-name="ce50">
            <text:p>Nº Personas con pauta completa</text:p>
          </table:table-cell>
          <table:table-cell office:value-type="string" table:style-name="ce50">
            <text:p>% Pautas incompletas</text:p>
          </table:table-cell>
          <table:table-cell office:value-type="string" table:style-name="ce50">
            <text:p>Nº Personas con 1ª dosis de recuerdo<text:span text:style-name="T3">(2)</text:span></text:p>
          </table:table-cell>
          <table:table-cell office:value-type="string" table:style-name="ce50">
            <text:p>Fecha de la última vacuna registrada<text:span text:style-name="T3">(1)</text:span></text:p>
          </table:table-cell>
          <table:table-cell table:number-columns-repeated="16378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7492873" table:style-name="ce51">
            <text:p>7.492.873</text:p>
          </table:table-cell>
          <table:table-cell office:value-type="float" office:value="7341179" table:style-name="ce51">
            <text:p>7.341.179</text:p>
          </table:table-cell>
          <table:table-cell office:value-type="percentage" office:value="2.0245104915030589E-2" table:style-name="ce31">
            <text:p>2,02%</text:p>
          </table:table-cell>
          <table:table-cell office:value-type="float" office:value="4345926" table:style-name="ce51">
            <text:p>4.345.926</text:p>
          </table:table-cell>
          <table:table-cell office:value-type="date" office:date-value="2023-03-29T00:00:00" table:style-name="ce52">
            <text:p>29/03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153143" table:style-name="ce53">
            <text:p>1.153.143</text:p>
          </table:table-cell>
          <table:table-cell office:value-type="float" office:value="1133260" table:style-name="ce53">
            <text:p>1.133.260</text:p>
          </table:table-cell>
          <table:table-cell office:value-type="percentage" office:value="1.7242440876803659E-2" table:style-name="ce34">
            <text:p>1,72%</text:p>
          </table:table-cell>
          <table:table-cell office:value-type="float" office:value="749657" table:style-name="ce53">
            <text:p>749.657</text:p>
          </table:table-cell>
          <table:table-cell office:value-type="date" office:date-value="2023-03-29T00:00:00" table:style-name="ce54">
            <text:p>29/03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930865" table:style-name="ce53">
            <text:p>930.865</text:p>
          </table:table-cell>
          <table:table-cell office:value-type="float" office:value="921600" table:style-name="ce53">
            <text:p>921.600</text:p>
          </table:table-cell>
          <table:table-cell office:value-type="percentage" office:value="9.9531081306097023E-3" table:style-name="ce34">
            <text:p>1,00%</text:p>
          </table:table-cell>
          <table:table-cell office:value-type="float" office:value="741320" table:style-name="ce53">
            <text:p>741.320</text:p>
          </table:table-cell>
          <table:table-cell office:value-type="date" office:date-value="2023-03-29T00:00:00" table:style-name="ce54">
            <text:p>29/03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929925" table:style-name="ce53">
            <text:p>929.925</text:p>
          </table:table-cell>
          <table:table-cell office:value-type="float" office:value="915373" table:style-name="ce53">
            <text:p>915.373</text:p>
          </table:table-cell>
          <table:table-cell office:value-type="percentage" office:value="1.5648573809715838E-2" table:style-name="ce34">
            <text:p>1,56%</text:p>
          </table:table-cell>
          <table:table-cell office:value-type="float" office:value="507459" table:style-name="ce53">
            <text:p>507.459</text:p>
          </table:table-cell>
          <table:table-cell office:value-type="date" office:date-value="2023-03-29T00:00:00" table:style-name="ce54">
            <text:p>29/03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1828186" table:style-name="ce53">
            <text:p>1.828.186</text:p>
          </table:table-cell>
          <table:table-cell office:value-type="float" office:value="1775050" table:style-name="ce53">
            <text:p>1.775.050</text:p>
          </table:table-cell>
          <table:table-cell office:value-type="percentage" office:value="2.9064876330964134E-2" table:style-name="ce34">
            <text:p>2,91%</text:p>
          </table:table-cell>
          <table:table-cell office:value-type="float" office:value="1041011" table:style-name="ce53">
            <text:p>1.041.011</text:p>
          </table:table-cell>
          <table:table-cell office:value-type="date" office:date-value="2023-03-29T00:00:00" table:style-name="ce54">
            <text:p>29/03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520527" table:style-name="ce53">
            <text:p>520.527</text:p>
          </table:table-cell>
          <table:table-cell office:value-type="float" office:value="517119" table:style-name="ce53">
            <text:p>517.119</text:p>
          </table:table-cell>
          <table:table-cell office:value-type="percentage" office:value="6.5472108075085439E-3" table:style-name="ce34">
            <text:p>0,65%</text:p>
          </table:table-cell>
          <table:table-cell office:value-type="float" office:value="368263" table:style-name="ce53">
            <text:p>368.263</text:p>
          </table:table-cell>
          <table:table-cell office:value-type="date" office:date-value="2023-03-29T00:00:00" table:style-name="ce54">
            <text:p>29/03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2154382" table:style-name="ce53">
            <text:p>2.154.382</text:p>
          </table:table-cell>
          <table:table-cell office:value-type="float" office:value="2176795" table:style-name="ce53">
            <text:p>2.176.795</text:p>
          </table:table-cell>
          <table:table-cell office:value-type="percentage" office:value="0" table:style-name="ce34">
            <text:p>0,00%</text:p>
          </table:table-cell>
          <table:table-cell office:value-type="float" office:value="1583016" table:style-name="ce53">
            <text:p>1.583.016</text:p>
          </table:table-cell>
          <table:table-cell office:value-type="date" office:date-value="2023-03-29T00:00:00" table:style-name="ce54">
            <text:p>29/03/2023</text:p>
          </table:table-cell>
          <table:table-cell table:number-columns-repeated="16378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1771910" table:style-name="ce53">
            <text:p>1.771.910</text:p>
          </table:table-cell>
          <table:table-cell office:value-type="float" office:value="1721704" table:style-name="ce53">
            <text:p>1.721.704</text:p>
          </table:table-cell>
          <table:table-cell office:value-type="percentage" office:value="2.8334396216512125E-2" table:style-name="ce34">
            <text:p>2,83%</text:p>
          </table:table-cell>
          <table:table-cell office:value-type="float" office:value="1131397" table:style-name="ce53">
            <text:p>1.131.397</text:p>
          </table:table-cell>
          <table:table-cell office:value-type="date" office:date-value="2023-03-29T00:00:00" table:style-name="ce54">
            <text:p>29/03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6506843" table:style-name="ce53">
            <text:p>6.506.843</text:p>
          </table:table-cell>
          <table:table-cell office:value-type="float" office:value="6373865" table:style-name="ce53">
            <text:p>6.373.865</text:p>
          </table:table-cell>
          <table:table-cell office:value-type="percentage" office:value="2.0436638781664164E-2" table:style-name="ce34">
            <text:p>2,04%</text:p>
          </table:table-cell>
          <table:table-cell office:value-type="float" office:value="4002322" table:style-name="ce53">
            <text:p>4.002.322</text:p>
          </table:table-cell>
          <table:table-cell office:value-type="date" office:date-value="2023-03-29T00:00:00" table:style-name="ce54">
            <text:p>29/03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4457452" table:style-name="ce53">
            <text:p>4.457.452</text:p>
          </table:table-cell>
          <table:table-cell office:value-type="float" office:value="4400091" table:style-name="ce53">
            <text:p>4.400.091</text:p>
          </table:table-cell>
          <table:table-cell office:value-type="percentage" office:value="1.2868562577903251E-2" table:style-name="ce34">
            <text:p>1,29%</text:p>
          </table:table-cell>
          <table:table-cell office:value-type="float" office:value="3074699" table:style-name="ce53">
            <text:p>3.074.699</text:p>
          </table:table-cell>
          <table:table-cell office:value-type="date" office:date-value="2023-03-29T00:00:00" table:style-name="ce54">
            <text:p>29/03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971941" table:style-name="ce53">
            <text:p>971.941</text:p>
          </table:table-cell>
          <table:table-cell office:value-type="float" office:value="954583" table:style-name="ce53">
            <text:p>954.583</text:p>
          </table:table-cell>
          <table:table-cell office:value-type="percentage" office:value="1.7859108731908623E-2" table:style-name="ce34">
            <text:p>1,79%</text:p>
          </table:table-cell>
          <table:table-cell office:value-type="float" office:value="667262" table:style-name="ce53">
            <text:p>667.262</text:p>
          </table:table-cell>
          <table:table-cell office:value-type="date" office:date-value="2023-03-29T00:00:00" table:style-name="ce54">
            <text:p>29/03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487326" table:style-name="ce53">
            <text:p>2.487.326</text:p>
          </table:table-cell>
          <table:table-cell office:value-type="float" office:value="2462951" table:style-name="ce53">
            <text:p>2.462.951</text:p>
          </table:table-cell>
          <table:table-cell office:value-type="percentage" office:value="9.7996804600603213E-3" table:style-name="ce34">
            <text:p>0,98%</text:p>
          </table:table-cell>
          <table:table-cell office:value-type="float" office:value="2020323" table:style-name="ce53">
            <text:p>2.020.323</text:p>
          </table:table-cell>
          <table:table-cell office:value-type="date" office:date-value="2023-03-29T00:00:00" table:style-name="ce54">
            <text:p>29/03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285077" table:style-name="ce53">
            <text:p>285.077</text:p>
          </table:table-cell>
          <table:table-cell office:value-type="float" office:value="287338" table:style-name="ce53">
            <text:p>287.338</text:p>
          </table:table-cell>
          <table:table-cell office:value-type="percentage" office:value="0" table:style-name="ce34">
            <text:p>0,00%</text:p>
          </table:table-cell>
          <table:table-cell office:value-type="float" office:value="190481" table:style-name="ce53">
            <text:p>190.481</text:p>
          </table:table-cell>
          <table:table-cell office:value-type="date" office:date-value="2023-03-29T00:00:00" table:style-name="ce54">
            <text:p>29/03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5789325" table:style-name="ce53">
            <text:p>5.789.325</text:p>
          </table:table-cell>
          <table:table-cell office:value-type="float" office:value="5749822" table:style-name="ce53">
            <text:p>5.749.822</text:p>
          </table:table-cell>
          <table:table-cell office:value-type="percentage" office:value="6.8234206923950547E-3" table:style-name="ce34">
            <text:p>0,68%</text:p>
          </table:table-cell>
          <table:table-cell office:value-type="float" office:value="3607000" table:style-name="ce53">
            <text:p>3.607.000</text:p>
          </table:table-cell>
          <table:table-cell office:value-type="date" office:date-value="2023-03-29T00:00:00" table:style-name="ce54">
            <text:p>29/03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302611" table:style-name="ce53">
            <text:p>1.302.611</text:p>
          </table:table-cell>
          <table:table-cell office:value-type="float" office:value="1284075" table:style-name="ce53">
            <text:p>1.284.075</text:p>
          </table:table-cell>
          <table:table-cell office:value-type="percentage" office:value="1.4229881369034962E-2" table:style-name="ce34">
            <text:p>1,42%</text:p>
          </table:table-cell>
          <table:table-cell office:value-type="float" office:value="729750" table:style-name="ce53">
            <text:p>729.750</text:p>
          </table:table-cell>
          <table:table-cell office:value-type="date" office:date-value="2023-03-29T00:00:00" table:style-name="ce54">
            <text:p>29/03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569248" table:style-name="ce53">
            <text:p>569.248</text:p>
          </table:table-cell>
          <table:table-cell office:value-type="float" office:value="564491" table:style-name="ce53">
            <text:p>564.491</text:p>
          </table:table-cell>
          <table:table-cell office:value-type="percentage" office:value="8.3566389341728029E-3" table:style-name="ce34">
            <text:p>0,84%</text:p>
          </table:table-cell>
          <table:table-cell office:value-type="float" office:value="375876" table:style-name="ce53">
            <text:p>375.876</text:p>
          </table:table-cell>
          <table:table-cell office:value-type="date" office:date-value="2023-03-29T00:00:00" table:style-name="ce54">
            <text:p>29/03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956928" table:style-name="ce53">
            <text:p>1.956.928</text:p>
          </table:table-cell>
          <table:table-cell office:value-type="float" office:value="1923426" table:style-name="ce53">
            <text:p>1.923.426</text:p>
          </table:table-cell>
          <table:table-cell office:value-type="percentage" office:value="1.7119689636000916E-2" table:style-name="ce34">
            <text:p>1,71%</text:p>
          </table:table-cell>
          <table:table-cell office:value-type="float" office:value="1269206" table:style-name="ce53">
            <text:p>1.269.206</text:p>
          </table:table-cell>
          <table:table-cell office:value-type="date" office:date-value="2023-03-29T00:00:00" table:style-name="ce54">
            <text:p>29/03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68758" table:style-name="ce53">
            <text:p>68.758</text:p>
          </table:table-cell>
          <table:table-cell office:value-type="float" office:value="65932" table:style-name="ce53">
            <text:p>65.932</text:p>
          </table:table-cell>
          <table:table-cell office:value-type="percentage" office:value="4.1100671921812736E-2" table:style-name="ce34">
            <text:p>4,11%</text:p>
          </table:table-cell>
          <table:table-cell office:value-type="float" office:value="44237" table:style-name="ce53">
            <text:p>44.237</text:p>
          </table:table-cell>
          <table:table-cell office:value-type="date" office:date-value="2023-03-20T00:00:00" table:style-name="ce54">
            <text:p>20/03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66607" table:style-name="ce53">
            <text:p>66.607</text:p>
          </table:table-cell>
          <table:table-cell office:value-type="float" office:value="63336" table:style-name="ce53">
            <text:p>63.336</text:p>
          </table:table-cell>
          <table:table-cell office:value-type="percentage" office:value="4.9108952512498687E-2" table:style-name="ce34">
            <text:p>4,91%</text:p>
          </table:table-cell>
          <table:table-cell office:value-type="float" office:value="37369" table:style-name="ce53">
            <text:p>37.369</text:p>
          </table:table-cell>
          <table:table-cell office:value-type="date" office:date-value="2023-03-29T00:00:00" table:style-name="ce54">
            <text:p>29/03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95439" table:style-name="ce53">
            <text:p>95.439</text:p>
          </table:table-cell>
          <table:table-cell office:value-type="float" office:value="95113" table:style-name="ce53">
            <text:p>95.113</text:p>
          </table:table-cell>
          <table:table-cell office:value-type="percentage" office:value="3.4157943817516947E-3" table:style-name="ce34">
            <text:p>0,34%</text:p>
          </table:table-cell>
          <table:table-cell office:value-type="float" office:value="52224" table:style-name="ce53">
            <text:p>52.224</text:p>
          </table:table-cell>
          <table:table-cell office:value-type="date" office:date-value="2023-03-17T00:00:00" table:style-name="ce54">
            <text:p>17/03/2023</text:p>
          </table:table-cell>
          <table:table-cell table:number-columns-repeated="16378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8133" table:style-name="ce55">
            <text:p>8.133</text:p>
          </table:table-cell>
          <table:table-cell office:value-type="float" office:value="8151" table:style-name="ce55">
            <text:p>8.151</text:p>
          </table:table-cell>
          <table:table-cell office:value-type="percentage" office:value="0" table:style-name="ce39">
            <text:p>0,00%</text:p>
          </table:table-cell>
          <table:table-cell office:value-type="float" office:value="4211" table:style-name="ce55">
            <text:p>4.211</text:p>
          </table:table-cell>
          <table:table-cell office:value-type="date" office:date-value="2023-03-01T00:00:00" table:style-name="ce56">
            <text:p>01/03/2023</text:p>
          </table:table-cell>
          <table:table-cell table:number-columns-repeated="16378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41347499" table:style-name="ce57">
            <text:p>41.347.499</text:p>
          </table:table-cell>
          <table:table-cell office:value-type="float" office:value="40735254" table:style-name="ce57">
            <text:p>40.735.254</text:p>
          </table:table-cell>
          <table:table-cell office:value-type="percentage" office:value="1.4807304306362037E-2" table:style-name="ce46">
            <text:p>1,48%</text:p>
          </table:table-cell>
          <table:table-cell office:value-type="float" office:value="26543009" table:style-name="ce57">
            <text:p>26.543.009</text:p>
          </table:table-cell>
          <table:table-cell table:style-name="ce58"/>
          <table:table-cell table:number-columns-repeated="16378"/>
        </table:table-row>
        <table:table-row table:number-rows-repeated="1048553" table:style-name="ro5">
          <table:table-cell table:number-columns-repeated="16384"/>
        </table:table-row>
      </table:table>
      <table:table table:name="Mayores_de_12_años" table:style-name="ta3">
        <table:table-column table:style-name="co5" table:default-cell-style-name="ce61"/>
        <table:table-column table:style-name="co6" table:number-columns-repeated="5" table:default-cell-style-name="ce61"/>
        <table:table-column table:style-name="co4" table:number-columns-repeated="2" table:default-cell-style-name="ce61"/>
        <table:table-column table:style-name="co3" table:number-columns-repeated="7" table:default-cell-style-name="ce61"/>
        <table:table-column table:style-name="co4" table:number-columns-repeated="16369" table:default-cell-style-name="ce61"/>
        <table:table-row table:style-name="ro8">
          <table:table-cell table:style-name="ce59"/>
          <table:table-cell office:value-type="string" table:style-name="ce60">
            <text:p>Población a vacunar mayor de 12 años</text:p>
          </table:table-cell>
          <table:table-cell office:value-type="string" table:style-name="ce60">
            <text:p>Nº Personas con 1 dosis</text:p>
          </table:table-cell>
          <table:table-cell office:value-type="string" table:style-name="ce60">
            <text:p>% 1ª dosis</text:p>
          </table:table-cell>
          <table:table-cell office:value-type="string" table:style-name="ce60">
            <text:p>Nº Personas con pauta completa</text:p>
          </table:table-cell>
          <table:table-cell office:value-type="string" table:style-name="ce60">
            <text:p>% personas con pauta completa</text:p>
          </table:table-cell>
          <table:table-cell office:value-type="string" table:style-name="ce60">
            <text:p>Fecha de la última vacuna registrada<text:s/><text:span text:style-name="T4">(2)</text:span></text:p>
          </table:table-cell>
          <table:table-cell table:number-columns-repeated="16377"/>
        </table:table-row>
        <table:table-row table:style-name="ro2">
          <table:table-cell office:value-type="string" table:style-name="ce62">
            <text:p>Andalucía</text:p>
          </table:table-cell>
          <table:table-cell office:value-type="float" office:value="7549680.891117" table:style-name="ce63">
            <text:p>7.549.681</text:p>
          </table:table-cell>
          <table:table-cell office:value-type="float" office:value="7047516" table:style-name="ce63">
            <text:p>7.047.516</text:p>
          </table:table-cell>
          <table:table-cell office:value-type="percentage" office:value="0.93348528257560526" table:style-name="ce64">
            <text:p>93,3%</text:p>
          </table:table-cell>
          <table:table-cell office:value-type="float" office:value="7019443" table:style-name="ce63">
            <text:p>7.019.443</text:p>
          </table:table-cell>
          <table:table-cell office:value-type="percentage" office:value="0.92976684726623593" table:style-name="ce64">
            <text:p>93,0%</text:p>
          </table:table-cell>
          <table:table-cell office:value-type="date" office:date-value="2023-03-29T00:00:00" table:style-name="ce65">
            <text:p>29/03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ragón</text:p>
          </table:table-cell>
          <table:table-cell office:value-type="float" office:value="1176072.6972430001" table:style-name="ce63">
            <text:p>1.176.073</text:p>
          </table:table-cell>
          <table:table-cell office:value-type="float" office:value="1098858" table:style-name="ce63">
            <text:p>1.098.858</text:p>
          </table:table-cell>
          <table:table-cell office:value-type="percentage" office:value="0.93434530244260394" table:style-name="ce64">
            <text:p>93,4%</text:p>
          </table:table-cell>
          <table:table-cell office:value-type="float" office:value="1092759" table:style-name="ce63">
            <text:p>1.092.759</text:p>
          </table:table-cell>
          <table:table-cell office:value-type="percentage" office:value="0.92915939853181895" table:style-name="ce67">
            <text:p>92,9%</text:p>
          </table:table-cell>
          <table:table-cell office:value-type="date" office:date-value="2023-03-29T00:00:00" table:style-name="ce65">
            <text:p>29/03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sturias<text:s/></text:p>
          </table:table-cell>
          <table:table-cell office:value-type="float" office:value="926948.79131500016" table:style-name="ce63">
            <text:p>926.949</text:p>
          </table:table-cell>
          <table:table-cell office:value-type="float" office:value="886621" table:style-name="ce63">
            <text:p>886.621</text:p>
          </table:table-cell>
          <table:table-cell office:value-type="percentage" office:value="0.95649404617293932" table:style-name="ce64">
            <text:p>95,6%</text:p>
          </table:table-cell>
          <table:table-cell office:value-type="float" office:value="887283" table:style-name="ce63">
            <text:p>887.283</text:p>
          </table:table-cell>
          <table:table-cell office:value-type="percentage" office:value="0.95720821723201244" table:style-name="ce67">
            <text:p>95,7%</text:p>
          </table:table-cell>
          <table:table-cell office:value-type="date" office:date-value="2023-03-29T00:00:00" table:style-name="ce65">
            <text:p>29/03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Baleares</text:p>
          </table:table-cell>
          <table:table-cell office:value-type="float" office:value="1089409.0493709997" table:style-name="ce63">
            <text:p>1.089.409</text:p>
          </table:table-cell>
          <table:table-cell office:value-type="float" office:value="898083" table:style-name="ce63">
            <text:p>898.083</text:p>
          </table:table-cell>
          <table:table-cell office:value-type="percentage" office:value="0.82437629880028351" table:style-name="ce64">
            <text:p>82,4%</text:p>
          </table:table-cell>
          <table:table-cell office:value-type="float" office:value="892865" table:style-name="ce63">
            <text:p>892.865</text:p>
          </table:table-cell>
          <table:table-cell office:value-type="percentage" office:value="0.81958654604119563" table:style-name="ce67">
            <text:p>82,0%</text:p>
          </table:table-cell>
          <table:table-cell office:value-type="date" office:date-value="2023-03-29T00:00:00" table:style-name="ce65">
            <text:p>29/03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arias</text:p>
          </table:table-cell>
          <table:table-cell office:value-type="float" office:value="2048188.859992" table:style-name="ce63">
            <text:p>2.048.189</text:p>
          </table:table-cell>
          <table:table-cell office:value-type="float" office:value="1751567" table:style-name="ce63">
            <text:p>1.751.567</text:p>
          </table:table-cell>
          <table:table-cell office:value-type="percentage" office:value="0.85517846240353124" table:style-name="ce64">
            <text:p>85,5%</text:p>
          </table:table-cell>
          <table:table-cell office:value-type="float" office:value="1720691" table:style-name="ce63">
            <text:p>1.720.691</text:p>
          </table:table-cell>
          <table:table-cell office:value-type="percentage" office:value="0.84010368067655672" table:style-name="ce67">
            <text:p>84,0%</text:p>
          </table:table-cell>
          <table:table-cell office:value-type="date" office:date-value="2023-03-29T00:00:00" table:style-name="ce65">
            <text:p>29/03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tabria</text:p>
          </table:table-cell>
          <table:table-cell office:value-type="float" office:value="529709.28377600014" table:style-name="ce63">
            <text:p>529.709</text:p>
          </table:table-cell>
          <table:table-cell office:value-type="float" office:value="495278" table:style-name="ce63">
            <text:p>495.278</text:p>
          </table:table-cell>
          <table:table-cell office:value-type="percentage" office:value="0.93499965956692532" table:style-name="ce64">
            <text:p>93,5%</text:p>
          </table:table-cell>
          <table:table-cell office:value-type="float" office:value="496707" table:style-name="ce63">
            <text:p>496.707</text:p>
          </table:table-cell>
          <table:table-cell office:value-type="percentage" office:value="0.93769736573098095" table:style-name="ce67">
            <text:p>93,8%</text:p>
          </table:table-cell>
          <table:table-cell office:value-type="date" office:date-value="2023-03-29T00:00:00" table:style-name="ce65">
            <text:p>29/03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y Leon<text:s/></text:p>
          </table:table-cell>
          <table:table-cell office:value-type="float" office:value="2168005.04715" table:style-name="ce63">
            <text:p>2.168.005</text:p>
          </table:table-cell>
          <table:table-cell office:value-type="float" office:value="2050184" table:style-name="ce63">
            <text:p>2.050.184</text:p>
          </table:table-cell>
          <table:table-cell office:value-type="percentage" office:value="0.94565462506423392" table:style-name="ce64">
            <text:p>94,6%</text:p>
          </table:table-cell>
          <table:table-cell office:value-type="float" office:value="2089296" table:style-name="ce63">
            <text:p>2.089.296</text:p>
          </table:table-cell>
          <table:table-cell office:value-type="percentage" office:value="0.96369517347135847" table:style-name="ce67">
            <text:p>96,4%</text:p>
          </table:table-cell>
          <table:table-cell office:value-type="date" office:date-value="2023-03-29T00:00:00" table:style-name="ce65">
            <text:p>29/03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- La Mancha</text:p>
          </table:table-cell>
          <table:table-cell office:value-type="float" office:value="1822885.5576560001" table:style-name="ce63">
            <text:p>1.822.886</text:p>
          </table:table-cell>
          <table:table-cell office:value-type="float" office:value="1666195" table:style-name="ce63">
            <text:p>1.666.195</text:p>
          </table:table-cell>
          <table:table-cell office:value-type="percentage" office:value="0.91404257003523337" table:style-name="ce64">
            <text:p>91,4%</text:p>
          </table:table-cell>
          <table:table-cell office:value-type="float" office:value="1644261" table:style-name="ce63">
            <text:p>1.644.261</text:p>
          </table:table-cell>
          <table:table-cell office:value-type="percentage" office:value="0.90200999897893275" table:style-name="ce67">
            <text:p>90,2%</text:p>
          </table:table-cell>
          <table:table-cell office:value-type="date" office:date-value="2023-03-29T00:00:00" table:style-name="ce65">
            <text:p>29/03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taluña</text:p>
          </table:table-cell>
          <table:table-cell office:value-type="float" office:value="6811841.3897879999" table:style-name="ce63">
            <text:p>6.811.841</text:p>
          </table:table-cell>
          <table:table-cell office:value-type="float" office:value="6262065" table:style-name="ce63">
            <text:p>6.262.065</text:p>
          </table:table-cell>
          <table:table-cell office:value-type="percentage" office:value="0.91929107588849623" table:style-name="ce64">
            <text:p>91,9%</text:p>
          </table:table-cell>
          <table:table-cell office:value-type="float" office:value="6195727" table:style-name="ce63">
            <text:p>6.195.727</text:p>
          </table:table-cell>
          <table:table-cell office:value-type="percentage" office:value="0.90955244631625598" table:style-name="ce67">
            <text:p>91,0%</text:p>
          </table:table-cell>
          <table:table-cell office:value-type="date" office:date-value="2023-03-29T00:00:00" table:style-name="ce65">
            <text:p>29/03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. Valenciana</text:p>
          </table:table-cell>
          <table:table-cell office:value-type="float" office:value="4528081.8524599997" table:style-name="ce63">
            <text:p>4.528.082</text:p>
          </table:table-cell>
          <table:table-cell office:value-type="float" office:value="4199041" table:style-name="ce63">
            <text:p>4.199.041</text:p>
          </table:table-cell>
          <table:table-cell office:value-type="percentage" office:value="0.92733328080603494" table:style-name="ce64">
            <text:p>92,7%</text:p>
          </table:table-cell>
          <table:table-cell office:value-type="float" office:value="4223676" table:style-name="ce63">
            <text:p>4.223.676</text:p>
          </table:table-cell>
          <table:table-cell office:value-type="percentage" office:value="0.93277377433126052" table:style-name="ce67">
            <text:p>93,3%</text:p>
          </table:table-cell>
          <table:table-cell office:value-type="date" office:date-value="2023-03-29T00:00:00" table:style-name="ce65">
            <text:p>29/03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Extremadura</text:p>
          </table:table-cell>
          <table:table-cell office:value-type="float" office:value="948307.09296600008" table:style-name="ce63">
            <text:p>948.307</text:p>
          </table:table-cell>
          <table:table-cell office:value-type="float" office:value="910439" table:style-name="ce63">
            <text:p>910.439</text:p>
          </table:table-cell>
          <table:table-cell office:value-type="percentage" office:value="0.96006768983709612" table:style-name="ce64">
            <text:p>96,0%</text:p>
          </table:table-cell>
          <table:table-cell office:value-type="float" office:value="908035" table:style-name="ce63">
            <text:p>908.035</text:p>
          </table:table-cell>
          <table:table-cell office:value-type="percentage" office:value="0.95753264605451605" table:style-name="ce67">
            <text:p>95,8%</text:p>
          </table:table-cell>
          <table:table-cell office:value-type="date" office:date-value="2023-03-29T00:00:00" table:style-name="ce65">
            <text:p>29/03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Galicia</text:p>
          </table:table-cell>
          <table:table-cell office:value-type="float" office:value="2457737.9663919997" table:style-name="ce63">
            <text:p>2.457.738</text:p>
          </table:table-cell>
          <table:table-cell office:value-type="float" office:value="2343291" table:style-name="ce63">
            <text:p>2.343.291</text:p>
          </table:table-cell>
          <table:table-cell office:value-type="percentage" office:value="0.95343402431138347" table:style-name="ce64">
            <text:p>95,3%</text:p>
          </table:table-cell>
          <table:table-cell office:value-type="float" office:value="2349791" table:style-name="ce63">
            <text:p>2.349.791</text:p>
          </table:table-cell>
          <table:table-cell office:value-type="percentage" office:value="0.95607873261181386" table:style-name="ce67">
            <text:p>95,6%</text:p>
          </table:table-cell>
          <table:table-cell office:value-type="date" office:date-value="2023-03-29T00:00:00" table:style-name="ce65">
            <text:p>29/03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La Rioja</text:p>
          </table:table-cell>
          <table:table-cell office:value-type="float" office:value="281978.88969400001" table:style-name="ce63">
            <text:p>281.979</text:p>
          </table:table-cell>
          <table:table-cell office:value-type="float" office:value="269633" table:style-name="ce63">
            <text:p>269.633</text:p>
          </table:table-cell>
          <table:table-cell office:value-type="percentage" office:value="0.95621697174778719" table:style-name="ce64">
            <text:p>95,6%</text:p>
          </table:table-cell>
          <table:table-cell office:value-type="float" office:value="274447" table:style-name="ce63">
            <text:p>274.447</text:p>
          </table:table-cell>
          <table:table-cell office:value-type="percentage" office:value="0.97328917174553908" table:style-name="ce67">
            <text:p>97,3%</text:p>
          </table:table-cell>
          <table:table-cell office:value-type="date" office:date-value="2023-03-29T00:00:00" table:style-name="ce65">
            <text:p>29/03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adrid</text:p>
          </table:table-cell>
          <table:table-cell office:value-type="float" office:value="6006507.0008920003" table:style-name="ce63">
            <text:p>6.006.507</text:p>
          </table:table-cell>
          <table:table-cell office:value-type="float" office:value="5532164" table:style-name="ce63">
            <text:p>5.532.164</text:p>
          </table:table-cell>
          <table:table-cell office:value-type="percentage" office:value="0.92102847781221975" table:style-name="ce64">
            <text:p>92,1%</text:p>
          </table:table-cell>
          <table:table-cell office:value-type="float" office:value="5544796" table:style-name="ce63">
            <text:p>5.544.796</text:p>
          </table:table-cell>
          <table:table-cell office:value-type="percentage" office:value="0.92313153038472551" table:style-name="ce67">
            <text:p>92,3%</text:p>
          </table:table-cell>
          <table:table-cell office:value-type="date" office:date-value="2023-03-29T00:00:00" table:style-name="ce65">
            <text:p>29/03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urcia<text:s/></text:p>
          </table:table-cell>
          <table:table-cell office:value-type="float" office:value="1329419.0966020001" table:style-name="ce63">
            <text:p>1.329.419</text:p>
          </table:table-cell>
          <table:table-cell office:value-type="float" office:value="1233388" table:style-name="ce63">
            <text:p>1.233.388</text:p>
          </table:table-cell>
          <table:table-cell office:value-type="percentage" office:value="0.92776461775864671" table:style-name="ce64">
            <text:p>92,8%</text:p>
          </table:table-cell>
          <table:table-cell office:value-type="float" office:value="1239020" table:style-name="ce63">
            <text:p>1.239.020</text:p>
          </table:table-cell>
          <table:table-cell office:value-type="percentage" office:value="0.93200105457108262" table:style-name="ce67">
            <text:p>93,2%</text:p>
          </table:table-cell>
          <table:table-cell office:value-type="date" office:date-value="2023-03-29T00:00:00" table:style-name="ce65">
            <text:p>29/03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Navarra</text:p>
          </table:table-cell>
          <table:table-cell office:value-type="float" office:value="583256.26343299996" table:style-name="ce63">
            <text:p>583.256</text:p>
          </table:table-cell>
          <table:table-cell office:value-type="float" office:value="540416" table:style-name="ce63">
            <text:p>540.416</text:p>
          </table:table-cell>
          <table:table-cell office:value-type="percentage" office:value="0.92654984417853381" table:style-name="ce64">
            <text:p>92,7%</text:p>
          </table:table-cell>
          <table:table-cell office:value-type="float" office:value="541841" table:style-name="ce63">
            <text:p>541.841</text:p>
          </table:table-cell>
          <table:table-cell office:value-type="percentage" office:value="0.92899302411390661" table:style-name="ce67">
            <text:p>92,9%</text:p>
          </table:table-cell>
          <table:table-cell office:value-type="date" office:date-value="2023-03-29T00:00:00" table:style-name="ce65">
            <text:p>29/03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País Vasco</text:p>
          </table:table-cell>
          <table:table-cell office:value-type="float" office:value="1953592.4880969999" table:style-name="ce63">
            <text:p>1.953.592</text:p>
          </table:table-cell>
          <table:table-cell office:value-type="float" office:value="1871164" table:style-name="ce63">
            <text:p>1.871.164</text:p>
          </table:table-cell>
          <table:table-cell office:value-type="percentage" office:value="0.95780671322231903" table:style-name="ce64">
            <text:p>95,8%</text:p>
          </table:table-cell>
          <table:table-cell office:value-type="float" office:value="1862084" table:style-name="ce63">
            <text:p>1.862.084</text:p>
          </table:table-cell>
          <table:table-cell office:value-type="percentage" office:value="0.95315886570277586" table:style-name="ce67">
            <text:p>95,3%</text:p>
          </table:table-cell>
          <table:table-cell office:value-type="date" office:date-value="2023-03-29T00:00:00" table:style-name="ce65">
            <text:p>29/03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Ceuta</text:p>
          </table:table-cell>
          <table:table-cell office:value-type="float" office:value="70789.104772000006" table:style-name="ce63">
            <text:p>70.789</text:p>
          </table:table-cell>
          <table:table-cell office:value-type="float" office:value="65739" table:style-name="ce63">
            <text:p>65.739</text:p>
          </table:table-cell>
          <table:table-cell office:value-type="percentage" office:value="0.92865985820465513" table:style-name="ce64">
            <text:p>92,9%</text:p>
          </table:table-cell>
          <table:table-cell office:value-type="float" office:value="64023" table:style-name="ce63">
            <text:p>64.023</text:p>
          </table:table-cell>
          <table:table-cell office:value-type="percentage" office:value="0.90441883968172065" table:style-name="ce67">
            <text:p>90,4%</text:p>
          </table:table-cell>
          <table:table-cell office:value-type="date" office:date-value="2023-03-20T00:00:00" table:style-name="ce65">
            <text:p>20/03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Melilla</text:p>
          </table:table-cell>
          <table:table-cell office:value-type="float" office:value="68173.882383999997" table:style-name="ce63">
            <text:p>68.174</text:p>
          </table:table-cell>
          <table:table-cell office:value-type="float" office:value="63119" table:style-name="ce63">
            <text:p>63.119</text:p>
          </table:table-cell>
          <table:table-cell office:value-type="percentage" office:value="0.92585309495023937" table:style-name="ce64">
            <text:p>92,6%</text:p>
          </table:table-cell>
          <table:table-cell office:value-type="float" office:value="61488" table:style-name="ce63">
            <text:p>61.488</text:p>
          </table:table-cell>
          <table:table-cell office:value-type="percentage" office:value="0.90192897704812047" table:style-name="ce67">
            <text:p>90,2%</text:p>
          </table:table-cell>
          <table:table-cell office:value-type="date" office:date-value="2023-03-29T00:00:00" table:style-name="ce65">
            <text:p>29/03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FF.AA.</text:p>
          </table:table-cell>
          <table:table-cell office:value-type="string" table:style-name="ce63">
            <text:p>-</text:p>
          </table:table-cell>
          <table:table-cell office:value-type="float" office:value="95439" table:style-name="ce63">
            <text:p>95.439</text:p>
          </table:table-cell>
          <table:table-cell office:value-type="string" table:style-name="ce64">
            <text:p>-</text:p>
          </table:table-cell>
          <table:table-cell office:value-type="float" office:value="95113" table:style-name="ce63">
            <text:p>95.113</text:p>
          </table:table-cell>
          <table:table-cell office:value-type="string" table:style-name="ce67">
            <text:p>-</text:p>
          </table:table-cell>
          <table:table-cell office:value-type="date" office:date-value="2023-03-17T00:00:00" table:style-name="ce65">
            <text:p>17/03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Sanidad Exterior</text:p>
          </table:table-cell>
          <table:table-cell office:value-type="string" table:style-name="ce63">
            <text:p>-</text:p>
          </table:table-cell>
          <table:table-cell office:value-type="float" office:value="8133" table:style-name="ce63">
            <text:p>8.133</text:p>
          </table:table-cell>
          <table:table-cell office:value-type="string" table:style-name="ce64">
            <text:p>-</text:p>
          </table:table-cell>
          <table:table-cell office:value-type="float" office:value="8151" table:style-name="ce63">
            <text:p>8.151</text:p>
          </table:table-cell>
          <table:table-cell office:value-type="string" table:style-name="ce67">
            <text:p>-</text:p>
          </table:table-cell>
          <table:table-cell office:value-type="date" office:date-value="2023-03-01T00:00:00" table:style-name="ce65">
            <text:p>01/03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8">
            <text:p>Totales</text:p>
          </table:table-cell>
          <table:table-cell office:value-type="float" office:value="42350585.205100007" table:style-name="ce69">
            <text:p>42.350.585</text:p>
          </table:table-cell>
          <table:table-cell office:value-type="float" office:value="39288333" table:style-name="ce69">
            <text:p>39.288.333</text:p>
          </table:table-cell>
          <table:table-cell office:value-type="percentage" office:value="0.92769280069520177" table:style-name="ce70">
            <text:p>92,8%</text:p>
          </table:table-cell>
          <table:table-cell office:value-type="float" office:value="39211497" table:style-name="ce69">
            <text:p>39.211.497</text:p>
          </table:table-cell>
          <table:table-cell office:value-type="percentage" office:value="0.92587851643849339" table:style-name="ce70">
            <text:p>92,6%</text:p>
          </table:table-cell>
          <table:table-cell table:style-name="ce71"/>
          <table:table-cell table:number-columns-repeated="16377" table:style-name="ce6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3" table:number-columns-repeated="20" table:default-cell-style-name="ce61"/>
        <table:table-column table:style-name="co4" table:number-columns-repeated="16344" table:default-cell-style-name="ce61"/>
        <table:table-row table:style-name="ro10">
          <table:table-cell table:style-name="ce72"/>
          <table:table-cell office:value-type="string" table:style-name="ce73">
            <text:p>Personas con al menos 1 dosis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con al menos 1 dosis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Con al menos 1 dosis sobre Población a Vacunar INE</text:p>
          </table:table-cell>
          <table:table-cell office:value-type="string" table:style-name="ce76">
            <text:p>% Con al menos 1 dosis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5668" table:style-name="ce79">
            <text:p>435.668</text:p>
          </table:table-cell>
          <table:table-cell office:value-type="percentage" office:value="1" table:style-name="ce80">
            <text:p>100,0%</text:p>
          </table:table-cell>
          <table:table-cell office:value-type="float" office:value="656770" table:style-name="ce79">
            <text:p>656.770</text:p>
          </table:table-cell>
          <table:table-cell office:value-type="percentage" office:value="0.97690438162090876" table:style-name="ce80">
            <text:p>97,7%</text:p>
          </table:table-cell>
          <table:table-cell office:value-type="float" office:value="937961" table:style-name="ce79">
            <text:p>937.961</text:p>
          </table:table-cell>
          <table:table-cell office:value-type="percentage" office:value="0.94849892225632815" table:style-name="ce80">
            <text:p>94,8%</text:p>
          </table:table-cell>
          <table:table-cell office:value-type="float" office:value="1230246" table:style-name="ce79">
            <text:p>1.230.246</text:p>
          </table:table-cell>
          <table:table-cell office:value-type="percentage" office:value="0.94220296031071027" table:style-name="ce80">
            <text:p>94,2%</text:p>
          </table:table-cell>
          <table:table-cell office:value-type="float" office:value="1278443" table:style-name="ce79">
            <text:p>1.278.443</text:p>
          </table:table-cell>
          <table:table-cell office:value-type="percentage" office:value="0.92835258684517263" table:style-name="ce80">
            <text:p>92,8%</text:p>
          </table:table-cell>
          <table:table-cell office:value-type="float" office:value="970039" table:style-name="ce79">
            <text:p>970.039</text:p>
          </table:table-cell>
          <table:table-cell office:value-type="percentage" office:value="0.89898409736467599" table:style-name="ce80">
            <text:p>89,9%</text:p>
          </table:table-cell>
          <table:table-cell office:value-type="float" office:value="814260" table:style-name="ce79">
            <text:p>814.260</text:p>
          </table:table-cell>
          <table:table-cell office:value-type="percentage" office:value="0.8802683620378392" table:style-name="ce80">
            <text:p>88,0%</text:p>
          </table:table-cell>
          <table:table-cell office:value-type="float" office:value="724129" table:style-name="ce79">
            <text:p>724.129</text:p>
          </table:table-cell>
          <table:table-cell office:value-type="percentage" office:value="0.92699273418130401" table:style-name="ce80">
            <text:p>92,7%</text:p>
          </table:table-cell>
          <table:table-cell office:value-type="float" office:value="7047516" table:style-name="ce79">
            <text:p>7.047.516</text:p>
          </table:table-cell>
          <table:table-cell office:value-type="float" office:value="7549680.891117" table:style-name="ce79">
            <text:p>7.549.681</text:p>
          </table:table-cell>
          <table:table-cell office:value-type="percentage" office:value="0.93348528257560526" table:style-name="ce80">
            <text:p>93,3%</text:p>
          </table:table-cell>
          <table:table-cell office:value-type="percentage" office:value="0.82725999348090618" table:style-name="ce80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1776" table:style-name="ce82">
            <text:p>101.776</text:p>
          </table:table-cell>
          <table:table-cell office:value-type="percentage" office:value="1" table:style-name="ce83">
            <text:p>100,0%</text:p>
          </table:table-cell>
          <table:table-cell office:value-type="float" office:value="119941" table:style-name="ce82">
            <text:p>119.941</text:p>
          </table:table-cell>
          <table:table-cell office:value-type="percentage" office:value="0.99061331941026121" table:style-name="ce83">
            <text:p>99,1%</text:p>
          </table:table-cell>
          <table:table-cell office:value-type="float" office:value="156170" table:style-name="ce82">
            <text:p>156.170</text:p>
          </table:table-cell>
          <table:table-cell office:value-type="percentage" office:value="0.9528701694892967" table:style-name="ce83">
            <text:p>95,3%</text:p>
          </table:table-cell>
          <table:table-cell office:value-type="float" office:value="188738" table:style-name="ce82">
            <text:p>188.738</text:p>
          </table:table-cell>
          <table:table-cell office:value-type="percentage" office:value="0.94274029729692665" table:style-name="ce83">
            <text:p>94,3%</text:p>
          </table:table-cell>
          <table:table-cell office:value-type="float" office:value="192662" table:style-name="ce82">
            <text:p>192.662</text:p>
          </table:table-cell>
          <table:table-cell office:value-type="percentage" office:value="0.93217797718158357" table:style-name="ce83">
            <text:p>93,2%</text:p>
          </table:table-cell>
          <table:table-cell office:value-type="float" office:value="132419" table:style-name="ce82">
            <text:p>132.419</text:p>
          </table:table-cell>
          <table:table-cell office:value-type="percentage" office:value="0.88587747321650023" table:style-name="ce83">
            <text:p>88,6%</text:p>
          </table:table-cell>
          <table:table-cell office:value-type="float" office:value="111241" table:style-name="ce82">
            <text:p>111.241</text:p>
          </table:table-cell>
          <table:table-cell office:value-type="percentage" office:value="0.85333599087858414" table:style-name="ce83">
            <text:p>85,3%</text:p>
          </table:table-cell>
          <table:table-cell office:value-type="float" office:value="95911" table:style-name="ce82">
            <text:p>95.911</text:p>
          </table:table-cell>
          <table:table-cell office:value-type="percentage" office:value="0.89362185129737237" table:style-name="ce83">
            <text:p>89,4%</text:p>
          </table:table-cell>
          <table:table-cell office:value-type="float" office:value="1098858" table:style-name="ce82">
            <text:p>1.098.858</text:p>
          </table:table-cell>
          <table:table-cell office:value-type="float" office:value="1176072.6972429999" table:style-name="ce82">
            <text:p>1.176.073</text:p>
          </table:table-cell>
          <table:table-cell office:value-type="percentage" office:value="0.93434530244260416" table:style-name="ce83">
            <text:p>93,4%</text:p>
          </table:table-cell>
          <table:table-cell office:value-type="percentage" office:value="0.83616798088385802" table:style-name="ce83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9346" table:style-name="ce82">
            <text:p>89.346</text:p>
          </table:table-cell>
          <table:table-cell office:value-type="percentage" office:value="1" table:style-name="ce83">
            <text:p>100,0%</text:p>
          </table:table-cell>
          <table:table-cell office:value-type="float" office:value="114867" table:style-name="ce82">
            <text:p>114.867</text:p>
          </table:table-cell>
          <table:table-cell office:value-type="percentage" office:value="0.99898402726951319" table:style-name="ce83">
            <text:p>99,9%</text:p>
          </table:table-cell>
          <table:table-cell office:value-type="float" office:value="149341" table:style-name="ce82">
            <text:p>149.341</text:p>
          </table:table-cell>
          <table:table-cell office:value-type="percentage" office:value="0.9702377313844055" table:style-name="ce83">
            <text:p>97,0%</text:p>
          </table:table-cell>
          <table:table-cell office:value-type="float" office:value="154606" table:style-name="ce82">
            <text:p>154.606</text:p>
          </table:table-cell>
          <table:table-cell office:value-type="percentage" office:value="0.95296316426645455" table:style-name="ce83">
            <text:p>95,3%</text:p>
          </table:table-cell>
          <table:table-cell office:value-type="float" office:value="152800" table:style-name="ce82">
            <text:p>152.800</text:p>
          </table:table-cell>
          <table:table-cell office:value-type="percentage" office:value="0.93589457955140387" table:style-name="ce83">
            <text:p>93,6%</text:p>
          </table:table-cell>
          <table:table-cell office:value-type="float" office:value="93347" table:style-name="ce82">
            <text:p>93.347</text:p>
          </table:table-cell>
          <table:table-cell office:value-type="percentage" office:value="0.90411839845456143" table:style-name="ce83">
            <text:p>90,4%</text:p>
          </table:table-cell>
          <table:table-cell office:value-type="float" office:value="69105" table:style-name="ce82">
            <text:p>69.105</text:p>
          </table:table-cell>
          <table:table-cell office:value-type="percentage" office:value="0.8792337429833823" table:style-name="ce83">
            <text:p>87,9%</text:p>
          </table:table-cell>
          <table:table-cell office:value-type="float" office:value="63209" table:style-name="ce82">
            <text:p>63.209</text:p>
          </table:table-cell>
          <table:table-cell office:value-type="percentage" office:value="0.95327379229364595" table:style-name="ce83">
            <text:p>95,3%</text:p>
          </table:table-cell>
          <table:table-cell office:value-type="float" office:value="886621" table:style-name="ce82">
            <text:p>886.621</text:p>
          </table:table-cell>
          <table:table-cell office:value-type="float" office:value="926948.79131500004" table:style-name="ce82">
            <text:p>926.949</text:p>
          </table:table-cell>
          <table:table-cell office:value-type="percentage" office:value="0.95649404617293943" table:style-name="ce83">
            <text:p>95,6%</text:p>
          </table:table-cell>
          <table:table-cell office:value-type="percentage" office:value="0.88112797958999622" table:style-name="ce83">
            <text:p>88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885" table:style-name="ce82">
            <text:p>51.885</text:p>
          </table:table-cell>
          <table:table-cell office:value-type="percentage" office:value="0.95984966423535523" table:style-name="ce83">
            <text:p>96,0%</text:p>
          </table:table-cell>
          <table:table-cell office:value-type="float" office:value="79981" table:style-name="ce82">
            <text:p>79.981</text:p>
          </table:table-cell>
          <table:table-cell office:value-type="percentage" office:value="0.88971138573488739" table:style-name="ce83">
            <text:p>89,0%</text:p>
          </table:table-cell>
          <table:table-cell office:value-type="float" office:value="112277" table:style-name="ce82">
            <text:p>112.277</text:p>
          </table:table-cell>
          <table:table-cell office:value-type="percentage" office:value="0.85871398153774192" table:style-name="ce83">
            <text:p>85,9%</text:p>
          </table:table-cell>
          <table:table-cell office:value-type="float" office:value="153836" table:style-name="ce82">
            <text:p>153.836</text:p>
          </table:table-cell>
          <table:table-cell office:value-type="percentage" office:value="0.84347783770798312" table:style-name="ce83">
            <text:p>84,3%</text:p>
          </table:table-cell>
          <table:table-cell office:value-type="float" office:value="174124" table:style-name="ce82">
            <text:p>174.124</text:p>
          </table:table-cell>
          <table:table-cell office:value-type="percentage" office:value="0.80610980217227235" table:style-name="ce83">
            <text:p>80,6%</text:p>
          </table:table-cell>
          <table:table-cell office:value-type="float" office:value="135799" table:style-name="ce82">
            <text:p>135.799</text:p>
          </table:table-cell>
          <table:table-cell office:value-type="percentage" office:value="0.75660633566233915" table:style-name="ce83">
            <text:p>75,7%</text:p>
          </table:table-cell>
          <table:table-cell office:value-type="float" office:value="105209" table:style-name="ce82">
            <text:p>105.209</text:p>
          </table:table-cell>
          <table:table-cell office:value-type="percentage" office:value="0.77363652691866724" table:style-name="ce83">
            <text:p>77,4%</text:p>
          </table:table-cell>
          <table:table-cell office:value-type="float" office:value="84972" table:style-name="ce82">
            <text:p>84.972</text:p>
          </table:table-cell>
          <table:table-cell office:value-type="percentage" office:value="0.84261970476206305" table:style-name="ce83">
            <text:p>84,3%</text:p>
          </table:table-cell>
          <table:table-cell office:value-type="float" office:value="898083" table:style-name="ce82">
            <text:p>898.083</text:p>
          </table:table-cell>
          <table:table-cell office:value-type="float" office:value="1089409.0493709999" table:style-name="ce82">
            <text:p>1.089.409</text:p>
          </table:table-cell>
          <table:table-cell office:value-type="percentage" office:value="0.82437629880028329" table:style-name="ce83">
            <text:p>82,4%</text:p>
          </table:table-cell>
          <table:table-cell office:value-type="percentage" office:value="0.73373997350614095" table:style-name="ce83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5004" table:style-name="ce82">
            <text:p>95.004</text:p>
          </table:table-cell>
          <table:table-cell office:value-type="percentage" office:value="0.92079118429904383" table:style-name="ce83">
            <text:p>92,1%</text:p>
          </table:table-cell>
          <table:table-cell office:value-type="float" office:value="156427" table:style-name="ce82">
            <text:p>156.427</text:p>
          </table:table-cell>
          <table:table-cell office:value-type="percentage" office:value="0.90285834972310641" table:style-name="ce83">
            <text:p>90,3%</text:p>
          </table:table-cell>
          <table:table-cell office:value-type="float" office:value="229801" table:style-name="ce82">
            <text:p>229.801</text:p>
          </table:table-cell>
          <table:table-cell office:value-type="percentage" office:value="0.87976366167457321" table:style-name="ce83">
            <text:p>88,0%</text:p>
          </table:table-cell>
          <table:table-cell office:value-type="float" office:value="326407" table:style-name="ce82">
            <text:p>326.407</text:p>
          </table:table-cell>
          <table:table-cell office:value-type="percentage" office:value="0.8656477486448847" table:style-name="ce83">
            <text:p>86,6%</text:p>
          </table:table-cell>
          <table:table-cell office:value-type="float" office:value="325693" table:style-name="ce82">
            <text:p>325.693</text:p>
          </table:table-cell>
          <table:table-cell office:value-type="percentage" office:value="0.83664542037647482" table:style-name="ce83">
            <text:p>83,7%</text:p>
          </table:table-cell>
          <table:table-cell office:value-type="float" office:value="240662" table:style-name="ce82">
            <text:p>240.662</text:p>
          </table:table-cell>
          <table:table-cell office:value-type="percentage" office:value="0.78579887694351791" table:style-name="ce83">
            <text:p>78,6%</text:p>
          </table:table-cell>
          <table:table-cell office:value-type="float" office:value="203407" table:style-name="ce82">
            <text:p>203.407</text:p>
          </table:table-cell>
          <table:table-cell office:value-type="percentage" office:value="0.79892131801754351" table:style-name="ce83">
            <text:p>79,9%</text:p>
          </table:table-cell>
          <table:table-cell office:value-type="float" office:value="174166" table:style-name="ce82">
            <text:p>174.166</text:p>
          </table:table-cell>
          <table:table-cell office:value-type="percentage" office:value="0.95001425167752984" table:style-name="ce83">
            <text:p>95,0%</text:p>
          </table:table-cell>
          <table:table-cell office:value-type="float" office:value="1751567" table:style-name="ce82">
            <text:p>1.751.567</text:p>
          </table:table-cell>
          <table:table-cell office:value-type="float" office:value="2048188.859992" table:style-name="ce82">
            <text:p>2.048.189</text:p>
          </table:table-cell>
          <table:table-cell office:value-type="percentage" office:value="0.85517846240353124" table:style-name="ce83">
            <text:p>85,5%</text:p>
          </table:table-cell>
          <table:table-cell office:value-type="percentage" office:value="0.77770112788094037" table:style-name="ce83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620" table:style-name="ce82">
            <text:p>42.620</text:p>
          </table:table-cell>
          <table:table-cell office:value-type="percentage" office:value="1" table:style-name="ce83">
            <text:p>100,0%</text:p>
          </table:table-cell>
          <table:table-cell office:value-type="float" office:value="56239" table:style-name="ce82">
            <text:p>56.239</text:p>
          </table:table-cell>
          <table:table-cell office:value-type="percentage" office:value="0.98904950375318101" table:style-name="ce83">
            <text:p>98,9%</text:p>
          </table:table-cell>
          <table:table-cell office:value-type="float" office:value="77329" table:style-name="ce82">
            <text:p>77.329</text:p>
          </table:table-cell>
          <table:table-cell office:value-type="percentage" office:value="0.95459518148211431" table:style-name="ce83">
            <text:p>95,5%</text:p>
          </table:table-cell>
          <table:table-cell office:value-type="float" office:value="85279" table:style-name="ce82">
            <text:p>85.279</text:p>
          </table:table-cell>
          <table:table-cell office:value-type="percentage" office:value="0.93191564943724614" table:style-name="ce83">
            <text:p>93,2%</text:p>
          </table:table-cell>
          <table:table-cell office:value-type="float" office:value="89620" table:style-name="ce82">
            <text:p>89.620</text:p>
          </table:table-cell>
          <table:table-cell office:value-type="percentage" office:value="0.92258105341159213" table:style-name="ce83">
            <text:p>92,3%</text:p>
          </table:table-cell>
          <table:table-cell office:value-type="float" office:value="57079" table:style-name="ce82">
            <text:p>57.079</text:p>
          </table:table-cell>
          <table:table-cell office:value-type="percentage" office:value="0.88545435844028508" table:style-name="ce83">
            <text:p>88,5%</text:p>
          </table:table-cell>
          <table:table-cell office:value-type="float" office:value="43675" table:style-name="ce82">
            <text:p>43.675</text:p>
          </table:table-cell>
          <table:table-cell office:value-type="percentage" office:value="0.85339108159717059" table:style-name="ce83">
            <text:p>85,3%</text:p>
          </table:table-cell>
          <table:table-cell office:value-type="float" office:value="43437" table:style-name="ce82">
            <text:p>43.437</text:p>
          </table:table-cell>
          <table:table-cell office:value-type="percentage" office:value="0.93869286507710314" table:style-name="ce83">
            <text:p>93,9%</text:p>
          </table:table-cell>
          <table:table-cell office:value-type="float" office:value="495278" table:style-name="ce82">
            <text:p>495.278</text:p>
          </table:table-cell>
          <table:table-cell office:value-type="float" office:value="529709.28377600003" table:style-name="ce82">
            <text:p>529.709</text:p>
          </table:table-cell>
          <table:table-cell office:value-type="percentage" office:value="0.93499965956692555" table:style-name="ce83">
            <text:p>93,5%</text:p>
          </table:table-cell>
          <table:table-cell office:value-type="percentage" office:value="0.84754480843427615" table:style-name="ce83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30144" table:style-name="ce82">
            <text:p>230.144</text:p>
          </table:table-cell>
          <table:table-cell office:value-type="percentage" office:value="1" table:style-name="ce83">
            <text:p>100,0%</text:p>
          </table:table-cell>
          <table:table-cell office:value-type="float" office:value="252405" table:style-name="ce82">
            <text:p>252.405</text:p>
          </table:table-cell>
          <table:table-cell office:value-type="percentage" office:value="1" table:style-name="ce83">
            <text:p>100,0%</text:p>
          </table:table-cell>
          <table:table-cell office:value-type="float" office:value="324807" table:style-name="ce82">
            <text:p>324.807</text:p>
          </table:table-cell>
          <table:table-cell office:value-type="percentage" office:value="0.96798269097763201" table:style-name="ce83">
            <text:p>96,8%</text:p>
          </table:table-cell>
          <table:table-cell office:value-type="float" office:value="358130" table:style-name="ce82">
            <text:p>358.130</text:p>
          </table:table-cell>
          <table:table-cell office:value-type="percentage" office:value="0.9413912472460656" table:style-name="ce83">
            <text:p>94,1%</text:p>
          </table:table-cell>
          <table:table-cell office:value-type="float" office:value="326604" table:style-name="ce82">
            <text:p>326.604</text:p>
          </table:table-cell>
          <table:table-cell office:value-type="percentage" office:value="0.92193457955582581" table:style-name="ce83">
            <text:p>92,2%</text:p>
          </table:table-cell>
          <table:table-cell office:value-type="float" office:value="219522" table:style-name="ce82">
            <text:p>219.522</text:p>
          </table:table-cell>
          <table:table-cell office:value-type="percentage" office:value="0.87850686388501642" table:style-name="ce83">
            <text:p>87,9%</text:p>
          </table:table-cell>
          <table:table-cell office:value-type="float" office:value="181754" table:style-name="ce82">
            <text:p>181.754</text:p>
          </table:table-cell>
          <table:table-cell office:value-type="percentage" office:value="0.86122053379627561" table:style-name="ce83">
            <text:p>86,1%</text:p>
          </table:table-cell>
          <table:table-cell office:value-type="float" office:value="156818" table:style-name="ce82">
            <text:p>156.818</text:p>
          </table:table-cell>
          <table:table-cell office:value-type="percentage" office:value="0.92674991422129605" table:style-name="ce83">
            <text:p>92,7%</text:p>
          </table:table-cell>
          <table:table-cell office:value-type="float" office:value="2050184" table:style-name="ce82">
            <text:p>2.050.184</text:p>
          </table:table-cell>
          <table:table-cell office:value-type="float" office:value="2168005.04715" table:style-name="ce82">
            <text:p>2.168.005</text:p>
          </table:table-cell>
          <table:table-cell office:value-type="percentage" office:value="0.94565462506423392" table:style-name="ce83">
            <text:p>94,6%</text:p>
          </table:table-cell>
          <table:table-cell office:value-type="percentage" office:value="0.86262260870305429" table:style-name="ce83">
            <text:p>86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9357" table:style-name="ce82">
            <text:p>139.357</text:p>
          </table:table-cell>
          <table:table-cell office:value-type="percentage" office:value="1" table:style-name="ce83">
            <text:p>100,0%</text:p>
          </table:table-cell>
          <table:table-cell office:value-type="float" office:value="159917" table:style-name="ce82">
            <text:p>159.917</text:p>
          </table:table-cell>
          <table:table-cell office:value-type="percentage" office:value="0.99637049257670141" table:style-name="ce83">
            <text:p>99,6%</text:p>
          </table:table-cell>
          <table:table-cell office:value-type="float" office:value="226052" table:style-name="ce82">
            <text:p>226.052</text:p>
          </table:table-cell>
          <table:table-cell office:value-type="percentage" office:value="0.95058393505646321" table:style-name="ce83">
            <text:p>95,1%</text:p>
          </table:table-cell>
          <table:table-cell office:value-type="float" office:value="291019" table:style-name="ce82">
            <text:p>291.019</text:p>
          </table:table-cell>
          <table:table-cell office:value-type="percentage" office:value="0.92680905635723643" table:style-name="ce83">
            <text:p>92,7%</text:p>
          </table:table-cell>
          <table:table-cell office:value-type="float" office:value="293098" table:style-name="ce82">
            <text:p>293.098</text:p>
          </table:table-cell>
          <table:table-cell office:value-type="percentage" office:value="0.89105342452525638" table:style-name="ce83">
            <text:p>89,1%</text:p>
          </table:table-cell>
          <table:table-cell office:value-type="float" office:value="213477" table:style-name="ce82">
            <text:p>213.477</text:p>
          </table:table-cell>
          <table:table-cell office:value-type="percentage" office:value="0.85115776829211254" table:style-name="ce83">
            <text:p>85,1%</text:p>
          </table:table-cell>
          <table:table-cell office:value-type="float" office:value="182065" table:style-name="ce82">
            <text:p>182.065</text:p>
          </table:table-cell>
          <table:table-cell office:value-type="percentage" office:value="0.83428170680769154" table:style-name="ce83">
            <text:p>83,4%</text:p>
          </table:table-cell>
          <table:table-cell office:value-type="float" office:value="161210" table:style-name="ce82">
            <text:p>161.210</text:p>
          </table:table-cell>
          <table:table-cell office:value-type="percentage" office:value="0.89410122507643308" table:style-name="ce83">
            <text:p>89,4%</text:p>
          </table:table-cell>
          <table:table-cell office:value-type="float" office:value="1666195" table:style-name="ce82">
            <text:p>1.666.195</text:p>
          </table:table-cell>
          <table:table-cell office:value-type="float" office:value="1822885.5576559999" table:style-name="ce82">
            <text:p>1.822.886</text:p>
          </table:table-cell>
          <table:table-cell office:value-type="percentage" office:value="0.91404257003523348" table:style-name="ce83">
            <text:p>91,4%</text:p>
          </table:table-cell>
          <table:table-cell office:value-type="percentage" office:value="0.81278578912788613" table:style-name="ce83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61473" table:style-name="ce82">
            <text:p>461.473</text:p>
          </table:table-cell>
          <table:table-cell office:value-type="percentage" office:value="1" table:style-name="ce83">
            <text:p>100,0%</text:p>
          </table:table-cell>
          <table:table-cell office:value-type="float" office:value="622453" table:style-name="ce82">
            <text:p>622.453</text:p>
          </table:table-cell>
          <table:table-cell office:value-type="percentage" office:value="0.95850220811910813" table:style-name="ce83">
            <text:p>95,9%</text:p>
          </table:table-cell>
          <table:table-cell office:value-type="float" office:value="810691" table:style-name="ce82">
            <text:p>810.691</text:p>
          </table:table-cell>
          <table:table-cell office:value-type="percentage" office:value="0.93473615723415782" table:style-name="ce83">
            <text:p>93,5%</text:p>
          </table:table-cell>
          <table:table-cell office:value-type="float" office:value="1046030" table:style-name="ce82">
            <text:p>1.046.030</text:p>
          </table:table-cell>
          <table:table-cell office:value-type="percentage" office:value="0.93699128547252519" table:style-name="ce83">
            <text:p>93,7%</text:p>
          </table:table-cell>
          <table:table-cell office:value-type="float" office:value="1168662" table:style-name="ce82">
            <text:p>1.168.662</text:p>
          </table:table-cell>
          <table:table-cell office:value-type="percentage" office:value="0.92830494058497559" table:style-name="ce83">
            <text:p>92,8%</text:p>
          </table:table-cell>
          <table:table-cell office:value-type="float" office:value="836673" table:style-name="ce82">
            <text:p>836.673</text:p>
          </table:table-cell>
          <table:table-cell office:value-type="percentage" office:value="0.88438942580841384" table:style-name="ce83">
            <text:p>88,4%</text:p>
          </table:table-cell>
          <table:table-cell office:value-type="float" office:value="703808" table:style-name="ce82">
            <text:p>703.808</text:p>
          </table:table-cell>
          <table:table-cell office:value-type="percentage" office:value="0.84128325953555816" table:style-name="ce83">
            <text:p>84,1%</text:p>
          </table:table-cell>
          <table:table-cell office:value-type="float" office:value="612275" table:style-name="ce82">
            <text:p>612.275</text:p>
          </table:table-cell>
          <table:table-cell office:value-type="percentage" office:value="0.89724542785350514" table:style-name="ce83">
            <text:p>89,7%</text:p>
          </table:table-cell>
          <table:table-cell office:value-type="float" office:value="6262065" table:style-name="ce82">
            <text:p>6.262.065</text:p>
          </table:table-cell>
          <table:table-cell office:value-type="float" office:value="6811841.3897879999" table:style-name="ce82">
            <text:p>6.811.841</text:p>
          </table:table-cell>
          <table:table-cell office:value-type="percentage" office:value="0.91929107588849623" table:style-name="ce83">
            <text:p>91,9%</text:p>
          </table:table-cell>
          <table:table-cell office:value-type="percentage" office:value="0.8154588168459912" table:style-name="ce83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9259" table:style-name="ce82">
            <text:p>299.259</text:p>
          </table:table-cell>
          <table:table-cell office:value-type="percentage" office:value="1" table:style-name="ce83">
            <text:p>100,0%</text:p>
          </table:table-cell>
          <table:table-cell office:value-type="float" office:value="438031" table:style-name="ce82">
            <text:p>438.031</text:p>
          </table:table-cell>
          <table:table-cell office:value-type="percentage" office:value="0.97355510400230727" table:style-name="ce83">
            <text:p>97,4%</text:p>
          </table:table-cell>
          <table:table-cell office:value-type="float" office:value="577077" table:style-name="ce82">
            <text:p>577.077</text:p>
          </table:table-cell>
          <table:table-cell office:value-type="percentage" office:value="0.94083632079320778" table:style-name="ce83">
            <text:p>94,1%</text:p>
          </table:table-cell>
          <table:table-cell office:value-type="float" office:value="724428" table:style-name="ce82">
            <text:p>724.428</text:p>
          </table:table-cell>
          <table:table-cell office:value-type="percentage" office:value="0.93272237306909678" table:style-name="ce83">
            <text:p>93,3%</text:p>
          </table:table-cell>
          <table:table-cell office:value-type="float" office:value="768802" table:style-name="ce82">
            <text:p>768.802</text:p>
          </table:table-cell>
          <table:table-cell office:value-type="percentage" office:value="0.92045509328461972" table:style-name="ce83">
            <text:p>92,0%</text:p>
          </table:table-cell>
          <table:table-cell office:value-type="float" office:value="532168" table:style-name="ce82">
            <text:p>532.168</text:p>
          </table:table-cell>
          <table:table-cell office:value-type="percentage" office:value="0.88436522300792997" table:style-name="ce83">
            <text:p>88,4%</text:p>
          </table:table-cell>
          <table:table-cell office:value-type="float" office:value="450415" table:style-name="ce82">
            <text:p>450.415</text:p>
          </table:table-cell>
          <table:table-cell office:value-type="percentage" office:value="0.86752469432343338" table:style-name="ce83">
            <text:p>86,8%</text:p>
          </table:table-cell>
          <table:table-cell office:value-type="float" office:value="408861" table:style-name="ce82">
            <text:p>408.861</text:p>
          </table:table-cell>
          <table:table-cell office:value-type="percentage" office:value="0.92930997295365458" table:style-name="ce83">
            <text:p>92,9%</text:p>
          </table:table-cell>
          <table:table-cell office:value-type="float" office:value="4199041" table:style-name="ce82">
            <text:p>4.199.041</text:p>
          </table:table-cell>
          <table:table-cell office:value-type="float" office:value="4528081.8524599997" table:style-name="ce82">
            <text:p>4.528.082</text:p>
          </table:table-cell>
          <table:table-cell office:value-type="percentage" office:value="0.92733328080603494" table:style-name="ce83">
            <text:p>92,7%</text:p>
          </table:table-cell>
          <table:table-cell office:value-type="percentage" office:value="0.82779683836241735" table:style-name="ce83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8466" table:style-name="ce82">
            <text:p>78.466</text:p>
          </table:table-cell>
          <table:table-cell office:value-type="percentage" office:value="1" table:style-name="ce83">
            <text:p>100,0%</text:p>
          </table:table-cell>
          <table:table-cell office:value-type="float" office:value="96192" table:style-name="ce82">
            <text:p>96.192</text:p>
          </table:table-cell>
          <table:table-cell office:value-type="percentage" office:value="1" table:style-name="ce83">
            <text:p>100,0%</text:p>
          </table:table-cell>
          <table:table-cell office:value-type="float" office:value="133525" table:style-name="ce82">
            <text:p>133.525</text:p>
          </table:table-cell>
          <table:table-cell office:value-type="percentage" office:value="0.98664447546429968" table:style-name="ce83">
            <text:p>98,7%</text:p>
          </table:table-cell>
          <table:table-cell office:value-type="float" office:value="162416" table:style-name="ce82">
            <text:p>162.416</text:p>
          </table:table-cell>
          <table:table-cell office:value-type="percentage" office:value="0.96890767815155598" table:style-name="ce83">
            <text:p>96,9%</text:p>
          </table:table-cell>
          <table:table-cell office:value-type="float" office:value="147471" table:style-name="ce82">
            <text:p>147.471</text:p>
          </table:table-cell>
          <table:table-cell office:value-type="percentage" office:value="0.94736717221130617" table:style-name="ce83">
            <text:p>94,7%</text:p>
          </table:table-cell>
          <table:table-cell office:value-type="float" office:value="115005" table:style-name="ce82">
            <text:p>115.005</text:p>
          </table:table-cell>
          <table:table-cell office:value-type="percentage" office:value="0.90603309186401748" table:style-name="ce83">
            <text:p>90,6%</text:p>
          </table:table-cell>
          <table:table-cell office:value-type="float" office:value="95843" table:style-name="ce82">
            <text:p>95.843</text:p>
          </table:table-cell>
          <table:table-cell office:value-type="percentage" office:value="0.86490984659726611" table:style-name="ce83">
            <text:p>86,5%</text:p>
          </table:table-cell>
          <table:table-cell office:value-type="float" office:value="81521" table:style-name="ce82">
            <text:p>81.521</text:p>
          </table:table-cell>
          <table:table-cell office:value-type="percentage" office:value="0.9515616708895297" table:style-name="ce83">
            <text:p>95,2%</text:p>
          </table:table-cell>
          <table:table-cell office:value-type="float" office:value="910439" table:style-name="ce82">
            <text:p>910.439</text:p>
          </table:table-cell>
          <table:table-cell office:value-type="float" office:value="948307.09296599997" table:style-name="ce82">
            <text:p>948.307</text:p>
          </table:table-cell>
          <table:table-cell office:value-type="percentage" office:value="0.96006768983709623" table:style-name="ce83">
            <text:p>96,0%</text:p>
          </table:table-cell>
          <table:table-cell office:value-type="percentage" office:value="0.86435418476913761" table:style-name="ce83">
            <text:p>86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3200" table:style-name="ce82">
            <text:p>243.200</text:p>
          </table:table-cell>
          <table:table-cell office:value-type="percentage" office:value="1" table:style-name="ce83">
            <text:p>100,0%</text:p>
          </table:table-cell>
          <table:table-cell office:value-type="float" office:value="292479" table:style-name="ce82">
            <text:p>292.479</text:p>
          </table:table-cell>
          <table:table-cell office:value-type="percentage" office:value="0.99082701010597896" table:style-name="ce83">
            <text:p>99,1%</text:p>
          </table:table-cell>
          <table:table-cell office:value-type="float" office:value="348440" table:style-name="ce82">
            <text:p>348.440</text:p>
          </table:table-cell>
          <table:table-cell office:value-type="percentage" office:value="0.96726041073037916" table:style-name="ce83">
            <text:p>96,7%</text:p>
          </table:table-cell>
          <table:table-cell office:value-type="float" office:value="394091" table:style-name="ce82">
            <text:p>394.091</text:p>
          </table:table-cell>
          <table:table-cell office:value-type="percentage" office:value="0.95364738233358004" table:style-name="ce83">
            <text:p>95,4%</text:p>
          </table:table-cell>
          <table:table-cell office:value-type="float" office:value="412918" table:style-name="ce82">
            <text:p>412.918</text:p>
          </table:table-cell>
          <table:table-cell office:value-type="percentage" office:value="0.93893253277587252" table:style-name="ce83">
            <text:p>93,9%</text:p>
          </table:table-cell>
          <table:table-cell office:value-type="float" office:value="269431" table:style-name="ce82">
            <text:p>269.431</text:p>
          </table:table-cell>
          <table:table-cell office:value-type="percentage" office:value="0.90897149491254858" table:style-name="ce83">
            <text:p>90,9%</text:p>
          </table:table-cell>
          <table:table-cell office:value-type="float" office:value="205286" table:style-name="ce82">
            <text:p>205.286</text:p>
          </table:table-cell>
          <table:table-cell office:value-type="percentage" office:value="0.89415794014242544" table:style-name="ce83">
            <text:p>89,4%</text:p>
          </table:table-cell>
          <table:table-cell office:value-type="float" office:value="177446" table:style-name="ce82">
            <text:p>177.446</text:p>
          </table:table-cell>
          <table:table-cell office:value-type="percentage" office:value="0.95379821196622772" table:style-name="ce83">
            <text:p>95,4%</text:p>
          </table:table-cell>
          <table:table-cell office:value-type="float" office:value="2343291" table:style-name="ce82">
            <text:p>2.343.291</text:p>
          </table:table-cell>
          <table:table-cell office:value-type="float" office:value="2457737.9663920002" table:style-name="ce82">
            <text:p>2.457.738</text:p>
          </table:table-cell>
          <table:table-cell office:value-type="percentage" office:value="0.95343402431138324" table:style-name="ce83">
            <text:p>95,3%</text:p>
          </table:table-cell>
          <table:table-cell office:value-type="percentage" office:value="0.87064060084203787" table:style-name="ce83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3505" table:style-name="ce82">
            <text:p>23.505</text:p>
          </table:table-cell>
          <table:table-cell office:value-type="percentage" office:value="1" table:style-name="ce83">
            <text:p>100,0%</text:p>
          </table:table-cell>
          <table:table-cell office:value-type="float" office:value="28798" table:style-name="ce82">
            <text:p>28.798</text:p>
          </table:table-cell>
          <table:table-cell office:value-type="percentage" office:value="1" table:style-name="ce83">
            <text:p>100,0%</text:p>
          </table:table-cell>
          <table:table-cell office:value-type="float" office:value="38562" table:style-name="ce82">
            <text:p>38.562</text:p>
          </table:table-cell>
          <table:table-cell office:value-type="percentage" office:value="0.97360679537350658" table:style-name="ce83">
            <text:p>97,4%</text:p>
          </table:table-cell>
          <table:table-cell office:value-type="float" office:value="46000" table:style-name="ce82">
            <text:p>46.000</text:p>
          </table:table-cell>
          <table:table-cell office:value-type="percentage" office:value="0.96376402638412972" table:style-name="ce83">
            <text:p>96,4%</text:p>
          </table:table-cell>
          <table:table-cell office:value-type="float" office:value="48581" table:style-name="ce82">
            <text:p>48.581</text:p>
          </table:table-cell>
          <table:table-cell office:value-type="percentage" office:value="0.94925234922419666" table:style-name="ce83">
            <text:p>94,9%</text:p>
          </table:table-cell>
          <table:table-cell office:value-type="float" office:value="32659" table:style-name="ce82">
            <text:p>32.659</text:p>
          </table:table-cell>
          <table:table-cell office:value-type="percentage" office:value="0.91148865814067037" table:style-name="ce83">
            <text:p>91,1%</text:p>
          </table:table-cell>
          <table:table-cell office:value-type="float" office:value="25927" table:style-name="ce82">
            <text:p>25.927</text:p>
          </table:table-cell>
          <table:table-cell office:value-type="percentage" office:value="0.85645767927728744" table:style-name="ce83">
            <text:p>85,6%</text:p>
          </table:table-cell>
          <table:table-cell office:value-type="float" office:value="25601" table:style-name="ce82">
            <text:p>25.601</text:p>
          </table:table-cell>
          <table:table-cell office:value-type="percentage" office:value="0.9665726554074564" table:style-name="ce83">
            <text:p>96,7%</text:p>
          </table:table-cell>
          <table:table-cell office:value-type="float" office:value="269633" table:style-name="ce82">
            <text:p>269.633</text:p>
          </table:table-cell>
          <table:table-cell office:value-type="float" office:value="281978.88969400001" table:style-name="ce82">
            <text:p>281.979</text:p>
          </table:table-cell>
          <table:table-cell office:value-type="percentage" office:value="0.95621697174778719" table:style-name="ce83">
            <text:p>95,6%</text:p>
          </table:table-cell>
          <table:table-cell office:value-type="percentage" office:value="0.85349685061149394" table:style-name="ce83">
            <text:p>85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5734" table:style-name="ce82">
            <text:p>375.734</text:p>
          </table:table-cell>
          <table:table-cell office:value-type="percentage" office:value="1" table:style-name="ce83">
            <text:p>100,0%</text:p>
          </table:table-cell>
          <table:table-cell office:value-type="float" office:value="513490" table:style-name="ce82">
            <text:p>513.490</text:p>
          </table:table-cell>
          <table:table-cell office:value-type="percentage" office:value="0.95129213265883505" table:style-name="ce83">
            <text:p>95,1%</text:p>
          </table:table-cell>
          <table:table-cell office:value-type="float" office:value="695454" table:style-name="ce82">
            <text:p>695.454</text:p>
          </table:table-cell>
          <table:table-cell office:value-type="percentage" office:value="0.94217972686483542" table:style-name="ce83">
            <text:p>94,2%</text:p>
          </table:table-cell>
          <table:table-cell office:value-type="float" office:value="952246" table:style-name="ce82">
            <text:p>952.246</text:p>
          </table:table-cell>
          <table:table-cell office:value-type="percentage" office:value="0.94193570766428747" table:style-name="ce83">
            <text:p>94,2%</text:p>
          </table:table-cell>
          <table:table-cell office:value-type="float" office:value="1056220" table:style-name="ce82">
            <text:p>1.056.220</text:p>
          </table:table-cell>
          <table:table-cell office:value-type="percentage" office:value="0.92362443106092951" table:style-name="ce83">
            <text:p>92,4%</text:p>
          </table:table-cell>
          <table:table-cell office:value-type="float" office:value="785493" table:style-name="ce82">
            <text:p>785.493</text:p>
          </table:table-cell>
          <table:table-cell office:value-type="percentage" office:value="0.89519830094839037" table:style-name="ce83">
            <text:p>89,5%</text:p>
          </table:table-cell>
          <table:table-cell office:value-type="float" office:value="643232" table:style-name="ce82">
            <text:p>643.232</text:p>
          </table:table-cell>
          <table:table-cell office:value-type="percentage" office:value="0.86757601114056271" table:style-name="ce83">
            <text:p>86,8%</text:p>
          </table:table-cell>
          <table:table-cell office:value-type="float" office:value="510295" table:style-name="ce82">
            <text:p>510.295</text:p>
          </table:table-cell>
          <table:table-cell office:value-type="percentage" office:value="0.87939297441502606" table:style-name="ce83">
            <text:p>87,9%</text:p>
          </table:table-cell>
          <table:table-cell office:value-type="float" office:value="5532164" table:style-name="ce82">
            <text:p>5.532.164</text:p>
          </table:table-cell>
          <table:table-cell office:value-type="float" office:value="6006507.0008919984" table:style-name="ce82">
            <text:p>6.006.507</text:p>
          </table:table-cell>
          <table:table-cell office:value-type="percentage" office:value="0.92102847781221997" table:style-name="ce83">
            <text:p>92,1%</text:p>
          </table:table-cell>
          <table:table-cell office:value-type="percentage" office:value="0.81723433751715646" table:style-name="ce83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2919" table:style-name="ce82">
            <text:p>72.919</text:p>
          </table:table-cell>
          <table:table-cell office:value-type="percentage" office:value="1" table:style-name="ce83">
            <text:p>100,0%</text:p>
          </table:table-cell>
          <table:table-cell office:value-type="float" office:value="103972" table:style-name="ce82">
            <text:p>103.972</text:p>
          </table:table-cell>
          <table:table-cell office:value-type="percentage" office:value="0.97225210367004355" table:style-name="ce83">
            <text:p>97,2%</text:p>
          </table:table-cell>
          <table:table-cell office:value-type="float" office:value="149978" table:style-name="ce82">
            <text:p>149.978</text:p>
          </table:table-cell>
          <table:table-cell office:value-type="percentage" office:value="0.94431336940051513" table:style-name="ce83">
            <text:p>94,4%</text:p>
          </table:table-cell>
          <table:table-cell office:value-type="float" office:value="210182" table:style-name="ce82">
            <text:p>210.182</text:p>
          </table:table-cell>
          <table:table-cell office:value-type="percentage" office:value="0.94489612172109116" table:style-name="ce83">
            <text:p>94,5%</text:p>
          </table:table-cell>
          <table:table-cell office:value-type="float" office:value="237250" table:style-name="ce82">
            <text:p>237.250</text:p>
          </table:table-cell>
          <table:table-cell office:value-type="percentage" office:value="0.94098589242672448" table:style-name="ce83">
            <text:p>94,1%</text:p>
          </table:table-cell>
          <table:table-cell office:value-type="float" office:value="175413" table:style-name="ce82">
            <text:p>175.413</text:p>
          </table:table-cell>
          <table:table-cell office:value-type="percentage" office:value="0.89991975340559149" table:style-name="ce83">
            <text:p>90,0%</text:p>
          </table:table-cell>
          <table:table-cell office:value-type="float" office:value="150819" table:style-name="ce82">
            <text:p>150.819</text:p>
          </table:table-cell>
          <table:table-cell office:value-type="percentage" office:value="0.85554982694374659" table:style-name="ce83">
            <text:p>85,6%</text:p>
          </table:table-cell>
          <table:table-cell office:value-type="float" office:value="132855" table:style-name="ce82">
            <text:p>132.855</text:p>
          </table:table-cell>
          <table:table-cell office:value-type="percentage" office:value="0.90776852115125273" table:style-name="ce83">
            <text:p>90,8%</text:p>
          </table:table-cell>
          <table:table-cell office:value-type="float" office:value="1233388" table:style-name="ce82">
            <text:p>1.233.388</text:p>
          </table:table-cell>
          <table:table-cell office:value-type="float" office:value="1329419.0966020001" table:style-name="ce82">
            <text:p>1.329.419</text:p>
          </table:table-cell>
          <table:table-cell office:value-type="percentage" office:value="0.92776461775864671" table:style-name="ce83">
            <text:p>92,8%</text:p>
          </table:table-cell>
          <table:table-cell office:value-type="percentage" office:value="0.81009847733284324" table:style-name="ce83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598" table:style-name="ce82">
            <text:p>42.598</text:p>
          </table:table-cell>
          <table:table-cell office:value-type="percentage" office:value="1" table:style-name="ce83">
            <text:p>100,0%</text:p>
          </table:table-cell>
          <table:table-cell office:value-type="float" office:value="56022" table:style-name="ce82">
            <text:p>56.022</text:p>
          </table:table-cell>
          <table:table-cell office:value-type="percentage" office:value="0.96739327776818029" table:style-name="ce83">
            <text:p>96,7%</text:p>
          </table:table-cell>
          <table:table-cell office:value-type="float" office:value="72670" table:style-name="ce82">
            <text:p>72.670</text:p>
          </table:table-cell>
          <table:table-cell office:value-type="percentage" office:value="0.93768632628601234" table:style-name="ce83">
            <text:p>93,8%</text:p>
          </table:table-cell>
          <table:table-cell office:value-type="float" office:value="92604" table:style-name="ce82">
            <text:p>92.604</text:p>
          </table:table-cell>
          <table:table-cell office:value-type="percentage" office:value="0.93540979897417487" table:style-name="ce83">
            <text:p>93,5%</text:p>
          </table:table-cell>
          <table:table-cell office:value-type="float" office:value="96713" table:style-name="ce82">
            <text:p>96.713</text:p>
          </table:table-cell>
          <table:table-cell office:value-type="percentage" office:value="0.92548636459543265" table:style-name="ce83">
            <text:p>92,5%</text:p>
          </table:table-cell>
          <table:table-cell office:value-type="float" office:value="66189" table:style-name="ce82">
            <text:p>66.189</text:p>
          </table:table-cell>
          <table:table-cell office:value-type="percentage" office:value="0.89021929726310189" table:style-name="ce83">
            <text:p>89,0%</text:p>
          </table:table-cell>
          <table:table-cell office:value-type="float" office:value="60192" table:style-name="ce82">
            <text:p>60.192</text:p>
          </table:table-cell>
          <table:table-cell office:value-type="percentage" office:value="0.86213678021900375" table:style-name="ce83">
            <text:p>86,2%</text:p>
          </table:table-cell>
          <table:table-cell office:value-type="float" office:value="53428" table:style-name="ce82">
            <text:p>53.428</text:p>
          </table:table-cell>
          <table:table-cell office:value-type="percentage" office:value="0.91612083654787491" table:style-name="ce83">
            <text:p>91,6%</text:p>
          </table:table-cell>
          <table:table-cell office:value-type="float" office:value="540416" table:style-name="ce82">
            <text:p>540.416</text:p>
          </table:table-cell>
          <table:table-cell office:value-type="float" office:value="583256.26343300007" table:style-name="ce82">
            <text:p>583.256</text:p>
          </table:table-cell>
          <table:table-cell office:value-type="percentage" office:value="0.9265498441785337" table:style-name="ce83">
            <text:p>92,7%</text:p>
          </table:table-cell>
          <table:table-cell office:value-type="percentage" office:value="0.81986212316610374" table:style-name="ce83">
            <text:p>82,0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5558" table:style-name="ce82">
            <text:p>165.558</text:p>
          </table:table-cell>
          <table:table-cell office:value-type="percentage" office:value="1" table:style-name="ce83">
            <text:p>100,0%</text:p>
          </table:table-cell>
          <table:table-cell office:value-type="float" office:value="215427" table:style-name="ce82">
            <text:p>215.427</text:p>
          </table:table-cell>
          <table:table-cell office:value-type="percentage" office:value="0.97783689428630804" table:style-name="ce83">
            <text:p>97,8%</text:p>
          </table:table-cell>
          <table:table-cell office:value-type="float" office:value="281992" table:style-name="ce82">
            <text:p>281.992</text:p>
          </table:table-cell>
          <table:table-cell office:value-type="percentage" office:value="0.97550128314649776" table:style-name="ce83">
            <text:p>97,6%</text:p>
          </table:table-cell>
          <table:table-cell office:value-type="float" office:value="328553" table:style-name="ce82">
            <text:p>328.553</text:p>
          </table:table-cell>
          <table:table-cell office:value-type="percentage" office:value="0.96853459006234743" table:style-name="ce83">
            <text:p>96,9%</text:p>
          </table:table-cell>
          <table:table-cell office:value-type="float" office:value="327784" table:style-name="ce82">
            <text:p>327.784</text:p>
          </table:table-cell>
          <table:table-cell office:value-type="percentage" office:value="0.96227624270961365" table:style-name="ce83">
            <text:p>96,2%</text:p>
          </table:table-cell>
          <table:table-cell office:value-type="float" office:value="213420" table:style-name="ce82">
            <text:p>213.420</text:p>
          </table:table-cell>
          <table:table-cell office:value-type="percentage" office:value="0.93638639302970705" table:style-name="ce83">
            <text:p>93,6%</text:p>
          </table:table-cell>
          <table:table-cell office:value-type="float" office:value="177054" table:style-name="ce82">
            <text:p>177.054</text:p>
          </table:table-cell>
          <table:table-cell office:value-type="percentage" office:value="0.87966979804453937" table:style-name="ce83">
            <text:p>88,0%</text:p>
          </table:table-cell>
          <table:table-cell office:value-type="float" office:value="161376" table:style-name="ce82">
            <text:p>161.376</text:p>
          </table:table-cell>
          <table:table-cell office:value-type="percentage" office:value="0.92003988033635953" table:style-name="ce83">
            <text:p>92,0%</text:p>
          </table:table-cell>
          <table:table-cell office:value-type="float" office:value="1871164" table:style-name="ce82">
            <text:p>1.871.164</text:p>
          </table:table-cell>
          <table:table-cell office:value-type="float" office:value="1953592.4880969999" table:style-name="ce82">
            <text:p>1.953.592</text:p>
          </table:table-cell>
          <table:table-cell office:value-type="percentage" office:value="0.95780671322231903" table:style-name="ce83">
            <text:p>95,8%</text:p>
          </table:table-cell>
          <table:table-cell office:value-type="percentage" office:value="0.8595474413623253" table:style-name="ce83">
            <text:p>86,0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413" table:style-name="ce82">
            <text:p>2.413</text:p>
          </table:table-cell>
          <table:table-cell office:value-type="percentage" office:value="0.85448220373366912" table:style-name="ce83">
            <text:p>85,4%</text:p>
          </table:table-cell>
          <table:table-cell office:value-type="float" office:value="3940" table:style-name="ce82">
            <text:p>3.940</text:p>
          </table:table-cell>
          <table:table-cell office:value-type="percentage" office:value="0.89661616467774974" table:style-name="ce83">
            <text:p>89,7%</text:p>
          </table:table-cell>
          <table:table-cell office:value-type="float" office:value="7733" table:style-name="ce82">
            <text:p>7.733</text:p>
          </table:table-cell>
          <table:table-cell office:value-type="percentage" office:value="0.90287443777418852" table:style-name="ce83">
            <text:p>90,3%</text:p>
          </table:table-cell>
          <table:table-cell office:value-type="float" office:value="10710" table:style-name="ce82">
            <text:p>10.710</text:p>
          </table:table-cell>
          <table:table-cell office:value-type="percentage" office:value="0.93184451824097136" table:style-name="ce83">
            <text:p>93,2%</text:p>
          </table:table-cell>
          <table:table-cell office:value-type="float" office:value="11358" table:style-name="ce82">
            <text:p>11.358</text:p>
          </table:table-cell>
          <table:table-cell office:value-type="percentage" office:value="0.93314530680512864" table:style-name="ce83">
            <text:p>93,3%</text:p>
          </table:table-cell>
          <table:table-cell office:value-type="float" office:value="9677" table:style-name="ce82">
            <text:p>9.677</text:p>
          </table:table-cell>
          <table:table-cell office:value-type="percentage" office:value="0.87289270764163107" table:style-name="ce83">
            <text:p>87,3%</text:p>
          </table:table-cell>
          <table:table-cell office:value-type="float" office:value="9943" table:style-name="ce82">
            <text:p>9.943</text:p>
          </table:table-cell>
          <table:table-cell office:value-type="percentage" office:value="0.91395799735631511" table:style-name="ce83">
            <text:p>91,4%</text:p>
          </table:table-cell>
          <table:table-cell office:value-type="float" office:value="9965" table:style-name="ce82">
            <text:p>9.965</text:p>
          </table:table-cell>
          <table:table-cell office:value-type="percentage" office:value="1.0628482686264369" table:style-name="ce83">
            <text:p>106,3%</text:p>
          </table:table-cell>
          <table:table-cell office:value-type="float" office:value="65739" table:style-name="ce82">
            <text:p>65.739</text:p>
          </table:table-cell>
          <table:table-cell office:value-type="float" office:value="70789.104772000006" table:style-name="ce82">
            <text:p>70.789</text:p>
          </table:table-cell>
          <table:table-cell office:value-type="percentage" office:value="0.92865985820465513" table:style-name="ce83">
            <text:p>92,9%</text:p>
          </table:table-cell>
          <table:table-cell office:value-type="percentage" office:value="0.79671539334544217" table:style-name="ce83">
            <text:p>79,7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103" table:style-name="ce82">
            <text:p>2.103</text:p>
          </table:table-cell>
          <table:table-cell office:value-type="percentage" office:value="0.86173174887436488" table:style-name="ce83">
            <text:p>86,2%</text:p>
          </table:table-cell>
          <table:table-cell office:value-type="float" office:value="3433" table:style-name="ce82">
            <text:p>3.433</text:p>
          </table:table-cell>
          <table:table-cell office:value-type="percentage" office:value="0.88192501940329449" table:style-name="ce83">
            <text:p>88,2%</text:p>
          </table:table-cell>
          <table:table-cell office:value-type="float" office:value="7520" table:style-name="ce82">
            <text:p>7.520</text:p>
          </table:table-cell>
          <table:table-cell office:value-type="percentage" office:value="0.91545390949307492" table:style-name="ce83">
            <text:p>91,5%</text:p>
          </table:table-cell>
          <table:table-cell office:value-type="float" office:value="10179" table:style-name="ce82">
            <text:p>10.179</text:p>
          </table:table-cell>
          <table:table-cell office:value-type="percentage" office:value="0.95544726850100992" table:style-name="ce83">
            <text:p>95,5%</text:p>
          </table:table-cell>
          <table:table-cell office:value-type="float" office:value="10723" table:style-name="ce82">
            <text:p>10.723</text:p>
          </table:table-cell>
          <table:table-cell office:value-type="percentage" office:value="0.99168995942426585" table:style-name="ce83">
            <text:p>99,2%</text:p>
          </table:table-cell>
          <table:table-cell office:value-type="float" office:value="9432" table:style-name="ce82">
            <text:p>9.432</text:p>
          </table:table-cell>
          <table:table-cell office:value-type="percentage" office:value="0.87854561790873931" table:style-name="ce83">
            <text:p>87,9%</text:p>
          </table:table-cell>
          <table:table-cell office:value-type="float" office:value="10455" table:style-name="ce82">
            <text:p>10.455</text:p>
          </table:table-cell>
          <table:table-cell office:value-type="percentage" office:value="0.87942642608332422" table:style-name="ce83">
            <text:p>87,9%</text:p>
          </table:table-cell>
          <table:table-cell office:value-type="float" office:value="9274" table:style-name="ce82">
            <text:p>9.274</text:p>
          </table:table-cell>
          <table:table-cell office:value-type="percentage" office:value="0.97258001656581683" table:style-name="ce83">
            <text:p>97,3%</text:p>
          </table:table-cell>
          <table:table-cell office:value-type="float" office:value="63119" table:style-name="ce82">
            <text:p>63.119</text:p>
          </table:table-cell>
          <table:table-cell office:value-type="float" office:value="68173.882384000011" table:style-name="ce82">
            <text:p>68.174</text:p>
          </table:table-cell>
          <table:table-cell office:value-type="percentage" office:value="0.92585309495023915" table:style-name="ce83">
            <text:p>92,6%</text:p>
          </table:table-cell>
          <table:table-cell office:value-type="percentage" office:value="0.75831655487523153" table:style-name="ce83">
            <text:p>75,8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30" table:style-name="ce82">
            <text:p>30</text:p>
          </table:table-cell>
          <table:table-cell office:value-type="string" table:style-name="ce83">
            <text:p>-</text:p>
          </table:table-cell>
          <table:table-cell office:value-type="float" office:value="20" table:style-name="ce82">
            <text:p>20</text:p>
          </table:table-cell>
          <table:table-cell office:value-type="string" table:style-name="ce83">
            <text:p>-</text:p>
          </table:table-cell>
          <table:table-cell office:value-type="float" office:value="3698" table:style-name="ce82">
            <text:p>3.698</text:p>
          </table:table-cell>
          <table:table-cell office:value-type="string" table:style-name="ce83">
            <text:p>-</text:p>
          </table:table-cell>
          <table:table-cell office:value-type="float" office:value="9683" table:style-name="ce82">
            <text:p>9.683</text:p>
          </table:table-cell>
          <table:table-cell office:value-type="string" table:style-name="ce83">
            <text:p>-</text:p>
          </table:table-cell>
          <table:table-cell office:value-type="float" office:value="22793" table:style-name="ce82">
            <text:p>22.793</text:p>
          </table:table-cell>
          <table:table-cell office:value-type="string" table:style-name="ce83">
            <text:p>-</text:p>
          </table:table-cell>
          <table:table-cell office:value-type="float" office:value="32804" table:style-name="ce82">
            <text:p>32.804</text:p>
          </table:table-cell>
          <table:table-cell office:value-type="string" table:style-name="ce83">
            <text:p>-</text:p>
          </table:table-cell>
          <table:table-cell office:value-type="float" office:value="25170" table:style-name="ce82">
            <text:p>25.170</text:p>
          </table:table-cell>
          <table:table-cell office:value-type="string" table:style-name="ce83">
            <text:p>-</text:p>
          </table:table-cell>
          <table:table-cell office:value-type="float" office:value="1241" table:style-name="ce82">
            <text:p>1.241</text:p>
          </table:table-cell>
          <table:table-cell office:value-type="string" table:style-name="ce83">
            <text:p>-</text:p>
          </table:table-cell>
          <table:table-cell office:value-type="float" office:value="95439" table:style-name="ce82">
            <text:p>95.439</text:p>
          </table:table-cell>
          <table:table-cell office:value-type="string" table:style-name="ce82">
            <text:p>-</text:p>
          </table:table-cell>
          <table:table-cell office:value-type="string" table:style-name="ce83">
            <text:p>-</text:p>
          </table:table-cell>
          <table:table-cell office:value-type="string" table:style-name="ce83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float" office:value="33" table:style-name="ce85">
            <text:p>33</text:p>
          </table:table-cell>
          <table:table-cell office:value-type="string" table:style-name="ce86">
            <text:p>-</text:p>
          </table:table-cell>
          <table:table-cell office:value-type="float" office:value="52" table:style-name="ce85">
            <text:p>52</text:p>
          </table:table-cell>
          <table:table-cell office:value-type="string" table:style-name="ce86">
            <text:p>-</text:p>
          </table:table-cell>
          <table:table-cell office:value-type="float" office:value="320" table:style-name="ce85">
            <text:p>320</text:p>
          </table:table-cell>
          <table:table-cell office:value-type="string" table:style-name="ce86">
            <text:p>-</text:p>
          </table:table-cell>
          <table:table-cell office:value-type="float" office:value="924" table:style-name="ce85">
            <text:p>924</text:p>
          </table:table-cell>
          <table:table-cell office:value-type="string" table:style-name="ce86">
            <text:p>-</text:p>
          </table:table-cell>
          <table:table-cell office:value-type="float" office:value="1972" table:style-name="ce85">
            <text:p>1.972</text:p>
          </table:table-cell>
          <table:table-cell office:value-type="string" table:style-name="ce86">
            <text:p>-</text:p>
          </table:table-cell>
          <table:table-cell office:value-type="float" office:value="2431" table:style-name="ce85">
            <text:p>2.431</text:p>
          </table:table-cell>
          <table:table-cell office:value-type="string" table:style-name="ce86">
            <text:p>-</text:p>
          </table:table-cell>
          <table:table-cell office:value-type="float" office:value="2130" table:style-name="ce85">
            <text:p>2.130</text:p>
          </table:table-cell>
          <table:table-cell office:value-type="string" table:style-name="ce86">
            <text:p>-</text:p>
          </table:table-cell>
          <table:table-cell office:value-type="float" office:value="271" table:style-name="ce85">
            <text:p>271</text:p>
          </table:table-cell>
          <table:table-cell office:value-type="string" table:style-name="ce86">
            <text:p>-</text:p>
          </table:table-cell>
          <table:table-cell office:value-type="float" office:value="8133" table:style-name="ce85">
            <text:p>8.133</text:p>
          </table:table-cell>
          <table:table-cell office:value-type="string" table:style-name="ce85">
            <text:p>-</text:p>
          </table:table-cell>
          <table:table-cell office:value-type="string" table:style-name="ce86">
            <text:p>-</text:p>
          </table:table-cell>
          <table:table-cell office:value-type="string" table:style-name="ce86">
            <text:p>-</text:p>
          </table:table-cell>
          <table:table-cell table:number-columns-repeated="24" table:style-name="ce61"/>
          <table:table-cell table:number-columns-repeated="16339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53091" table:style-name="ce89">
            <text:p>2.953.091</text:p>
          </table:table-cell>
          <table:table-cell office:value-type="percentage" office:value="1" table:style-name="ce90">
            <text:p>100,0%</text:p>
          </table:table-cell>
          <table:table-cell office:value-type="float" office:value="3970856" table:style-name="ce89">
            <text:p>3.970.856</text:p>
          </table:table-cell>
          <table:table-cell office:value-type="percentage" office:value="0.9712940474431474" table:style-name="ce90">
            <text:p>97,1%</text:p>
          </table:table-cell>
          <table:table-cell office:value-type="float" office:value="5341398" table:style-name="ce89">
            <text:p>5.341.398</text:p>
          </table:table-cell>
          <table:table-cell office:value-type="percentage" office:value="0.94551966526524711" table:style-name="ce90">
            <text:p>94,6%</text:p>
          </table:table-cell>
          <table:table-cell office:value-type="float" office:value="6776307" table:style-name="ce89">
            <text:p>6.776.307</text:p>
          </table:table-cell>
          <table:table-cell office:value-type="percentage" office:value="0.93738460790917855" table:style-name="ce90">
            <text:p>93,7%</text:p>
          </table:table-cell>
          <table:table-cell office:value-type="float" office:value="7144291" table:style-name="ce89">
            <text:p>7.144.291</text:p>
          </table:table-cell>
          <table:table-cell office:value-type="percentage" office:value="0.92336141284510598" table:style-name="ce90">
            <text:p>92,3%</text:p>
          </table:table-cell>
          <table:table-cell office:value-type="float" office:value="5143139" table:style-name="ce89">
            <text:p>5.143.139</text:p>
          </table:table-cell>
          <table:table-cell office:value-type="percentage" office:value="0.88887822954722828" table:style-name="ce90">
            <text:p>88,9%</text:p>
          </table:table-cell>
          <table:table-cell office:value-type="float" office:value="4270990" table:style-name="ce89">
            <text:p>4.270.990</text:p>
          </table:table-cell>
          <table:table-cell office:value-type="percentage" office:value="0.86404387887089262" table:style-name="ce90">
            <text:p>86,4%</text:p>
          </table:table-cell>
          <table:table-cell office:value-type="float" office:value="3688261" table:style-name="ce89">
            <text:p>3.688.261</text:p>
          </table:table-cell>
          <table:table-cell office:value-type="percentage" office:value="0.91416246734396445" table:style-name="ce90">
            <text:p>91,4%</text:p>
          </table:table-cell>
          <table:table-cell office:value-type="float" office:value="39288333" table:style-name="ce89">
            <text:p>39.288.333</text:p>
          </table:table-cell>
          <table:table-cell office:value-type="float" office:value="42350585.205100007" table:style-name="ce89">
            <text:p>42.350.585</text:p>
          </table:table-cell>
          <table:table-cell office:value-type="percentage" office:value="0.92769280069520177" table:style-name="ce90">
            <text:p>92,8%</text:p>
          </table:table-cell>
          <table:table-cell office:value-type="percentage" office:value="0.82829299589567895" table:style-name="ce90">
            <text:p>82,8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3" table:default-cell-style-name="ce61"/>
        <table:table-column table:style-name="co3" table:number-columns-repeated="20" table:default-cell-style-name="ce61"/>
        <table:table-column table:style-name="co4" table:number-columns-repeated="16343" table:default-cell-style-name="ce61"/>
        <table:table-row table:style-name="ro10">
          <table:table-cell table:style-name="ce72"/>
          <table:table-cell office:value-type="string" table:style-name="ce73">
            <text:p>Personas pauta completa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pauta completa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pauta completa sobre Población a Vacunar INE</text:p>
          </table:table-cell>
          <table:table-cell office:value-type="string" table:style-name="ce76">
            <text:p>% pauta completa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0910" table:style-name="ce92">
            <text:p>430.910</text:p>
          </table:table-cell>
          <table:table-cell office:value-type="percentage" office:value="1" table:style-name="ce93">
            <text:p>100,0%</text:p>
          </table:table-cell>
          <table:table-cell office:value-type="float" office:value="653116" table:style-name="ce92">
            <text:p>653.116</text:p>
          </table:table-cell>
          <table:table-cell office:value-type="percentage" office:value="0.97146928469132487" table:style-name="ce93">
            <text:p>97,1%</text:p>
          </table:table-cell>
          <table:table-cell office:value-type="float" office:value="934181" table:style-name="ce92">
            <text:p>934.181</text:p>
          </table:table-cell>
          <table:table-cell office:value-type="percentage" office:value="0.94467645423673152" table:style-name="ce93">
            <text:p>94,5%</text:p>
          </table:table-cell>
          <table:table-cell office:value-type="float" office:value="1222999" table:style-name="ce92">
            <text:p>1.222.999</text:p>
          </table:table-cell>
          <table:table-cell office:value-type="percentage" office:value="0.93665273307699304" table:style-name="ce93">
            <text:p>93,7%</text:p>
          </table:table-cell>
          <table:table-cell office:value-type="float" office:value="1268167" table:style-name="ce92">
            <text:p>1.268.167</text:p>
          </table:table-cell>
          <table:table-cell office:value-type="percentage" office:value="0.92089057940141406" table:style-name="ce93">
            <text:p>92,1%</text:p>
          </table:table-cell>
          <table:table-cell office:value-type="float" office:value="954116" table:style-name="ce92">
            <text:p>954.116</text:p>
          </table:table-cell>
          <table:table-cell office:value-type="percentage" office:value="0.88422744966047262" table:style-name="ce93">
            <text:p>88,4%</text:p>
          </table:table-cell>
          <table:table-cell office:value-type="float" office:value="794930" table:style-name="ce92">
            <text:p>794.930</text:p>
          </table:table-cell>
          <table:table-cell office:value-type="percentage" office:value="0.85937136668231218" table:style-name="ce93">
            <text:p>85,9%</text:p>
          </table:table-cell>
          <table:table-cell office:value-type="float" office:value="761024" table:style-name="ce92">
            <text:p>761.024</text:p>
          </table:table-cell>
          <table:table-cell office:value-type="percentage" office:value="0.97422381721708795" table:style-name="ce93">
            <text:p>97,4%</text:p>
          </table:table-cell>
          <table:table-cell office:value-type="float" office:value="7019443" table:style-name="ce92">
            <text:p>7.019.443</text:p>
          </table:table-cell>
          <table:table-cell office:value-type="float" office:value="7549680.891117" table:style-name="ce92">
            <text:p>7.549.681</text:p>
          </table:table-cell>
          <table:table-cell office:value-type="percentage" office:value="0.92976684726623593" table:style-name="ce93">
            <text:p>93,0%</text:p>
          </table:table-cell>
          <table:table-cell office:value-type="percentage" office:value="0.82396469485412904" table:style-name="ce93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0546" table:style-name="ce94">
            <text:p>100.546</text:p>
          </table:table-cell>
          <table:table-cell office:value-type="percentage" office:value="1" table:style-name="ce95">
            <text:p>100,0%</text:p>
          </table:table-cell>
          <table:table-cell office:value-type="float" office:value="119285" table:style-name="ce94">
            <text:p>119.285</text:p>
          </table:table-cell>
          <table:table-cell office:value-type="percentage" office:value="0.98519530273928857" table:style-name="ce95">
            <text:p>98,5%</text:p>
          </table:table-cell>
          <table:table-cell office:value-type="float" office:value="155588" table:style-name="ce94">
            <text:p>155.588</text:p>
          </table:table-cell>
          <table:table-cell office:value-type="percentage" office:value="0.94931910053467827" table:style-name="ce95">
            <text:p>94,9%</text:p>
          </table:table-cell>
          <table:table-cell office:value-type="float" office:value="188559" table:style-name="ce94">
            <text:p>188.559</text:p>
          </table:table-cell>
          <table:table-cell office:value-type="percentage" office:value="0.94184619799940228" table:style-name="ce95">
            <text:p>94,2%</text:p>
          </table:table-cell>
          <table:table-cell office:value-type="float" office:value="191304" table:style-name="ce94">
            <text:p>191.304</text:p>
          </table:table-cell>
          <table:table-cell office:value-type="percentage" office:value="0.92560741478208286" table:style-name="ce95">
            <text:p>92,6%</text:p>
          </table:table-cell>
          <table:table-cell office:value-type="float" office:value="130317" table:style-name="ce94">
            <text:p>130.317</text:p>
          </table:table-cell>
          <table:table-cell office:value-type="percentage" office:value="0.87181518269398395" table:style-name="ce95">
            <text:p>87,2%</text:p>
          </table:table-cell>
          <table:table-cell office:value-type="float" office:value="108685" table:style-name="ce94">
            <text:p>108.685</text:p>
          </table:table-cell>
          <table:table-cell office:value-type="percentage" office:value="0.83372877058493655" table:style-name="ce95">
            <text:p>83,4%</text:p>
          </table:table-cell>
          <table:table-cell office:value-type="float" office:value="98475" table:style-name="ce94">
            <text:p>98.475</text:p>
          </table:table-cell>
          <table:table-cell office:value-type="percentage" office:value="0.91751114894546759" table:style-name="ce95">
            <text:p>91,8%</text:p>
          </table:table-cell>
          <table:table-cell office:value-type="float" office:value="1092759" table:style-name="ce94">
            <text:p>1.092.759</text:p>
          </table:table-cell>
          <table:table-cell office:value-type="float" office:value="1176072.6972429999" table:style-name="ce94">
            <text:p>1.176.073</text:p>
          </table:table-cell>
          <table:table-cell office:value-type="percentage" office:value="0.92915939853181906" table:style-name="ce95">
            <text:p>92,9%</text:p>
          </table:table-cell>
          <table:table-cell office:value-type="percentage" office:value="0.83152699131522345" table:style-name="ce95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8642" table:style-name="ce94">
            <text:p>88.642</text:p>
          </table:table-cell>
          <table:table-cell office:value-type="percentage" office:value="1" table:style-name="ce95">
            <text:p>100,0%</text:p>
          </table:table-cell>
          <table:table-cell office:value-type="float" office:value="114547" table:style-name="ce94">
            <text:p>114.547</text:p>
          </table:table-cell>
          <table:table-cell office:value-type="percentage" office:value="0.99620102702813629" table:style-name="ce95">
            <text:p>99,6%</text:p>
          </table:table-cell>
          <table:table-cell office:value-type="float" office:value="149174" table:style-name="ce94">
            <text:p>149.174</text:p>
          </table:table-cell>
          <table:table-cell office:value-type="percentage" office:value="0.96915276676557205" table:style-name="ce95">
            <text:p>96,9%</text:p>
          </table:table-cell>
          <table:table-cell office:value-type="float" office:value="154888" table:style-name="ce94">
            <text:p>154.888</text:p>
          </table:table-cell>
          <table:table-cell office:value-type="percentage" office:value="0.95470136079390588" table:style-name="ce95">
            <text:p>95,5%</text:p>
          </table:table-cell>
          <table:table-cell office:value-type="float" office:value="152643" table:style-name="ce94">
            <text:p>152.643</text:p>
          </table:table-cell>
          <table:table-cell office:value-type="percentage" office:value="0.93493296012084381" table:style-name="ce95">
            <text:p>93,5%</text:p>
          </table:table-cell>
          <table:table-cell office:value-type="float" office:value="92233" table:style-name="ce94">
            <text:p>92.233</text:p>
          </table:table-cell>
          <table:table-cell office:value-type="percentage" office:value="0.89332867949328387" table:style-name="ce95">
            <text:p>89,3%</text:p>
          </table:table-cell>
          <table:table-cell office:value-type="float" office:value="67790" table:style-name="ce94">
            <text:p>67.790</text:p>
          </table:table-cell>
          <table:table-cell office:value-type="percentage" office:value="0.86250279193753687" table:style-name="ce95">
            <text:p>86,3%</text:p>
          </table:table-cell>
          <table:table-cell office:value-type="float" office:value="67366" table:style-name="ce94">
            <text:p>67.366</text:p>
          </table:table-cell>
          <table:table-cell office:value-type="percentage" office:value="1.0159667498560925" table:style-name="ce95">
            <text:p>101,6%</text:p>
          </table:table-cell>
          <table:table-cell office:value-type="float" office:value="887283" table:style-name="ce94">
            <text:p>887.283</text:p>
          </table:table-cell>
          <table:table-cell office:value-type="float" office:value="926948.79131500004" table:style-name="ce94">
            <text:p>926.949</text:p>
          </table:table-cell>
          <table:table-cell office:value-type="percentage" office:value="0.95720821723201255" table:style-name="ce95">
            <text:p>95,7%</text:p>
          </table:table-cell>
          <table:table-cell office:value-type="percentage" office:value="0.88178587819885912" table:style-name="ce95">
            <text:p>88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454" table:style-name="ce94">
            <text:p>51.454</text:p>
          </table:table-cell>
          <table:table-cell office:value-type="percentage" office:value="0.95187635392822534" table:style-name="ce95">
            <text:p>95,2%</text:p>
          </table:table-cell>
          <table:table-cell office:value-type="float" office:value="79894" table:style-name="ce94">
            <text:p>79.894</text:p>
          </table:table-cell>
          <table:table-cell office:value-type="percentage" office:value="0.88874359475254239" table:style-name="ce95">
            <text:p>88,9%</text:p>
          </table:table-cell>
          <table:table-cell office:value-type="float" office:value="112227" table:style-name="ce94">
            <text:p>112.227</text:p>
          </table:table-cell>
          <table:table-cell office:value-type="percentage" office:value="0.85833157286030226" table:style-name="ce95">
            <text:p>85,8%</text:p>
          </table:table-cell>
          <table:table-cell office:value-type="float" office:value="153231" table:style-name="ce94">
            <text:p>153.231</text:p>
          </table:table-cell>
          <table:table-cell office:value-type="percentage" office:value="0.84016064217629138" table:style-name="ce95">
            <text:p>84,0%</text:p>
          </table:table-cell>
          <table:table-cell office:value-type="float" office:value="173035" table:style-name="ce94">
            <text:p>173.035</text:p>
          </table:table-cell>
          <table:table-cell office:value-type="percentage" office:value="0.80106825950976979" table:style-name="ce95">
            <text:p>80,1%</text:p>
          </table:table-cell>
          <table:table-cell office:value-type="float" office:value="133824" table:style-name="ce94">
            <text:p>133.824</text:p>
          </table:table-cell>
          <table:table-cell office:value-type="percentage" office:value="0.74560259106235593" table:style-name="ce95">
            <text:p>74,6%</text:p>
          </table:table-cell>
          <table:table-cell office:value-type="float" office:value="103138" table:style-name="ce94">
            <text:p>103.138</text:p>
          </table:table-cell>
          <table:table-cell office:value-type="percentage" office:value="0.75840777987945429" table:style-name="ce95">
            <text:p>75,8%</text:p>
          </table:table-cell>
          <table:table-cell office:value-type="float" office:value="86062" table:style-name="ce94">
            <text:p>86.062</text:p>
          </table:table-cell>
          <table:table-cell office:value-type="percentage" office:value="0.85342862391414431" table:style-name="ce95">
            <text:p>85,3%</text:p>
          </table:table-cell>
          <table:table-cell office:value-type="float" office:value="892865" table:style-name="ce94">
            <text:p>892.865</text:p>
          </table:table-cell>
          <table:table-cell office:value-type="float" office:value="1089409.0493709999" table:style-name="ce94">
            <text:p>1.089.409</text:p>
          </table:table-cell>
          <table:table-cell office:value-type="percentage" office:value="0.81958654604119541" table:style-name="ce95">
            <text:p>82,0%</text:p>
          </table:table-cell>
          <table:table-cell office:value-type="percentage" office:value="0.72947683170103494" table:style-name="ce95">
            <text:p>72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3583" table:style-name="ce94">
            <text:p>93.583</text:p>
          </table:table-cell>
          <table:table-cell office:value-type="percentage" office:value="0.90701866658516928" table:style-name="ce95">
            <text:p>90,7%</text:p>
          </table:table-cell>
          <table:table-cell office:value-type="float" office:value="152934" table:style-name="ce94">
            <text:p>152.934</text:p>
          </table:table-cell>
          <table:table-cell office:value-type="percentage" office:value="0.8826976088306594" table:style-name="ce95">
            <text:p>88,3%</text:p>
          </table:table-cell>
          <table:table-cell office:value-type="float" office:value="226728" table:style-name="ce94">
            <text:p>226.728</text:p>
          </table:table-cell>
          <table:table-cell office:value-type="percentage" office:value="0.8679990752179173" table:style-name="ce95">
            <text:p>86,8%</text:p>
          </table:table-cell>
          <table:table-cell office:value-type="float" office:value="325339" table:style-name="ce94">
            <text:p>325.339</text:p>
          </table:table-cell>
          <table:table-cell office:value-type="percentage" office:value="0.86281535903451256" table:style-name="ce95">
            <text:p>86,3%</text:p>
          </table:table-cell>
          <table:table-cell office:value-type="float" office:value="322934" table:style-name="ce94">
            <text:p>322.934</text:p>
          </table:table-cell>
          <table:table-cell office:value-type="percentage" office:value="0.82955805677081329" table:style-name="ce95">
            <text:p>83,0%</text:p>
          </table:table-cell>
          <table:table-cell office:value-type="float" office:value="234607" table:style-name="ce94">
            <text:p>234.607</text:p>
          </table:table-cell>
          <table:table-cell office:value-type="percentage" office:value="0.76602835978712014" table:style-name="ce95">
            <text:p>76,6%</text:p>
          </table:table-cell>
          <table:table-cell office:value-type="float" office:value="192938" table:style-name="ce94">
            <text:p>192.938</text:p>
          </table:table-cell>
          <table:table-cell office:value-type="percentage" office:value="0.75780224503418669" table:style-name="ce95">
            <text:p>75,8%</text:p>
          </table:table-cell>
          <table:table-cell office:value-type="float" office:value="171628" table:style-name="ce94">
            <text:p>171.628</text:p>
          </table:table-cell>
          <table:table-cell office:value-type="percentage" office:value="0.93617035464390919" table:style-name="ce95">
            <text:p>93,6%</text:p>
          </table:table-cell>
          <table:table-cell office:value-type="float" office:value="1720691" table:style-name="ce94">
            <text:p>1.720.691</text:p>
          </table:table-cell>
          <table:table-cell office:value-type="float" office:value="2048188.859992" table:style-name="ce94">
            <text:p>2.048.189</text:p>
          </table:table-cell>
          <table:table-cell office:value-type="percentage" office:value="0.84010368067655672" table:style-name="ce95">
            <text:p>84,0%</text:p>
          </table:table-cell>
          <table:table-cell office:value-type="percentage" office:value="0.76399208904631288" table:style-name="ce95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309" table:style-name="ce94">
            <text:p>42.309</text:p>
          </table:table-cell>
          <table:table-cell office:value-type="percentage" office:value="1" table:style-name="ce95">
            <text:p>100,0%</text:p>
          </table:table-cell>
          <table:table-cell office:value-type="float" office:value="56125" table:style-name="ce94">
            <text:p>56.125</text:p>
          </table:table-cell>
          <table:table-cell office:value-type="percentage" office:value="0.98704463802961084" table:style-name="ce95">
            <text:p>98,7%</text:p>
          </table:table-cell>
          <table:table-cell office:value-type="float" office:value="77198" table:style-name="ce94">
            <text:p>77.198</text:p>
          </table:table-cell>
          <table:table-cell office:value-type="percentage" office:value="0.95297803954604687" table:style-name="ce95">
            <text:p>95,3%</text:p>
          </table:table-cell>
          <table:table-cell office:value-type="float" office:value="85155" table:style-name="ce94">
            <text:p>85.155</text:p>
          </table:table-cell>
          <table:table-cell office:value-type="percentage" office:value="0.93056059672168645" table:style-name="ce95">
            <text:p>93,1%</text:p>
          </table:table-cell>
          <table:table-cell office:value-type="float" office:value="89369" table:style-name="ce94">
            <text:p>89.369</text:p>
          </table:table-cell>
          <table:table-cell office:value-type="percentage" office:value="0.91999716762263528" table:style-name="ce95">
            <text:p>92,0%</text:p>
          </table:table-cell>
          <table:table-cell office:value-type="float" office:value="56841" table:style-name="ce94">
            <text:p>56.841</text:p>
          </table:table-cell>
          <table:table-cell office:value-type="percentage" office:value="0.88176231517903692" table:style-name="ce95">
            <text:p>88,2%</text:p>
          </table:table-cell>
          <table:table-cell office:value-type="float" office:value="43428" table:style-name="ce94">
            <text:p>43.428</text:p>
          </table:table-cell>
          <table:table-cell office:value-type="percentage" office:value="0.84856480576077675" table:style-name="ce95">
            <text:p>84,9%</text:p>
          </table:table-cell>
          <table:table-cell office:value-type="float" office:value="46282" table:style-name="ce94">
            <text:p>46.282</text:p>
          </table:table-cell>
          <table:table-cell office:value-type="percentage" office:value="1.0001745788497938" table:style-name="ce95">
            <text:p>100,0%</text:p>
          </table:table-cell>
          <table:table-cell office:value-type="float" office:value="496707" table:style-name="ce94">
            <text:p>496.707</text:p>
          </table:table-cell>
          <table:table-cell office:value-type="float" office:value="529709.28377600003" table:style-name="ce94">
            <text:p>529.709</text:p>
          </table:table-cell>
          <table:table-cell office:value-type="percentage" office:value="0.93769736573098117" table:style-name="ce95">
            <text:p>93,8%</text:p>
          </table:table-cell>
          <table:table-cell office:value-type="percentage" office:value="0.84999018563910367" table:style-name="ce95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28686" table:style-name="ce94">
            <text:p>228.686</text:p>
          </table:table-cell>
          <table:table-cell office:value-type="percentage" office:value="1" table:style-name="ce95">
            <text:p>100,0%</text:p>
          </table:table-cell>
          <table:table-cell office:value-type="float" office:value="251365" table:style-name="ce94">
            <text:p>251.365</text:p>
          </table:table-cell>
          <table:table-cell office:value-type="percentage" office:value="1" table:style-name="ce95">
            <text:p>100,0%</text:p>
          </table:table-cell>
          <table:table-cell office:value-type="float" office:value="325077" table:style-name="ce94">
            <text:p>325.077</text:p>
          </table:table-cell>
          <table:table-cell office:value-type="percentage" office:value="0.96878733905037662" table:style-name="ce95">
            <text:p>96,9%</text:p>
          </table:table-cell>
          <table:table-cell office:value-type="float" office:value="356871" table:style-name="ce94">
            <text:p>356.871</text:p>
          </table:table-cell>
          <table:table-cell office:value-type="percentage" office:value="0.93808180212758119" table:style-name="ce95">
            <text:p>93,8%</text:p>
          </table:table-cell>
          <table:table-cell office:value-type="float" office:value="325061" table:style-name="ce94">
            <text:p>325.061</text:p>
          </table:table-cell>
          <table:table-cell office:value-type="percentage" office:value="0.91757901423435206" table:style-name="ce95">
            <text:p>91,8%</text:p>
          </table:table-cell>
          <table:table-cell office:value-type="float" office:value="217282" table:style-name="ce94">
            <text:p>217.282</text:p>
          </table:table-cell>
          <table:table-cell office:value-type="percentage" office:value="0.86954258980268095" table:style-name="ce95">
            <text:p>87,0%</text:p>
          </table:table-cell>
          <table:table-cell office:value-type="float" office:value="186681" table:style-name="ce94">
            <text:p>186.681</text:p>
          </table:table-cell>
          <table:table-cell office:value-type="percentage" office:value="0.88456655957845509" table:style-name="ce95">
            <text:p>88,5%</text:p>
          </table:table-cell>
          <table:table-cell office:value-type="float" office:value="198273" table:style-name="ce94">
            <text:p>198.273</text:p>
          </table:table-cell>
          <table:table-cell office:value-type="percentage" office:value="1.1717372096468455" table:style-name="ce95">
            <text:p>117,2%</text:p>
          </table:table-cell>
          <table:table-cell office:value-type="float" office:value="2089296" table:style-name="ce94">
            <text:p>2.089.296</text:p>
          </table:table-cell>
          <table:table-cell office:value-type="float" office:value="2168005.04715" table:style-name="ce94">
            <text:p>2.168.005</text:p>
          </table:table-cell>
          <table:table-cell office:value-type="percentage" office:value="0.96369517347135847" table:style-name="ce95">
            <text:p>96,4%</text:p>
          </table:table-cell>
          <table:table-cell office:value-type="percentage" office:value="0.87907912942099664" table:style-name="ce95">
            <text:p>87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7304" table:style-name="ce94">
            <text:p>137.304</text:p>
          </table:table-cell>
          <table:table-cell office:value-type="percentage" office:value="1" table:style-name="ce95">
            <text:p>100,0%</text:p>
          </table:table-cell>
          <table:table-cell office:value-type="float" office:value="158516" table:style-name="ce94">
            <text:p>158.516</text:p>
          </table:table-cell>
          <table:table-cell office:value-type="percentage" office:value="0.98764149528373091" table:style-name="ce95">
            <text:p>98,8%</text:p>
          </table:table-cell>
          <table:table-cell office:value-type="float" office:value="223415" table:style-name="ce94">
            <text:p>223.415</text:p>
          </table:table-cell>
          <table:table-cell office:value-type="percentage" office:value="0.939494938556791" table:style-name="ce95">
            <text:p>93,9%</text:p>
          </table:table-cell>
          <table:table-cell office:value-type="float" office:value="287092" table:style-name="ce94">
            <text:p>287.092</text:p>
          </table:table-cell>
          <table:table-cell office:value-type="percentage" office:value="0.91430272802707624" table:style-name="ce95">
            <text:p>91,4%</text:p>
          </table:table-cell>
          <table:table-cell office:value-type="float" office:value="287504" table:style-name="ce94">
            <text:p>287.504</text:p>
          </table:table-cell>
          <table:table-cell office:value-type="percentage" office:value="0.87404698689417637" table:style-name="ce95">
            <text:p>87,4%</text:p>
          </table:table-cell>
          <table:table-cell office:value-type="float" office:value="207278" table:style-name="ce94">
            <text:p>207.278</text:p>
          </table:table-cell>
          <table:table-cell office:value-type="percentage" office:value="0.82644163022738981" table:style-name="ce95">
            <text:p>82,6%</text:p>
          </table:table-cell>
          <table:table-cell office:value-type="float" office:value="175048" table:style-name="ce94">
            <text:p>175.048</text:p>
          </table:table-cell>
          <table:table-cell office:value-type="percentage" office:value="0.80212750508484765" table:style-name="ce95">
            <text:p>80,2%</text:p>
          </table:table-cell>
          <table:table-cell office:value-type="float" office:value="168104" table:style-name="ce94">
            <text:p>168.104</text:p>
          </table:table-cell>
          <table:table-cell office:value-type="percentage" office:value="0.93233665616431183" table:style-name="ce95">
            <text:p>93,2%</text:p>
          </table:table-cell>
          <table:table-cell office:value-type="float" office:value="1644261" table:style-name="ce94">
            <text:p>1.644.261</text:p>
          </table:table-cell>
          <table:table-cell office:value-type="float" office:value="1822885.5576559999" table:style-name="ce94">
            <text:p>1.822.886</text:p>
          </table:table-cell>
          <table:table-cell office:value-type="percentage" office:value="0.90200999897893286" table:style-name="ce95">
            <text:p>90,2%</text:p>
          </table:table-cell>
          <table:table-cell office:value-type="percentage" office:value="0.80208617503785995" table:style-name="ce95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55878" table:style-name="ce94">
            <text:p>455.878</text:p>
          </table:table-cell>
          <table:table-cell office:value-type="percentage" office:value="1" table:style-name="ce95">
            <text:p>100,0%</text:p>
          </table:table-cell>
          <table:table-cell office:value-type="float" office:value="618665" table:style-name="ce94">
            <text:p>618.665</text:p>
          </table:table-cell>
          <table:table-cell office:value-type="percentage" office:value="0.95266914704565331" table:style-name="ce95">
            <text:p>95,3%</text:p>
          </table:table-cell>
          <table:table-cell office:value-type="float" office:value="802647" table:style-name="ce94">
            <text:p>802.647</text:p>
          </table:table-cell>
          <table:table-cell office:value-type="percentage" office:value="0.9254613316239173" table:style-name="ce95">
            <text:p>92,5%</text:p>
          </table:table-cell>
          <table:table-cell office:value-type="float" office:value="1040455" table:style-name="ce94">
            <text:p>1.040.455</text:p>
          </table:table-cell>
          <table:table-cell office:value-type="percentage" office:value="0.93199742638960281" table:style-name="ce95">
            <text:p>93,2%</text:p>
          </table:table-cell>
          <table:table-cell office:value-type="float" office:value="1157173" table:style-name="ce94">
            <text:p>1.157.173</text:p>
          </table:table-cell>
          <table:table-cell office:value-type="percentage" office:value="0.91917886695343731" table:style-name="ce95">
            <text:p>91,9%</text:p>
          </table:table-cell>
          <table:table-cell office:value-type="float" office:value="820921" table:style-name="ce94">
            <text:p>820.921</text:p>
          </table:table-cell>
          <table:table-cell office:value-type="percentage" office:value="0.86773907108759196" table:style-name="ce95">
            <text:p>86,8%</text:p>
          </table:table-cell>
          <table:table-cell office:value-type="float" office:value="686136" table:style-name="ce94">
            <text:p>686.136</text:p>
          </table:table-cell>
          <table:table-cell office:value-type="percentage" office:value="0.82015937665484018" table:style-name="ce95">
            <text:p>82,0%</text:p>
          </table:table-cell>
          <table:table-cell office:value-type="float" office:value="613852" table:style-name="ce94">
            <text:p>613.852</text:p>
          </table:table-cell>
          <table:table-cell office:value-type="percentage" office:value="0.89955640909514478" table:style-name="ce95">
            <text:p>90,0%</text:p>
          </table:table-cell>
          <table:table-cell office:value-type="float" office:value="6195727" table:style-name="ce94">
            <text:p>6.195.727</text:p>
          </table:table-cell>
          <table:table-cell office:value-type="float" office:value="6811841.3897879999" table:style-name="ce94">
            <text:p>6.811.841</text:p>
          </table:table-cell>
          <table:table-cell office:value-type="percentage" office:value="0.90955244631625598" table:style-name="ce95">
            <text:p>91,0%</text:p>
          </table:table-cell>
          <table:table-cell office:value-type="percentage" office:value="0.80682014781398192" table:style-name="ce95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5596" table:style-name="ce94">
            <text:p>295.596</text:p>
          </table:table-cell>
          <table:table-cell office:value-type="percentage" office:value="1" table:style-name="ce95">
            <text:p>100,0%</text:p>
          </table:table-cell>
          <table:table-cell office:value-type="float" office:value="435755" table:style-name="ce94">
            <text:p>435.755</text:p>
          </table:table-cell>
          <table:table-cell office:value-type="percentage" office:value="0.96849653185396789" table:style-name="ce95">
            <text:p>96,8%</text:p>
          </table:table-cell>
          <table:table-cell office:value-type="float" office:value="579774" table:style-name="ce94">
            <text:p>579.774</text:p>
          </table:table-cell>
          <table:table-cell office:value-type="percentage" office:value="0.94523336929311208" table:style-name="ce95">
            <text:p>94,5%</text:p>
          </table:table-cell>
          <table:table-cell office:value-type="float" office:value="733816" table:style-name="ce94">
            <text:p>733.816</text:p>
          </table:table-cell>
          <table:table-cell office:value-type="percentage" office:value="0.94480969939879778" table:style-name="ce95">
            <text:p>94,5%</text:p>
          </table:table-cell>
          <table:table-cell office:value-type="float" office:value="770058" table:style-name="ce94">
            <text:p>770.058</text:p>
          </table:table-cell>
          <table:table-cell office:value-type="percentage" office:value="0.92195885055523741" table:style-name="ce95">
            <text:p>92,2%</text:p>
          </table:table-cell>
          <table:table-cell office:value-type="float" office:value="530735" table:style-name="ce94">
            <text:p>530.735</text:p>
          </table:table-cell>
          <table:table-cell office:value-type="percentage" office:value="0.88198384087940973" table:style-name="ce95">
            <text:p>88,2%</text:p>
          </table:table-cell>
          <table:table-cell office:value-type="float" office:value="447429" table:style-name="ce94">
            <text:p>447.429</text:p>
          </table:table-cell>
          <table:table-cell office:value-type="percentage" office:value="0.86177348990695124" table:style-name="ce95">
            <text:p>86,2%</text:p>
          </table:table-cell>
          <table:table-cell office:value-type="float" office:value="430513" table:style-name="ce94">
            <text:p>430.513</text:p>
          </table:table-cell>
          <table:table-cell office:value-type="percentage" office:value="0.9785233230515914" table:style-name="ce95">
            <text:p>97,9%</text:p>
          </table:table-cell>
          <table:table-cell office:value-type="float" office:value="4223676" table:style-name="ce94">
            <text:p>4.223.676</text:p>
          </table:table-cell>
          <table:table-cell office:value-type="float" office:value="4528081.8524599997" table:style-name="ce94">
            <text:p>4.528.082</text:p>
          </table:table-cell>
          <table:table-cell office:value-type="percentage" office:value="0.93277377433126052" table:style-name="ce95">
            <text:p>93,3%</text:p>
          </table:table-cell>
          <table:table-cell office:value-type="percentage" office:value="0.83265336991642169" table:style-name="ce95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7698" table:style-name="ce94">
            <text:p>77.698</text:p>
          </table:table-cell>
          <table:table-cell office:value-type="percentage" office:value="1" table:style-name="ce95">
            <text:p>100,0%</text:p>
          </table:table-cell>
          <table:table-cell office:value-type="float" office:value="95791" table:style-name="ce94">
            <text:p>95.791</text:p>
          </table:table-cell>
          <table:table-cell office:value-type="percentage" office:value="1" table:style-name="ce95">
            <text:p>100,0%</text:p>
          </table:table-cell>
          <table:table-cell office:value-type="float" office:value="132913" table:style-name="ce94">
            <text:p>132.913</text:p>
          </table:table-cell>
          <table:table-cell office:value-type="percentage" office:value="0.98212227798080098" table:style-name="ce95">
            <text:p>98,2%</text:p>
          </table:table-cell>
          <table:table-cell office:value-type="float" office:value="161628" table:style-name="ce94">
            <text:p>161.628</text:p>
          </table:table-cell>
          <table:table-cell office:value-type="percentage" office:value="0.96420679122918729" table:style-name="ce95">
            <text:p>96,4%</text:p>
          </table:table-cell>
          <table:table-cell office:value-type="float" office:value="146275" table:style-name="ce94">
            <text:p>146.275</text:p>
          </table:table-cell>
          <table:table-cell office:value-type="percentage" office:value="0.93968395898318191" table:style-name="ce95">
            <text:p>94,0%</text:p>
          </table:table-cell>
          <table:table-cell office:value-type="float" office:value="113417" table:style-name="ce94">
            <text:p>113.417</text:p>
          </table:table-cell>
          <table:table-cell office:value-type="percentage" office:value="0.89352250058642024" table:style-name="ce95">
            <text:p>89,4%</text:p>
          </table:table-cell>
          <table:table-cell office:value-type="float" office:value="93659" table:style-name="ce94">
            <text:p>93.659</text:p>
          </table:table-cell>
          <table:table-cell office:value-type="percentage" office:value="0.84520091527240737" table:style-name="ce95">
            <text:p>84,5%</text:p>
          </table:table-cell>
          <table:table-cell office:value-type="float" office:value="86654" table:style-name="ce94">
            <text:p>86.654</text:p>
          </table:table-cell>
          <table:table-cell office:value-type="percentage" office:value="1.0114771044180189" table:style-name="ce95">
            <text:p>101,1%</text:p>
          </table:table-cell>
          <table:table-cell office:value-type="float" office:value="908035" table:style-name="ce94">
            <text:p>908.035</text:p>
          </table:table-cell>
          <table:table-cell office:value-type="float" office:value="948307.09296599997" table:style-name="ce94">
            <text:p>948.307</text:p>
          </table:table-cell>
          <table:table-cell office:value-type="percentage" office:value="0.95753264605451616" table:style-name="ce95">
            <text:p>95,8%</text:p>
          </table:table-cell>
          <table:table-cell office:value-type="percentage" office:value="0.86207187100601346" table:style-name="ce95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1841" table:style-name="ce94">
            <text:p>241.841</text:p>
          </table:table-cell>
          <table:table-cell office:value-type="percentage" office:value="1" table:style-name="ce95">
            <text:p>100,0%</text:p>
          </table:table-cell>
          <table:table-cell office:value-type="float" office:value="291605" table:style-name="ce94">
            <text:p>291.605</text:p>
          </table:table-cell>
          <table:table-cell office:value-type="percentage" office:value="0.98786617255240206" table:style-name="ce95">
            <text:p>98,8%</text:p>
          </table:table-cell>
          <table:table-cell office:value-type="float" office:value="348245" table:style-name="ce94">
            <text:p>348.245</text:p>
          </table:table-cell>
          <table:table-cell office:value-type="percentage" office:value="0.96671909578349469" table:style-name="ce95">
            <text:p>96,7%</text:p>
          </table:table-cell>
          <table:table-cell office:value-type="float" office:value="393069" table:style-name="ce94">
            <text:p>393.069</text:p>
          </table:table-cell>
          <table:table-cell office:value-type="percentage" office:value="0.95117427935801124" table:style-name="ce95">
            <text:p>95,1%</text:p>
          </table:table-cell>
          <table:table-cell office:value-type="float" office:value="411495" table:style-name="ce94">
            <text:p>411.495</text:p>
          </table:table-cell>
          <table:table-cell office:value-type="percentage" office:value="0.93569677896000569" table:style-name="ce95">
            <text:p>93,6%</text:p>
          </table:table-cell>
          <table:table-cell office:value-type="float" office:value="267565" table:style-name="ce94">
            <text:p>267.565</text:p>
          </table:table-cell>
          <table:table-cell office:value-type="percentage" office:value="0.90267622521638591" table:style-name="ce95">
            <text:p>90,3%</text:p>
          </table:table-cell>
          <table:table-cell office:value-type="float" office:value="202712" table:style-name="ce94">
            <text:p>202.712</text:p>
          </table:table-cell>
          <table:table-cell office:value-type="percentage" office:value="0.88294644721097071" table:style-name="ce95">
            <text:p>88,3%</text:p>
          </table:table-cell>
          <table:table-cell office:value-type="float" office:value="193259" table:style-name="ce94">
            <text:p>193.259</text:p>
          </table:table-cell>
          <table:table-cell office:value-type="percentage" office:value="1.0387954005521747" table:style-name="ce95">
            <text:p>103,9%</text:p>
          </table:table-cell>
          <table:table-cell office:value-type="float" office:value="2349791" table:style-name="ce94">
            <text:p>2.349.791</text:p>
          </table:table-cell>
          <table:table-cell office:value-type="float" office:value="2457737.9663920002" table:style-name="ce94">
            <text:p>2.457.738</text:p>
          </table:table-cell>
          <table:table-cell office:value-type="percentage" office:value="0.95607873261181375" table:style-name="ce95">
            <text:p>95,6%</text:p>
          </table:table-cell>
          <table:table-cell office:value-type="percentage" office:value="0.87305565040501287" table:style-name="ce95">
            <text:p>87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5135" table:style-name="ce94">
            <text:p>25.135</text:p>
          </table:table-cell>
          <table:table-cell office:value-type="percentage" office:value="1" table:style-name="ce95">
            <text:p>100,0%</text:p>
          </table:table-cell>
          <table:table-cell office:value-type="float" office:value="30725" table:style-name="ce94">
            <text:p>30.725</text:p>
          </table:table-cell>
          <table:table-cell office:value-type="percentage" office:value="1" table:style-name="ce95">
            <text:p>100,0%</text:p>
          </table:table-cell>
          <table:table-cell office:value-type="float" office:value="39737" table:style-name="ce94">
            <text:p>39.737</text:p>
          </table:table-cell>
          <table:table-cell office:value-type="percentage" office:value="1.0032729948591108" table:style-name="ce95">
            <text:p>100,3%</text:p>
          </table:table-cell>
          <table:table-cell office:value-type="float" office:value="46342" table:style-name="ce94">
            <text:p>46.342</text:p>
          </table:table-cell>
          <table:table-cell office:value-type="percentage" office:value="0.97092940240637693" table:style-name="ce95">
            <text:p>97,1%</text:p>
          </table:table-cell>
          <table:table-cell office:value-type="float" office:value="48681" table:style-name="ce94">
            <text:p>48.681</text:p>
          </table:table-cell>
          <table:table-cell office:value-type="percentage" office:value="0.95120630725145872" table:style-name="ce95">
            <text:p>95,1%</text:p>
          </table:table-cell>
          <table:table-cell office:value-type="float" office:value="32500" table:style-name="ce94">
            <text:p>32.500</text:p>
          </table:table-cell>
          <table:table-cell office:value-type="percentage" office:value="0.90705108513952615" table:style-name="ce95">
            <text:p>90,7%</text:p>
          </table:table-cell>
          <table:table-cell office:value-type="float" office:value="25564" table:style-name="ce94">
            <text:p>25.564</text:p>
          </table:table-cell>
          <table:table-cell office:value-type="percentage" office:value="0.8444665450319967" table:style-name="ce95">
            <text:p>84,4%</text:p>
          </table:table-cell>
          <table:table-cell office:value-type="float" office:value="25763" table:style-name="ce94">
            <text:p>25.763</text:p>
          </table:table-cell>
          <table:table-cell office:value-type="percentage" office:value="0.97268900907239164" table:style-name="ce95">
            <text:p>97,3%</text:p>
          </table:table-cell>
          <table:table-cell office:value-type="float" office:value="274447" table:style-name="ce94">
            <text:p>274.447</text:p>
          </table:table-cell>
          <table:table-cell office:value-type="float" office:value="281978.88969400001" table:style-name="ce94">
            <text:p>281.979</text:p>
          </table:table-cell>
          <table:table-cell office:value-type="percentage" office:value="0.97328917174553908" table:style-name="ce95">
            <text:p>97,3%</text:p>
          </table:table-cell>
          <table:table-cell office:value-type="percentage" office:value="0.86873509607419219" table:style-name="ce95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2682" table:style-name="ce94">
            <text:p>372.682</text:p>
          </table:table-cell>
          <table:table-cell office:value-type="percentage" office:value="0.99397445457039801" table:style-name="ce95">
            <text:p>99,4%</text:p>
          </table:table-cell>
          <table:table-cell office:value-type="float" office:value="511771" table:style-name="ce94">
            <text:p>511.771</text:p>
          </table:table-cell>
          <table:table-cell office:value-type="percentage" office:value="0.94810751138862426" table:style-name="ce95">
            <text:p>94,8%</text:p>
          </table:table-cell>
          <table:table-cell office:value-type="float" office:value="692257" table:style-name="ce94">
            <text:p>692.257</text:p>
          </table:table-cell>
          <table:table-cell office:value-type="percentage" office:value="0.93784852942145769" table:style-name="ce95">
            <text:p>93,8%</text:p>
          </table:table-cell>
          <table:table-cell office:value-type="float" office:value="963584" table:style-name="ce94">
            <text:p>963.584</text:p>
          </table:table-cell>
          <table:table-cell office:value-type="percentage" office:value="0.95315094726991212" table:style-name="ce95">
            <text:p>95,3%</text:p>
          </table:table-cell>
          <table:table-cell office:value-type="float" office:value="1054886" table:style-name="ce94">
            <text:p>1.054.886</text:p>
          </table:table-cell>
          <table:table-cell office:value-type="percentage" office:value="0.92245789852884785" table:style-name="ce95">
            <text:p>92,2%</text:p>
          </table:table-cell>
          <table:table-cell office:value-type="float" office:value="776488" table:style-name="ce94">
            <text:p>776.488</text:p>
          </table:table-cell>
          <table:table-cell office:value-type="percentage" office:value="0.88493562425994088" table:style-name="ce95">
            <text:p>88,5%</text:p>
          </table:table-cell>
          <table:table-cell office:value-type="float" office:value="632851" table:style-name="ce94">
            <text:p>632.851</text:p>
          </table:table-cell>
          <table:table-cell office:value-type="percentage" office:value="0.85357436543318155" table:style-name="ce95">
            <text:p>85,4%</text:p>
          </table:table-cell>
          <table:table-cell office:value-type="float" office:value="540277" table:style-name="ce94">
            <text:p>540.277</text:p>
          </table:table-cell>
          <table:table-cell office:value-type="percentage" office:value="0.93106104907558773" table:style-name="ce95">
            <text:p>93,1%</text:p>
          </table:table-cell>
          <table:table-cell office:value-type="float" office:value="5544796" table:style-name="ce94">
            <text:p>5.544.796</text:p>
          </table:table-cell>
          <table:table-cell office:value-type="float" office:value="6006507.0008919984" table:style-name="ce94">
            <text:p>6.006.507</text:p>
          </table:table-cell>
          <table:table-cell office:value-type="percentage" office:value="0.92313153038472584" table:style-name="ce95">
            <text:p>92,3%</text:p>
          </table:table-cell>
          <table:table-cell office:value-type="percentage" office:value="0.81910038923787853" table:style-name="ce95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5975" table:style-name="ce94">
            <text:p>75.975</text:p>
          </table:table-cell>
          <table:table-cell office:value-type="percentage" office:value="1" table:style-name="ce95">
            <text:p>100,0%</text:p>
          </table:table-cell>
          <table:table-cell office:value-type="float" office:value="108348" table:style-name="ce94">
            <text:p>108.348</text:p>
          </table:table-cell>
          <table:table-cell office:value-type="percentage" office:value="1" table:style-name="ce95">
            <text:p>100,0%</text:p>
          </table:table-cell>
          <table:table-cell office:value-type="float" office:value="154056" table:style-name="ce94">
            <text:p>154.056</text:p>
          </table:table-cell>
          <table:table-cell office:value-type="percentage" office:value="0.96998986808975818" table:style-name="ce95">
            <text:p>97,0%</text:p>
          </table:table-cell>
          <table:table-cell office:value-type="float" office:value="212106" table:style-name="ce94">
            <text:p>212.106</text:p>
          </table:table-cell>
          <table:table-cell office:value-type="percentage" office:value="0.95354567371979415" table:style-name="ce95">
            <text:p>95,4%</text:p>
          </table:table-cell>
          <table:table-cell office:value-type="float" office:value="236149" table:style-name="ce94">
            <text:p>236.149</text:p>
          </table:table-cell>
          <table:table-cell office:value-type="percentage" office:value="0.93661908329053134" table:style-name="ce95">
            <text:p>93,7%</text:p>
          </table:table-cell>
          <table:table-cell office:value-type="float" office:value="172221" table:style-name="ce94">
            <text:p>172.221</text:p>
          </table:table-cell>
          <table:table-cell office:value-type="percentage" office:value="0.88354386420199404" table:style-name="ce95">
            <text:p>88,4%</text:p>
          </table:table-cell>
          <table:table-cell office:value-type="float" office:value="145931" table:style-name="ce94">
            <text:p>145.931</text:p>
          </table:table-cell>
          <table:table-cell office:value-type="percentage" office:value="0.82782170545970923" table:style-name="ce95">
            <text:p>82,8%</text:p>
          </table:table-cell>
          <table:table-cell office:value-type="float" office:value="134234" table:style-name="ce94">
            <text:p>134.234</text:p>
          </table:table-cell>
          <table:table-cell office:value-type="percentage" office:value="0.91719091993690305" table:style-name="ce95">
            <text:p>91,7%</text:p>
          </table:table-cell>
          <table:table-cell office:value-type="float" office:value="1239020" table:style-name="ce94">
            <text:p>1.239.020</text:p>
          </table:table-cell>
          <table:table-cell office:value-type="float" office:value="1329419.0966020001" table:style-name="ce94">
            <text:p>1.329.419</text:p>
          </table:table-cell>
          <table:table-cell office:value-type="percentage" office:value="0.93200105457108262" table:style-name="ce95">
            <text:p>93,2%</text:p>
          </table:table-cell>
          <table:table-cell office:value-type="percentage" office:value="0.8137976171204353" table:style-name="ce95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326" table:style-name="ce94">
            <text:p>42.326</text:p>
          </table:table-cell>
          <table:table-cell office:value-type="percentage" office:value="1" table:style-name="ce95">
            <text:p>100,0%</text:p>
          </table:table-cell>
          <table:table-cell office:value-type="float" office:value="55915" table:style-name="ce94">
            <text:p>55.915</text:p>
          </table:table-cell>
          <table:table-cell office:value-type="percentage" office:value="0.96554559148919716" table:style-name="ce95">
            <text:p>96,6%</text:p>
          </table:table-cell>
          <table:table-cell office:value-type="float" office:value="72498" table:style-name="ce94">
            <text:p>72.498</text:p>
          </table:table-cell>
          <table:table-cell office:value-type="percentage" office:value="0.93546695036580885" table:style-name="ce95">
            <text:p>93,5%</text:p>
          </table:table-cell>
          <table:table-cell office:value-type="float" office:value="92875" table:style-name="ce94">
            <text:p>92.875</text:p>
          </table:table-cell>
          <table:table-cell office:value-type="percentage" office:value="0.93814721912365007" table:style-name="ce95">
            <text:p>93,8%</text:p>
          </table:table-cell>
          <table:table-cell office:value-type="float" office:value="96655" table:style-name="ce94">
            <text:p>96.655</text:p>
          </table:table-cell>
          <table:table-cell office:value-type="percentage" office:value="0.92493133880627787" table:style-name="ce95">
            <text:p>92,5%</text:p>
          </table:table-cell>
          <table:table-cell office:value-type="float" office:value="65855" table:style-name="ce94">
            <text:p>65.855</text:p>
          </table:table-cell>
          <table:table-cell office:value-type="percentage" office:value="0.88572711207695509" table:style-name="ce95">
            <text:p>88,6%</text:p>
          </table:table-cell>
          <table:table-cell office:value-type="float" office:value="59507" table:style-name="ce94">
            <text:p>59.507</text:p>
          </table:table-cell>
          <table:table-cell office:value-type="percentage" office:value="0.85232544824050127" table:style-name="ce95">
            <text:p>85,2%</text:p>
          </table:table-cell>
          <table:table-cell office:value-type="float" office:value="56210" table:style-name="ce94">
            <text:p>56.210</text:p>
          </table:table-cell>
          <table:table-cell office:value-type="percentage" office:value="0.96382331778011621" table:style-name="ce95">
            <text:p>96,4%</text:p>
          </table:table-cell>
          <table:table-cell office:value-type="float" office:value="541841" table:style-name="ce94">
            <text:p>541.841</text:p>
          </table:table-cell>
          <table:table-cell office:value-type="float" office:value="583256.26343300007" table:style-name="ce94">
            <text:p>583.256</text:p>
          </table:table-cell>
          <table:table-cell office:value-type="percentage" office:value="0.92899302411390638" table:style-name="ce95">
            <text:p>92,9%</text:p>
          </table:table-cell>
          <table:table-cell office:value-type="percentage" office:value="0.82202398278075561" table:style-name="ce95">
            <text:p>82,2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4073" table:style-name="ce94">
            <text:p>164.073</text:p>
          </table:table-cell>
          <table:table-cell office:value-type="percentage" office:value="1.0270300756250639" table:style-name="ce95">
            <text:p>102,7%</text:p>
          </table:table-cell>
          <table:table-cell office:value-type="float" office:value="214955" table:style-name="ce94">
            <text:p>214.955</text:p>
          </table:table-cell>
          <table:table-cell office:value-type="percentage" office:value="0.97569445617918527" table:style-name="ce95">
            <text:p>97,6%</text:p>
          </table:table-cell>
          <table:table-cell office:value-type="float" office:value="278705" table:style-name="ce94">
            <text:p>278.705</text:p>
          </table:table-cell>
          <table:table-cell office:value-type="percentage" office:value="0.96413048994065309" table:style-name="ce95">
            <text:p>96,4%</text:p>
          </table:table-cell>
          <table:table-cell office:value-type="float" office:value="327508" table:style-name="ce94">
            <text:p>327.508</text:p>
          </table:table-cell>
          <table:table-cell office:value-type="percentage" office:value="0.96545405618618396" table:style-name="ce95">
            <text:p>96,5%</text:p>
          </table:table-cell>
          <table:table-cell office:value-type="float" office:value="325329" table:style-name="ce94">
            <text:p>325.329</text:p>
          </table:table-cell>
          <table:table-cell office:value-type="percentage" office:value="0.95506909356306569" table:style-name="ce95">
            <text:p>95,5%</text:p>
          </table:table-cell>
          <table:table-cell office:value-type="float" office:value="210106" table:style-name="ce94">
            <text:p>210.106</text:p>
          </table:table-cell>
          <table:table-cell office:value-type="percentage" office:value="0.92184612264033194" table:style-name="ce95">
            <text:p>92,2%</text:p>
          </table:table-cell>
          <table:table-cell office:value-type="float" office:value="173938" table:style-name="ce94">
            <text:p>173.938</text:p>
          </table:table-cell>
          <table:table-cell office:value-type="percentage" office:value="0.86418835684181705" table:style-name="ce95">
            <text:p>86,4%</text:p>
          </table:table-cell>
          <table:table-cell office:value-type="float" office:value="167470" table:style-name="ce94">
            <text:p>167.470</text:p>
          </table:table-cell>
          <table:table-cell office:value-type="percentage" office:value="0.95478310752484963" table:style-name="ce95">
            <text:p>95,5%</text:p>
          </table:table-cell>
          <table:table-cell office:value-type="float" office:value="1862084" table:style-name="ce94">
            <text:p>1.862.084</text:p>
          </table:table-cell>
          <table:table-cell office:value-type="float" office:value="1953592.4880969999" table:style-name="ce94">
            <text:p>1.953.592</text:p>
          </table:table-cell>
          <table:table-cell office:value-type="percentage" office:value="0.95315886570277586" table:style-name="ce95">
            <text:p>95,3%</text:p>
          </table:table-cell>
          <table:table-cell office:value-type="percentage" office:value="0.85537640623789479" table:style-name="ce95">
            <text:p>85,5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398" table:style-name="ce94">
            <text:p>2.398</text:p>
          </table:table-cell>
          <table:table-cell office:value-type="percentage" office:value="0.84917046189529155" table:style-name="ce95">
            <text:p>84,9%</text:p>
          </table:table-cell>
          <table:table-cell office:value-type="float" office:value="3909" table:style-name="ce94">
            <text:p>3.909</text:p>
          </table:table-cell>
          <table:table-cell office:value-type="percentage" office:value="0.88956157048866091" table:style-name="ce95">
            <text:p>89,0%</text:p>
          </table:table-cell>
          <table:table-cell office:value-type="float" office:value="7662" table:style-name="ce94">
            <text:p>7.662</text:p>
          </table:table-cell>
          <table:table-cell office:value-type="percentage" office:value="0.89458475911364699" table:style-name="ce95">
            <text:p>89,5%</text:p>
          </table:table-cell>
          <table:table-cell office:value-type="float" office:value="10626" table:style-name="ce94">
            <text:p>10.626</text:p>
          </table:table-cell>
          <table:table-cell office:value-type="percentage" office:value="0.92453593378417953" table:style-name="ce95">
            <text:p>92,5%</text:p>
          </table:table-cell>
          <table:table-cell office:value-type="float" office:value="11221" table:style-name="ce94">
            <text:p>11.221</text:p>
          </table:table-cell>
          <table:table-cell office:value-type="percentage" office:value="0.92188972421732251" table:style-name="ce95">
            <text:p>92,2%</text:p>
          </table:table-cell>
          <table:table-cell office:value-type="float" office:value="9409" table:style-name="ce94">
            <text:p>9.409</text:p>
          </table:table-cell>
          <table:table-cell office:value-type="percentage" office:value="0.84871835136923712" table:style-name="ce95">
            <text:p>84,9%</text:p>
          </table:table-cell>
          <table:table-cell office:value-type="float" office:value="9269" table:style-name="ce94">
            <text:p>9.269</text:p>
          </table:table-cell>
          <table:table-cell office:value-type="percentage" office:value="0.85200409106865993" table:style-name="ce95">
            <text:p>85,2%</text:p>
          </table:table-cell>
          <table:table-cell office:value-type="float" office:value="9529" table:style-name="ce94">
            <text:p>9.529</text:p>
          </table:table-cell>
          <table:table-cell office:value-type="percentage" office:value="1.0163453238074578" table:style-name="ce95">
            <text:p>101,6%</text:p>
          </table:table-cell>
          <table:table-cell office:value-type="float" office:value="64023" table:style-name="ce94">
            <text:p>64.023</text:p>
          </table:table-cell>
          <table:table-cell office:value-type="float" office:value="70789.104772000006" table:style-name="ce94">
            <text:p>70.789</text:p>
          </table:table-cell>
          <table:table-cell office:value-type="percentage" office:value="0.90441883968172065" table:style-name="ce95">
            <text:p>90,4%</text:p>
          </table:table-cell>
          <table:table-cell office:value-type="percentage" office:value="0.77591855106033314" table:style-name="ce95">
            <text:p>77,6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057" table:style-name="ce94">
            <text:p>2.057</text:p>
          </table:table-cell>
          <table:table-cell office:value-type="percentage" office:value="0.84288264737735075" table:style-name="ce95">
            <text:p>84,3%</text:p>
          </table:table-cell>
          <table:table-cell office:value-type="float" office:value="3372" table:style-name="ce94">
            <text:p>3.372</text:p>
          </table:table-cell>
          <table:table-cell office:value-type="percentage" office:value="0.86625434472120855" table:style-name="ce95">
            <text:p>86,6%</text:p>
          </table:table-cell>
          <table:table-cell office:value-type="float" office:value="7412" table:style-name="ce94">
            <text:p>7.412</text:p>
          </table:table-cell>
          <table:table-cell office:value-type="percentage" office:value="0.90230643313333392" table:style-name="ce95">
            <text:p>90,2%</text:p>
          </table:table-cell>
          <table:table-cell office:value-type="float" office:value="10068" table:style-name="ce94">
            <text:p>10.068</text:p>
          </table:table-cell>
          <table:table-cell office:value-type="percentage" office:value="0.94502830329778642" table:style-name="ce95">
            <text:p>94,5%</text:p>
          </table:table-cell>
          <table:table-cell office:value-type="float" office:value="10594" table:style-name="ce94">
            <text:p>10.594</text:p>
          </table:table-cell>
          <table:table-cell office:value-type="percentage" office:value="0.97975971557779284" table:style-name="ce95">
            <text:p>98,0%</text:p>
          </table:table-cell>
          <table:table-cell office:value-type="float" office:value="9175" table:style-name="ce94">
            <text:p>9.175</text:p>
          </table:table-cell>
          <table:table-cell office:value-type="percentage" office:value="0.85460729901533961" table:style-name="ce95">
            <text:p>85,5%</text:p>
          </table:table-cell>
          <table:table-cell office:value-type="float" office:value="9767" table:style-name="ce94">
            <text:p>9.767</text:p>
          </table:table-cell>
          <table:table-cell office:value-type="percentage" office:value="0.82155503620811354" table:style-name="ce95">
            <text:p>82,2%</text:p>
          </table:table-cell>
          <table:table-cell office:value-type="float" office:value="9043" table:style-name="ce94">
            <text:p>9.043</text:p>
          </table:table-cell>
          <table:table-cell office:value-type="percentage" office:value="0.94835465708482658" table:style-name="ce95">
            <text:p>94,8%</text:p>
          </table:table-cell>
          <table:table-cell office:value-type="float" office:value="61488" table:style-name="ce94">
            <text:p>61.488</text:p>
          </table:table-cell>
          <table:table-cell office:value-type="float" office:value="68173.882384000011" table:style-name="ce94">
            <text:p>68.174</text:p>
          </table:table-cell>
          <table:table-cell office:value-type="percentage" office:value="0.90192897704812036" table:style-name="ce95">
            <text:p>90,2%</text:p>
          </table:table-cell>
          <table:table-cell office:value-type="percentage" office:value="0.73872159454630515" table:style-name="ce95">
            <text:p>73,9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23" table:style-name="ce94">
            <text:p>23</text:p>
          </table:table-cell>
          <table:table-cell office:value-type="string" table:style-name="ce95">
            <text:p>-</text:p>
          </table:table-cell>
          <table:table-cell office:value-type="float" office:value="19" table:style-name="ce94">
            <text:p>19</text:p>
          </table:table-cell>
          <table:table-cell office:value-type="string" table:style-name="ce95">
            <text:p>-</text:p>
          </table:table-cell>
          <table:table-cell office:value-type="float" office:value="3703" table:style-name="ce94">
            <text:p>3.703</text:p>
          </table:table-cell>
          <table:table-cell office:value-type="string" table:style-name="ce95">
            <text:p>-</text:p>
          </table:table-cell>
          <table:table-cell office:value-type="float" office:value="9863" table:style-name="ce94">
            <text:p>9.863</text:p>
          </table:table-cell>
          <table:table-cell office:value-type="string" table:style-name="ce95">
            <text:p>-</text:p>
          </table:table-cell>
          <table:table-cell office:value-type="float" office:value="22834" table:style-name="ce94">
            <text:p>22.834</text:p>
          </table:table-cell>
          <table:table-cell office:value-type="string" table:style-name="ce95">
            <text:p>-</text:p>
          </table:table-cell>
          <table:table-cell office:value-type="float" office:value="32697" table:style-name="ce94">
            <text:p>32.697</text:p>
          </table:table-cell>
          <table:table-cell office:value-type="string" table:style-name="ce95">
            <text:p>-</text:p>
          </table:table-cell>
          <table:table-cell office:value-type="float" office:value="24623" table:style-name="ce94">
            <text:p>24.623</text:p>
          </table:table-cell>
          <table:table-cell office:value-type="string" table:style-name="ce95">
            <text:p>-</text:p>
          </table:table-cell>
          <table:table-cell office:value-type="float" office:value="1351" table:style-name="ce94">
            <text:p>1.351</text:p>
          </table:table-cell>
          <table:table-cell office:value-type="string" table:style-name="ce95">
            <text:p>-</text:p>
          </table:table-cell>
          <table:table-cell office:value-type="float" office:value="95113" table:style-name="ce94">
            <text:p>95.113</text:p>
          </table:table-cell>
          <table:table-cell office:value-type="string" table:style-name="ce94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96">
            <text:p>Sanidad Exterior</text:p>
          </table:table-cell>
          <table:table-cell office:value-type="float" office:value="31" table:style-name="ce97">
            <text:p>31</text:p>
          </table:table-cell>
          <table:table-cell office:value-type="string" table:style-name="ce98">
            <text:p>-</text:p>
          </table:table-cell>
          <table:table-cell office:value-type="float" office:value="49" table:style-name="ce97">
            <text:p>49</text:p>
          </table:table-cell>
          <table:table-cell office:value-type="string" table:style-name="ce98">
            <text:p>-</text:p>
          </table:table-cell>
          <table:table-cell office:value-type="float" office:value="313" table:style-name="ce97">
            <text:p>313</text:p>
          </table:table-cell>
          <table:table-cell office:value-type="string" table:style-name="ce98">
            <text:p>-</text:p>
          </table:table-cell>
          <table:table-cell office:value-type="float" office:value="922" table:style-name="ce97">
            <text:p>922</text:p>
          </table:table-cell>
          <table:table-cell office:value-type="string" table:style-name="ce98">
            <text:p>-</text:p>
          </table:table-cell>
          <table:table-cell office:value-type="float" office:value="1986" table:style-name="ce97">
            <text:p>1.986</text:p>
          </table:table-cell>
          <table:table-cell office:value-type="string" table:style-name="ce98">
            <text:p>-</text:p>
          </table:table-cell>
          <table:table-cell office:value-type="float" office:value="2451" table:style-name="ce97">
            <text:p>2.451</text:p>
          </table:table-cell>
          <table:table-cell office:value-type="string" table:style-name="ce98">
            <text:p>-</text:p>
          </table:table-cell>
          <table:table-cell office:value-type="float" office:value="2142" table:style-name="ce97">
            <text:p>2.142</text:p>
          </table:table-cell>
          <table:table-cell office:value-type="string" table:style-name="ce98">
            <text:p>-</text:p>
          </table:table-cell>
          <table:table-cell office:value-type="float" office:value="257" table:style-name="ce97">
            <text:p>257</text:p>
          </table:table-cell>
          <table:table-cell office:value-type="string" table:style-name="ce98">
            <text:p>-</text:p>
          </table:table-cell>
          <table:table-cell office:value-type="float" office:value="8151" table:style-name="ce97">
            <text:p>8.151</text:p>
          </table:table-cell>
          <table:table-cell office:value-type="string" table:style-name="ce97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table:number-columns-repeated="20" table:style-name="ce61"/>
          <table:table-cell table:number-columns-repeated="16343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29147" table:style-name="ce99">
            <text:p>2.929.147</text:p>
          </table:table-cell>
          <table:table-cell office:value-type="percentage" office:value="1" table:style-name="ce100">
            <text:p>100,0%</text:p>
          </table:table-cell>
          <table:table-cell office:value-type="float" office:value="3956661" table:style-name="ce99">
            <text:p>3.956.661</text:p>
          </table:table-cell>
          <table:table-cell office:value-type="percentage" office:value="0.96782186940308368" table:style-name="ce100">
            <text:p>96,8%</text:p>
          </table:table-cell>
          <table:table-cell office:value-type="float" office:value="5323510" table:style-name="ce99">
            <text:p>5.323.510</text:p>
          </table:table-cell>
          <table:table-cell office:value-type="percentage" office:value="0.94235318042883065" table:style-name="ce100">
            <text:p>94,2%</text:p>
          </table:table-cell>
          <table:table-cell office:value-type="float" office:value="6776996" table:style-name="ce99">
            <text:p>6.776.996</text:p>
          </table:table-cell>
          <table:table-cell office:value-type="percentage" office:value="0.93747991911554063" table:style-name="ce100">
            <text:p>93,7%</text:p>
          </table:table-cell>
          <table:table-cell office:value-type="float" office:value="7103353" table:style-name="ce99">
            <text:p>7.103.353</text:p>
          </table:table-cell>
          <table:table-cell office:value-type="percentage" office:value="0.91807039523131428" table:style-name="ce100">
            <text:p>91,8%</text:p>
          </table:table-cell>
          <table:table-cell office:value-type="float" office:value="5070038" table:style-name="ce99">
            <text:p>5.070.038</text:p>
          </table:table-cell>
          <table:table-cell office:value-type="percentage" office:value="0.87624433272699231" table:style-name="ce100">
            <text:p>87,6%</text:p>
          </table:table-cell>
          <table:table-cell office:value-type="float" office:value="4186166" table:style-name="ce99">
            <text:p>4.186.166</text:p>
          </table:table-cell>
          <table:table-cell office:value-type="percentage" office:value="0.84688353478641931" table:style-name="ce100">
            <text:p>84,7%</text:p>
          </table:table-cell>
          <table:table-cell office:value-type="float" office:value="3865626" table:style-name="ce99">
            <text:p>3.865.626</text:p>
          </table:table-cell>
          <table:table-cell office:value-type="percentage" office:value="0.95812367996434622" table:style-name="ce100">
            <text:p>95,8%</text:p>
          </table:table-cell>
          <table:table-cell office:value-type="float" office:value="39211497" table:style-name="ce99">
            <text:p>39.211.497</text:p>
          </table:table-cell>
          <table:table-cell office:value-type="float" office:value="42350585.205100007" table:style-name="ce99">
            <text:p>42.350.585</text:p>
          </table:table-cell>
          <table:table-cell office:value-type="percentage" office:value="0.92587851643849339" table:style-name="ce100">
            <text:p>92,6%</text:p>
          </table:table-cell>
          <table:table-cell office:value-type="percentage" office:value="0.82667310734930977" table:style-name="ce100">
            <text:p>82,7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Vacunas_Adaptadas" table:style-name="ta2">
        <table:table-column table:style-name="co4" table:number-columns-repeated="16384" table:default-cell-style-name="ce1"/>
        <table:table-row table:style-name="ro12">
          <table:table-cell table:number-columns-spanned="1" table:number-rows-spanned="2" table:style-name="ce47"/>
          <table:table-cell office:value-type="string" table:number-columns-spanned="2" table:number-rows-spanned="1" table:style-name="ce48">
            <text:p><text:s/>Mayores de 80 años</text:p>
          </table:table-cell>
          <table:covered-table-cell/>
          <table:table-cell office:value-type="string" table:number-columns-spanned="2" table:number-rows-spanned="1" table:style-name="ce48">
            <text:p>70-79 años</text:p>
          </table:table-cell>
          <table:covered-table-cell/>
          <table:table-cell office:value-type="string" table:number-columns-spanned="2" table:number-rows-spanned="1" table:style-name="ce48">
            <text:p>60-69 años</text:p>
          </table:table-cell>
          <table:covered-table-cell/>
          <table:table-cell table:number-columns-repeated="16377"/>
        </table:table-row>
        <table:table-row table:style-name="ro13">
          <table:covered-table-cell/>
          <table:table-cell office:value-type="string" table:style-name="ce101">
            <text:p>Nº Personas &gt; 80 años con <text:s/>dosis de recuerdo adaptadas</text:p>
          </table:table-cell>
          <table:table-cell office:value-type="string" table:style-name="ce101">
            <text:p>% Dosis de recuerdo adaptadas en &gt; 80 años (1)</text:p>
          </table:table-cell>
          <table:table-cell office:value-type="string" table:style-name="ce101">
            <text:p>Nº Personas 70-79 años con <text:s/>dosis de recuerdo adaptadas</text:p>
          </table:table-cell>
          <table:table-cell office:value-type="string" table:style-name="ce101">
            <text:p>% Dosis de recuerdo adaptadas en 70-79 años (1)</text:p>
          </table:table-cell>
          <table:table-cell office:value-type="string" table:style-name="ce101">
            <text:p>Nº Personas 60-69 años con <text:s/>dosis de recuerdo adaptadas</text:p>
          </table:table-cell>
          <table:table-cell office:value-type="string" table:style-name="ce101">
            <text:p>% Dosis de recuerdo adaptadas en 60-69 años (1)</text:p>
          </table:table-cell>
          <table:table-cell table:number-columns-repeated="16377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314706" table:style-name="ce102">
            <text:p>314.706</text:p>
          </table:table-cell>
          <table:table-cell office:value-type="percentage" office:value="0.74847939638940564" table:style-name="ce103">
            <text:p>74,85%</text:p>
          </table:table-cell>
          <table:table-cell office:value-type="float" office:value="436910" table:style-name="ce102">
            <text:p>436.910</text:p>
          </table:table-cell>
          <table:table-cell office:value-type="percentage" office:value="0.64987635454419546" table:style-name="ce103">
            <text:p>64,99%</text:p>
          </table:table-cell>
          <table:table-cell office:value-type="float" office:value="427382" table:style-name="ce102">
            <text:p>427.382</text:p>
          </table:table-cell>
          <table:table-cell office:value-type="percentage" office:value="0.43218360506647296" table:style-name="ce103">
            <text:p>43,22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76083" table:style-name="ce104">
            <text:p>76.083</text:p>
          </table:table-cell>
          <table:table-cell office:value-type="percentage" office:value="0.78392717670720091" table:style-name="ce105">
            <text:p>78,39%</text:p>
          </table:table-cell>
          <table:table-cell office:value-type="float" office:value="84858" table:style-name="ce104">
            <text:p>84.858</text:p>
          </table:table-cell>
          <table:table-cell office:value-type="percentage" office:value="0.70085679674603307" table:style-name="ce105">
            <text:p>70,09%</text:p>
          </table:table-cell>
          <table:table-cell office:value-type="float" office:value="81663" table:style-name="ce104">
            <text:p>81.663</text:p>
          </table:table-cell>
          <table:table-cell office:value-type="percentage" office:value="0.49826622687458821" table:style-name="ce105">
            <text:p>49,8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72741" table:style-name="ce104">
            <text:p>72.741</text:p>
          </table:table-cell>
          <table:table-cell office:value-type="percentage" office:value="0.86197294205822617" table:style-name="ce105">
            <text:p>86,20%</text:p>
          </table:table-cell>
          <table:table-cell office:value-type="float" office:value="93019" table:style-name="ce104">
            <text:p>93.019</text:p>
          </table:table-cell>
          <table:table-cell office:value-type="percentage" office:value="0.80897468578950305" table:style-name="ce105">
            <text:p>80,90%</text:p>
          </table:table-cell>
          <table:table-cell office:value-type="float" office:value="105065" table:style-name="ce104">
            <text:p>105.065</text:p>
          </table:table-cell>
          <table:table-cell office:value-type="percentage" office:value="0.68258567471694009" table:style-name="ce105">
            <text:p>68,2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37271" table:style-name="ce104">
            <text:p>37.271</text:p>
          </table:table-cell>
          <table:table-cell office:value-type="percentage" office:value="0.68949709618802979" table:style-name="ce105">
            <text:p>68,95%</text:p>
          </table:table-cell>
          <table:table-cell office:value-type="float" office:value="49931" table:style-name="ce104">
            <text:p>49.931</text:p>
          </table:table-cell>
          <table:table-cell office:value-type="percentage" office:value="0.55543415562606946" table:style-name="ce105">
            <text:p>55,54%</text:p>
          </table:table-cell>
          <table:table-cell office:value-type="float" office:value="42190" table:style-name="ce104">
            <text:p>42.190</text:p>
          </table:table-cell>
          <table:table-cell office:value-type="percentage" office:value="0.32267644202354295" table:style-name="ce105">
            <text:p>32,2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54237" table:style-name="ce104">
            <text:p>54.237</text:p>
          </table:table-cell>
          <table:table-cell office:value-type="percentage" office:value="0.52567209236271362" table:style-name="ce105">
            <text:p>52,57%</text:p>
          </table:table-cell>
          <table:table-cell office:value-type="float" office:value="69488" table:style-name="ce104">
            <text:p>69.488</text:p>
          </table:table-cell>
          <table:table-cell office:value-type="percentage" office:value="0.40106772491679327" table:style-name="ce105">
            <text:p>40,11%</text:p>
          </table:table-cell>
          <table:table-cell office:value-type="float" office:value="71511" table:style-name="ce104">
            <text:p>71.511</text:p>
          </table:table-cell>
          <table:table-cell office:value-type="percentage" office:value="0.27377069381773972" table:style-name="ce105">
            <text:p>27,3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32583" table:style-name="ce104">
            <text:p>32.583</text:p>
          </table:table-cell>
          <table:table-cell office:value-type="percentage" office:value="0.78940125281350781" table:style-name="ce105">
            <text:p>78,94%</text:p>
          </table:table-cell>
          <table:table-cell office:value-type="float" office:value="40066" table:style-name="ce104">
            <text:p>40.066</text:p>
          </table:table-cell>
          <table:table-cell office:value-type="percentage" office:value="0.70462236912773968" table:style-name="ce105">
            <text:p>70,46%</text:p>
          </table:table-cell>
          <table:table-cell office:value-type="float" office:value="38525" table:style-name="ce104">
            <text:p>38.525</text:p>
          </table:table-cell>
          <table:table-cell office:value-type="percentage" office:value="0.47557551974806933" table:style-name="ce105">
            <text:p>47,5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stilla y León<text:s/></text:p>
          </table:table-cell>
          <table:table-cell office:value-type="float" office:value="186732" table:style-name="ce104">
            <text:p>186.732</text:p>
          </table:table-cell>
          <table:table-cell office:value-type="percentage" office:value="0.85650352347400249" table:style-name="ce105">
            <text:p>85,65%</text:p>
          </table:table-cell>
          <table:table-cell office:value-type="float" office:value="187437" table:style-name="ce104">
            <text:p>187.437</text:p>
          </table:table-cell>
          <table:table-cell office:value-type="percentage" office:value="0.7509005255045661" table:style-name="ce105">
            <text:p>75,09%</text:p>
          </table:table-cell>
          <table:table-cell office:value-type="float" office:value="181677" table:style-name="ce104">
            <text:p>181.677</text:p>
          </table:table-cell>
          <table:table-cell office:value-type="percentage" office:value="0.54142980708156918" table:style-name="ce105">
            <text:p>54,14%</text:p>
          </table:table-cell>
          <table:table-cell table:number-columns-repeated="16377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105001" table:style-name="ce104">
            <text:p>105.001</text:p>
          </table:table-cell>
          <table:table-cell office:value-type="percentage" office:value="0.79362222995910858" table:style-name="ce105">
            <text:p>79,36%</text:p>
          </table:table-cell>
          <table:table-cell office:value-type="float" office:value="112351" table:style-name="ce104">
            <text:p>112.351</text:p>
          </table:table-cell>
          <table:table-cell office:value-type="percentage" office:value="0.70000826185761977" table:style-name="ce105">
            <text:p>70,00%</text:p>
          </table:table-cell>
          <table:table-cell office:value-type="float" office:value="116241" table:style-name="ce104">
            <text:p>116.241</text:p>
          </table:table-cell>
          <table:table-cell office:value-type="percentage" office:value="0.48881154422388806" table:style-name="ce105">
            <text:p>48,8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340639" table:style-name="ce104">
            <text:p>340.639</text:p>
          </table:table-cell>
          <table:table-cell office:value-type="percentage" office:value="0.74894422332078636" table:style-name="ce105">
            <text:p>74,89%</text:p>
          </table:table-cell>
          <table:table-cell office:value-type="float" office:value="403643" table:style-name="ce104">
            <text:p>403.643</text:p>
          </table:table-cell>
          <table:table-cell office:value-type="percentage" office:value="0.62156131754818622" table:style-name="ce105">
            <text:p>62,16%</text:p>
          </table:table-cell>
          <table:table-cell office:value-type="float" office:value="373639" table:style-name="ce104">
            <text:p>373.639</text:p>
          </table:table-cell>
          <table:table-cell office:value-type="percentage" office:value="0.43081011513981715" table:style-name="ce105">
            <text:p>43,0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212101" table:style-name="ce104">
            <text:p>212.101</text:p>
          </table:table-cell>
          <table:table-cell office:value-type="percentage" office:value="0.72648481827984501" table:style-name="ce105">
            <text:p>72,65%</text:p>
          </table:table-cell>
          <table:table-cell office:value-type="float" office:value="308436" table:style-name="ce104">
            <text:p>308.436</text:p>
          </table:table-cell>
          <table:table-cell office:value-type="percentage" office:value="0.68552098380720916" table:style-name="ce105">
            <text:p>68,55%</text:p>
          </table:table-cell>
          <table:table-cell office:value-type="float" office:value="299029" table:style-name="ce104">
            <text:p>299.029</text:p>
          </table:table-cell>
          <table:table-cell office:value-type="percentage" office:value="0.48752132587240893" table:style-name="ce105">
            <text:p>48,7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54557" table:style-name="ce104">
            <text:p>54.557</text:p>
          </table:table-cell>
          <table:table-cell office:value-type="percentage" office:value="0.74668992685950186" table:style-name="ce105">
            <text:p>74,67%</text:p>
          </table:table-cell>
          <table:table-cell office:value-type="float" office:value="61380" table:style-name="ce104">
            <text:p>61.380</text:p>
          </table:table-cell>
          <table:table-cell office:value-type="percentage" office:value="0.65857210832897051" table:style-name="ce105">
            <text:p>65,86%</text:p>
          </table:table-cell>
          <table:table-cell office:value-type="float" office:value="67722" table:style-name="ce104">
            <text:p>67.722</text:p>
          </table:table-cell>
          <table:table-cell office:value-type="percentage" office:value="0.50041218623773298" table:style-name="ce105">
            <text:p>50,04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08776" table:style-name="ce104">
            <text:p>208.776</text:p>
          </table:table-cell>
          <table:table-cell office:value-type="percentage" office:value="0.87995688882482903" table:style-name="ce105">
            <text:p>88,00%</text:p>
          </table:table-cell>
          <table:table-cell office:value-type="float" office:value="249505" table:style-name="ce104">
            <text:p>249.505</text:p>
          </table:table-cell>
          <table:table-cell office:value-type="percentage" office:value="0.84524459245447459" table:style-name="ce105">
            <text:p>84,52%</text:p>
          </table:table-cell>
          <table:table-cell office:value-type="float" office:value="271584" table:style-name="ce104">
            <text:p>271.584</text:p>
          </table:table-cell>
          <table:table-cell office:value-type="percentage" office:value="0.75391014633164766" table:style-name="ce105">
            <text:p>75,3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17749" table:style-name="ce104">
            <text:p>17.749</text:p>
          </table:table-cell>
          <table:table-cell office:value-type="percentage" office:value="0.80316140183741302" table:style-name="ce105">
            <text:p>80,32%</text:p>
          </table:table-cell>
          <table:table-cell office:value-type="float" office:value="21997" table:style-name="ce104">
            <text:p>21.997</text:p>
          </table:table-cell>
          <table:table-cell office:value-type="percentage" office:value="0.76442771873985627" table:style-name="ce105">
            <text:p>76,44%</text:p>
          </table:table-cell>
          <table:table-cell office:value-type="float" office:value="24116" table:style-name="ce104">
            <text:p>24.116</text:p>
          </table:table-cell>
          <table:table-cell office:value-type="percentage" office:value="0.60887665259134593" table:style-name="ce105">
            <text:p>60,8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280046" table:style-name="ce104">
            <text:p>280.046</text:p>
          </table:table-cell>
          <table:table-cell office:value-type="percentage" office:value="0.74690639769192413" table:style-name="ce105">
            <text:p>74,69%</text:p>
          </table:table-cell>
          <table:table-cell office:value-type="float" office:value="350503" table:style-name="ce104">
            <text:p>350.503</text:p>
          </table:table-cell>
          <table:table-cell office:value-type="percentage" office:value="0.64934223913478295" table:style-name="ce105">
            <text:p>64,93%</text:p>
          </table:table-cell>
          <table:table-cell office:value-type="float" office:value="326811" table:style-name="ce104">
            <text:p>326.811</text:p>
          </table:table-cell>
          <table:table-cell office:value-type="percentage" office:value="0.4427535088106816" table:style-name="ce105">
            <text:p>44,2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47916" table:style-name="ce104">
            <text:p>47.916</text:p>
          </table:table-cell>
          <table:table-cell office:value-type="percentage" office:value="0.66985590886998747" table:style-name="ce105">
            <text:p>66,99%</text:p>
          </table:table-cell>
          <table:table-cell office:value-type="float" office:value="64935" table:style-name="ce104">
            <text:p>64.935</text:p>
          </table:table-cell>
          <table:table-cell office:value-type="percentage" office:value="0.60721338775645639" table:style-name="ce105">
            <text:p>60,72%</text:p>
          </table:table-cell>
          <table:table-cell office:value-type="float" office:value="67177" table:style-name="ce104">
            <text:p>67.177</text:p>
          </table:table-cell>
          <table:table-cell office:value-type="percentage" office:value="0.42296963032056972" table:style-name="ce105">
            <text:p>42,30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Navarra</text:p>
          </table:table-cell>
          <table:table-cell office:value-type="float" office:value="36235" table:style-name="ce104">
            <text:p>36.235</text:p>
          </table:table-cell>
          <table:table-cell office:value-type="percentage" office:value="0.86561570027774593" table:style-name="ce105">
            <text:p>86,56%</text:p>
          </table:table-cell>
          <table:table-cell office:value-type="float" office:value="44285" table:style-name="ce104">
            <text:p>44.285</text:p>
          </table:table-cell>
          <table:table-cell office:value-type="percentage" office:value="0.76471763425018502" table:style-name="ce105">
            <text:p>76,47%</text:p>
          </table:table-cell>
          <table:table-cell office:value-type="float" office:value="45242" table:style-name="ce104">
            <text:p>45.242</text:p>
          </table:table-cell>
          <table:table-cell office:value-type="percentage" office:value="0.58377328710378107" table:style-name="ce105">
            <text:p>58,3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30366" table:style-name="ce104">
            <text:p>130.366</text:p>
          </table:table-cell>
          <table:table-cell office:value-type="percentage" office:value="0.81603800039578167" table:style-name="ce105">
            <text:p>81,60%</text:p>
          </table:table-cell>
          <table:table-cell office:value-type="float" office:value="156848" table:style-name="ce104">
            <text:p>156.848</text:p>
          </table:table-cell>
          <table:table-cell office:value-type="percentage" office:value="0.71194307674998414" table:style-name="ce105">
            <text:p>71,19%</text:p>
          </table:table-cell>
          <table:table-cell office:value-type="float" office:value="145522" table:style-name="ce104">
            <text:p>145.522</text:p>
          </table:table-cell>
          <table:table-cell office:value-type="percentage" office:value="0.50340753541251038" table:style-name="ce105">
            <text:p>50,34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932" table:style-name="ce106">
            <text:p>932</text:p>
          </table:table-cell>
          <table:table-cell office:value-type="percentage" office:value="0.33003622622452533" table:style-name="ce105">
            <text:p>33,00%</text:p>
          </table:table-cell>
          <table:table-cell office:value-type="float" office:value="1124" table:style-name="ce106">
            <text:p>1124</text:p>
          </table:table-cell>
          <table:table-cell office:value-type="percentage" office:value="0.25578593124309407" table:style-name="ce105">
            <text:p>25,58%</text:p>
          </table:table-cell>
          <table:table-cell office:value-type="float" office:value="1428" table:style-name="ce106">
            <text:p>1428</text:p>
          </table:table-cell>
          <table:table-cell office:value-type="percentage" office:value="0.16672762151060924" table:style-name="ce105">
            <text:p>16,6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906" table:style-name="ce106">
            <text:p>906</text:p>
          </table:table-cell>
          <table:table-cell office:value-type="percentage" office:value="0.3712453468759746" table:style-name="ce105">
            <text:p>37,12%</text:p>
          </table:table-cell>
          <table:table-cell office:value-type="float" office:value="1092" table:style-name="ce106">
            <text:p>1092</text:p>
          </table:table-cell>
          <table:table-cell office:value-type="percentage" office:value="0.28053076643996433" table:style-name="ce105">
            <text:p>28,05%</text:p>
          </table:table-cell>
          <table:table-cell office:value-type="float" office:value="1625" table:style-name="ce104">
            <text:p>1.625</text:p>
          </table:table-cell>
          <table:table-cell office:value-type="percentage" office:value="0.19782082485721367" table:style-name="ce105">
            <text:p>19,7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office:value-type="float" office:value="109" table:style-name="ce106">
            <text:p>109</text:p>
          </table:table-cell>
          <table:table-cell office:value-type="percentage" office:value="0" table:style-name="ce105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07">
            <text:p>Sanidad Exterior</text:p>
          </table:table-cell>
          <table:table-cell office:value-type="float" office:value="3" table:style-name="ce108">
            <text:p>3</text:p>
          </table:table-cell>
          <table:table-cell office:value-type="percentage" office:value="0" table:style-name="ce109">
            <text:p>0,00%</text:p>
          </table:table-cell>
          <table:table-cell office:value-type="float" office:value="19" table:style-name="ce108">
            <text:p>19</text:p>
          </table:table-cell>
          <table:table-cell office:value-type="percentage" office:value="0" table:style-name="ce109">
            <text:p>0,00%</text:p>
          </table:table-cell>
          <table:table-cell office:value-type="float" office:value="114" table:style-name="ce108">
            <text:p>114</text:p>
          </table:table-cell>
          <table:table-cell office:value-type="percentage" office:value="0" table:style-name="ce109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10">
            <text:p>Totales</text:p>
          </table:table-cell>
          <table:table-cell office:value-type="float" office:value="2209580" table:style-name="ce111">
            <text:p>2.209.580</text:p>
          </table:table-cell>
          <table:table-cell office:value-type="percentage" office:value="0.76634047202714728" table:style-name="ce112">
            <text:p>76,63%</text:p>
          </table:table-cell>
          <table:table-cell office:value-type="float" office:value="2737827" table:style-name="ce111">
            <text:p>2.737.827</text:p>
          </table:table-cell>
          <table:table-cell office:value-type="percentage" office:value="0.6696881146103334" table:style-name="ce112">
            <text:p>66,97%</text:p>
          </table:table-cell>
          <table:table-cell office:value-type="float" office:value="2688372" table:style-name="ce111">
            <text:p>2.688.372</text:p>
          </table:table-cell>
          <table:table-cell office:value-type="percentage" office:value="0.47588825875706375" table:style-name="ce112">
            <text:p>47,59%</text:p>
          </table:table-cell>
          <table:table-cell table:number-columns-repeated="16377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3">
        <table:table-column table:style-name="co4" table:number-columns-repeated="16384" table:default-cell-style-name="ce113"/>
        <table:table-row table:style-name="ro14">
          <table:table-cell table:style-name="ce127"/>
          <table:table-cell office:value-type="string" table:style-name="ce128">
            <text:p>Población a vacunar de 5 a 11 años</text:p>
          </table:table-cell>
          <table:table-cell office:value-type="string" table:style-name="ce128">
            <text:p>Nº Personas con 1 dosis</text:p>
          </table:table-cell>
          <table:table-cell office:value-type="string" table:style-name="ce128">
            <text:p>% 1ª dosis</text:p>
          </table:table-cell>
          <table:table-cell office:value-type="string" table:style-name="ce128">
            <text:p>Nº Personas con pauta completa</text:p>
          </table:table-cell>
          <table:table-cell office:value-type="string" table:style-name="ce129">
            <text:p><text:s/>% PC</text:p>
          </table:table-cell>
          <table:table-cell office:value-type="string" table:style-name="ce130">
            <text:p>Fecha de la última</text:p>
            <text:p><text:s/>vacuna registrada<text:s/><text:span text:style-name="T5">(2)</text:span></text:p>
          </table:table-cell>
          <table:table-cell table:number-columns-repeated="16377"/>
        </table:table-row>
        <table:table-row table:style-name="ro5">
          <table:table-cell office:value-type="string" table:style-name="ce131">
            <text:p>Andalucía</text:p>
          </table:table-cell>
          <table:table-cell office:value-type="float" office:value="711866.23802299995" table:style-name="ce132">
            <text:p>711.866</text:p>
          </table:table-cell>
          <table:table-cell office:value-type="float" office:value="456456" table:style-name="ce132">
            <text:p>456.456</text:p>
          </table:table-cell>
          <table:table-cell office:value-type="percentage" office:value="0.64121035051145692" table:style-name="ce133">
            <text:p>64,1%</text:p>
          </table:table-cell>
          <table:table-cell office:value-type="float" office:value="374501" table:style-name="ce132">
            <text:p>374.501</text:p>
          </table:table-cell>
          <table:table-cell office:value-type="percentage" office:value="0.52608338476631067" table:style-name="ce133">
            <text:p>52,6%</text:p>
          </table:table-cell>
          <table:table-cell office:value-type="date" office:date-value="2023-03-29T00:00:00" table:style-name="ce134">
            <text:p>29/03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Aragón</text:p>
          </table:table-cell>
          <table:table-cell office:value-type="float" office:value="101295.991253" table:style-name="ce132">
            <text:p>101.296</text:p>
          </table:table-cell>
          <table:table-cell office:value-type="float" office:value="56385" table:style-name="ce132">
            <text:p>56.385</text:p>
          </table:table-cell>
          <table:table-cell office:value-type="percentage" office:value="0.55663604553877244" table:style-name="ce133">
            <text:p>55,7%</text:p>
          </table:table-cell>
          <table:table-cell office:value-type="float" office:value="47719" table:style-name="ce132">
            <text:p>47.719</text:p>
          </table:table-cell>
          <table:table-cell office:value-type="percentage" office:value="0.4710847824255508" table:style-name="ce133">
            <text:p>47,1%</text:p>
          </table:table-cell>
          <table:table-cell office:value-type="date" office:date-value="2023-03-29T00:00:00" table:style-name="ce134">
            <text:p>29/03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Asturias<text:s/></text:p>
          </table:table-cell>
          <table:table-cell office:value-type="float" office:value="60559.811022999995" table:style-name="ce132">
            <text:p>60.560</text:p>
          </table:table-cell>
          <table:table-cell office:value-type="float" office:value="45236" table:style-name="ce132">
            <text:p>45.236</text:p>
          </table:table-cell>
          <table:table-cell office:value-type="percentage" office:value="0.74696402178038224" table:style-name="ce133">
            <text:p>74,7%</text:p>
          </table:table-cell>
          <table:table-cell office:value-type="float" office:value="39804" table:style-name="ce132">
            <text:p>39.804</text:p>
          </table:table-cell>
          <table:table-cell office:value-type="percentage" office:value="0.65726757279481685" table:style-name="ce133">
            <text:p>65,7%</text:p>
          </table:table-cell>
          <table:table-cell office:value-type="date" office:date-value="2023-03-29T00:00:00" table:style-name="ce134">
            <text:p>29/03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Baleares</text:p>
          </table:table-cell>
          <table:table-cell office:value-type="float" office:value="96555.911571000004" table:style-name="ce132">
            <text:p>96.556</text:p>
          </table:table-cell>
          <table:table-cell office:value-type="float" office:value="34427" table:style-name="ce132">
            <text:p>34.427</text:p>
          </table:table-cell>
          <table:table-cell office:value-type="percentage" office:value="0.35654989363012701" table:style-name="ce133">
            <text:p>35,7%</text:p>
          </table:table-cell>
          <table:table-cell office:value-type="float" office:value="27248" table:style-name="ce132">
            <text:p>27.248</text:p>
          </table:table-cell>
          <table:table-cell office:value-type="percentage" office:value="0.2821991896370204" table:style-name="ce133">
            <text:p>28,2%</text:p>
          </table:table-cell>
          <table:table-cell office:value-type="date" office:date-value="2023-03-29T00:00:00" table:style-name="ce134">
            <text:p>29/03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narias</text:p>
          </table:table-cell>
          <table:table-cell office:value-type="float" office:value="151958.11089100002" table:style-name="ce132">
            <text:p>151.958</text:p>
          </table:table-cell>
          <table:table-cell office:value-type="float" office:value="82054" table:style-name="ce132">
            <text:p>82.054</text:p>
          </table:table-cell>
          <table:table-cell office:value-type="percentage" office:value="0.53997775781022683" table:style-name="ce133">
            <text:p>54,0%</text:p>
          </table:table-cell>
          <table:table-cell office:value-type="float" office:value="63694" table:style-name="ce132">
            <text:p>63.694</text:p>
          </table:table-cell>
          <table:table-cell office:value-type="percentage" office:value="0.41915498703249798" table:style-name="ce133">
            <text:p>41,9%</text:p>
          </table:table-cell>
          <table:table-cell office:value-type="date" office:date-value="2023-03-29T00:00:00" table:style-name="ce134">
            <text:p>29/03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ntabria</text:p>
          </table:table-cell>
          <table:table-cell office:value-type="float" office:value="41717.294332999998" table:style-name="ce132">
            <text:p>41.717</text:p>
          </table:table-cell>
          <table:table-cell office:value-type="float" office:value="26298" table:style-name="ce132">
            <text:p>26.298</text:p>
          </table:table-cell>
          <table:table-cell office:value-type="percentage" office:value="0.63038604062098202" table:style-name="ce133">
            <text:p>63,0%</text:p>
          </table:table-cell>
          <table:table-cell office:value-type="float" office:value="23897" table:style-name="ce132">
            <text:p>23.897</text:p>
          </table:table-cell>
          <table:table-cell office:value-type="percentage" office:value="0.57283197249675288" table:style-name="ce133">
            <text:p>57,3%</text:p>
          </table:table-cell>
          <table:table-cell office:value-type="date" office:date-value="2023-03-29T00:00:00" table:style-name="ce134">
            <text:p>29/03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stilla y Leon<text:s/></text:p>
          </table:table-cell>
          <table:table-cell office:value-type="float" office:value="155567.76790400001" table:style-name="ce132">
            <text:p>155.568</text:p>
          </table:table-cell>
          <table:table-cell office:value-type="float" office:value="107315" table:style-name="ce132">
            <text:p>107.315</text:p>
          </table:table-cell>
          <table:table-cell office:value-type="percentage" office:value="0.68982798587316285" table:style-name="ce133">
            <text:p>69,0%</text:p>
          </table:table-cell>
          <table:table-cell office:value-type="float" office:value="99432" table:style-name="ce132">
            <text:p>99.432</text:p>
          </table:table-cell>
          <table:table-cell office:value-type="percentage" office:value="0.63915553549215243" table:style-name="ce133">
            <text:p>63,9%</text:p>
          </table:table-cell>
          <table:table-cell office:value-type="date" office:date-value="2023-03-29T00:00:00" table:style-name="ce134">
            <text:p>29/03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stilla - La Mancha</text:p>
          </table:table-cell>
          <table:table-cell office:value-type="float" office:value="168143.211595" table:style-name="ce132">
            <text:p>168.143</text:p>
          </table:table-cell>
          <table:table-cell office:value-type="float" office:value="107914" table:style-name="ce132">
            <text:p>107.914</text:p>
          </table:table-cell>
          <table:table-cell office:value-type="percentage" office:value="0.64179813729220447" table:style-name="ce133">
            <text:p>64,2%</text:p>
          </table:table-cell>
          <table:table-cell office:value-type="float" office:value="89833" table:style-name="ce132">
            <text:p>89.833</text:p>
          </table:table-cell>
          <table:table-cell office:value-type="percentage" office:value="0.53426480407890176" table:style-name="ce133">
            <text:p>53,4%</text:p>
          </table:table-cell>
          <table:table-cell office:value-type="date" office:date-value="2023-03-29T00:00:00" table:style-name="ce134">
            <text:p>29/03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taluña</text:p>
          </table:table-cell>
          <table:table-cell office:value-type="float" office:value="636008.12552400003" table:style-name="ce132">
            <text:p>636.008</text:p>
          </table:table-cell>
          <table:table-cell office:value-type="float" office:value="265818" table:style-name="ce132">
            <text:p>265.818</text:p>
          </table:table-cell>
          <table:table-cell office:value-type="percentage" office:value="0.41794749049942642" table:style-name="ce133">
            <text:p>41,8%</text:p>
          </table:table-cell>
          <table:table-cell office:value-type="float" office:value="209475" table:style-name="ce132">
            <text:p>209.475</text:p>
          </table:table-cell>
          <table:table-cell office:value-type="percentage" office:value="0.32935899966280441" table:style-name="ce133">
            <text:p>32,9%</text:p>
          </table:table-cell>
          <table:table-cell office:value-type="date" office:date-value="2023-03-29T00:00:00" table:style-name="ce134">
            <text:p>29/03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. Valenciana</text:p>
          </table:table-cell>
          <table:table-cell office:value-type="float" office:value="403004.73383400001" table:style-name="ce132">
            <text:p>403.005</text:p>
          </table:table-cell>
          <table:table-cell office:value-type="float" office:value="266237" table:style-name="ce132">
            <text:p>266.237</text:p>
          </table:table-cell>
          <table:table-cell office:value-type="percentage" office:value="0.66062995704081373" table:style-name="ce133">
            <text:p>66,1%</text:p>
          </table:table-cell>
          <table:table-cell office:value-type="float" office:value="205685" table:style-name="ce132">
            <text:p>205.685</text:p>
          </table:table-cell>
          <table:table-cell office:value-type="percentage" office:value="0.51037862022911828" table:style-name="ce133">
            <text:p>51,0%</text:p>
          </table:table-cell>
          <table:table-cell office:value-type="date" office:date-value="2023-03-29T00:00:00" table:style-name="ce134">
            <text:p>29/03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Extremadura</text:p>
          </table:table-cell>
          <table:table-cell office:value-type="float" office:value="76572.953594999999" table:style-name="ce132">
            <text:p>76.573</text:p>
          </table:table-cell>
          <table:table-cell office:value-type="float" office:value="62393" table:style-name="ce132">
            <text:p>62.393</text:p>
          </table:table-cell>
          <table:table-cell office:value-type="percentage" office:value="0.81481772702671473" table:style-name="ce133">
            <text:p>81,5%</text:p>
          </table:table-cell>
          <table:table-cell office:value-type="float" office:value="53540" table:style-name="ce132">
            <text:p>53.540</text:p>
          </table:table-cell>
          <table:table-cell office:value-type="percentage" office:value="0.699202492347063" table:style-name="ce133">
            <text:p>69,9%</text:p>
          </table:table-cell>
          <table:table-cell office:value-type="date" office:date-value="2023-03-29T00:00:00" table:style-name="ce134">
            <text:p>29/03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Galicia</text:p>
          </table:table-cell>
          <table:table-cell office:value-type="float" office:value="174389.62124499999" table:style-name="ce132">
            <text:p>174.390</text:p>
          </table:table-cell>
          <table:table-cell office:value-type="float" office:value="145214" table:style-name="ce132">
            <text:p>145.214</text:p>
          </table:table-cell>
          <table:table-cell office:value-type="percentage" office:value="0.8326986374721741" table:style-name="ce133">
            <text:p>83,3%</text:p>
          </table:table-cell>
          <table:table-cell office:value-type="float" office:value="128989" table:style-name="ce132">
            <text:p>128.989</text:p>
          </table:table-cell>
          <table:table-cell office:value-type="percentage" office:value="0.73965984374026106" table:style-name="ce133">
            <text:p>74,0%</text:p>
          </table:table-cell>
          <table:table-cell office:value-type="date" office:date-value="2023-03-29T00:00:00" table:style-name="ce134">
            <text:p>29/03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La Rioja</text:p>
          </table:table-cell>
          <table:table-cell office:value-type="float" office:value="24985.563856000001" table:style-name="ce132">
            <text:p>24.986</text:p>
          </table:table-cell>
          <table:table-cell office:value-type="float" office:value="17162" table:style-name="ce132">
            <text:p>17.162</text:p>
          </table:table-cell>
          <table:table-cell office:value-type="percentage" office:value="0.68687663399994636" table:style-name="ce133">
            <text:p>68,7%</text:p>
          </table:table-cell>
          <table:table-cell office:value-type="float" office:value="14940" table:style-name="ce132">
            <text:p>14.940</text:p>
          </table:table-cell>
          <table:table-cell office:value-type="percentage" office:value="0.59794528096720656" table:style-name="ce133">
            <text:p>59,8%</text:p>
          </table:table-cell>
          <table:table-cell office:value-type="date" office:date-value="2023-03-29T00:00:00" table:style-name="ce134">
            <text:p>29/03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adrid</text:p>
          </table:table-cell>
          <table:table-cell office:value-type="float" office:value="557396.80747899995" table:style-name="ce132">
            <text:p>557.397</text:p>
          </table:table-cell>
          <table:table-cell office:value-type="float" office:value="271975" table:style-name="ce132">
            <text:p>271.975</text:p>
          </table:table-cell>
          <table:table-cell office:value-type="percentage" office:value="0.48793785029033687" table:style-name="ce133">
            <text:p>48,8%</text:p>
          </table:table-cell>
          <table:table-cell office:value-type="float" office:value="243791" table:style-name="ce132">
            <text:p>243.791</text:p>
          </table:table-cell>
          <table:table-cell office:value-type="percentage" office:value="0.43737423094082734" table:style-name="ce133">
            <text:p>43,7%</text:p>
          </table:table-cell>
          <table:table-cell office:value-type="date" office:date-value="2023-03-29T00:00:00" table:style-name="ce134">
            <text:p>29/03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urcia<text:s/></text:p>
          </table:table-cell>
          <table:table-cell office:value-type="float" office:value="138113.43695899998" table:style-name="ce132">
            <text:p>138.113</text:p>
          </table:table-cell>
          <table:table-cell office:value-type="float" office:value="72629" table:style-name="ce132">
            <text:p>72.629</text:p>
          </table:table-cell>
          <table:table-cell office:value-type="percentage" office:value="0.5258648368989649" table:style-name="ce133">
            <text:p>52,6%</text:p>
          </table:table-cell>
          <table:table-cell office:value-type="float" office:value="52566" table:style-name="ce132">
            <text:p>52.566</text:p>
          </table:table-cell>
          <table:table-cell office:value-type="percentage" office:value="0.38060018747925745" table:style-name="ce133">
            <text:p>38,1%</text:p>
          </table:table-cell>
          <table:table-cell office:value-type="date" office:date-value="2023-03-29T00:00:00" table:style-name="ce134">
            <text:p>29/03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Navarra</text:p>
          </table:table-cell>
          <table:table-cell office:value-type="float" office:value="55623.848526000009" table:style-name="ce132">
            <text:p>55.624</text:p>
          </table:table-cell>
          <table:table-cell office:value-type="float" office:value="30035" table:style-name="ce132">
            <text:p>30.035</text:p>
          </table:table-cell>
          <table:table-cell office:value-type="percentage" office:value="0.53996623383513054" table:style-name="ce133">
            <text:p>54,0%</text:p>
          </table:table-cell>
          <table:table-cell office:value-type="float" office:value="26446" table:style-name="ce132">
            <text:p>26.446</text:p>
          </table:table-cell>
          <table:table-cell office:value-type="percentage" office:value="0.47544354985862697" table:style-name="ce133">
            <text:p>47,5%</text:p>
          </table:table-cell>
          <table:table-cell office:value-type="date" office:date-value="2023-03-29T00:00:00" table:style-name="ce134">
            <text:p>29/03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País Vasco</text:p>
          </table:table-cell>
          <table:table-cell office:value-type="float" office:value="166591.270532" table:style-name="ce132">
            <text:p>166.591</text:p>
          </table:table-cell>
          <table:table-cell office:value-type="float" office:value="88854" table:style-name="ce132">
            <text:p>88.854</text:p>
          </table:table-cell>
          <table:table-cell office:value-type="percentage" office:value="0.53336528208380707" table:style-name="ce133">
            <text:p>53,3%</text:p>
          </table:table-cell>
          <table:table-cell office:value-type="float" office:value="71623" table:style-name="ce132">
            <text:p>71.623</text:p>
          </table:table-cell>
          <table:table-cell office:value-type="percentage" office:value="0.42993249148815493" table:style-name="ce133">
            <text:p>43,0%</text:p>
          </table:table-cell>
          <table:table-cell office:value-type="date" office:date-value="2023-03-29T00:00:00" table:style-name="ce134">
            <text:p>29/03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euta</text:p>
          </table:table-cell>
          <table:table-cell office:value-type="float" office:value="8813.6462310000006" table:style-name="ce132">
            <text:p>8.814</text:p>
          </table:table-cell>
          <table:table-cell office:value-type="float" office:value="3245" table:style-name="ce132">
            <text:p>3.245</text:p>
          </table:table-cell>
          <table:table-cell office:value-type="percentage" office:value="0.3681790617583956" table:style-name="ce133">
            <text:p>36,8%</text:p>
          </table:table-cell>
          <table:table-cell office:value-type="float" office:value="2281" table:style-name="ce132">
            <text:p>2.281</text:p>
          </table:table-cell>
          <table:table-cell office:value-type="percentage" office:value="0.2588032172175348" table:style-name="ce133">
            <text:p>25,9%</text:p>
          </table:table-cell>
          <table:table-cell office:value-type="date" office:date-value="2023-03-20T00:00:00" table:style-name="ce134">
            <text:p>20/03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elilla</text:p>
          </table:table-cell>
          <table:table-cell office:value-type="float" office:value="10836.881358999999" table:style-name="ce132">
            <text:p>10.837</text:p>
          </table:table-cell>
          <table:table-cell office:value-type="float" office:value="3657" table:style-name="ce132">
            <text:p>3.657</text:p>
          </table:table-cell>
          <table:table-cell office:value-type="percentage" office:value="0.33745870964646779" table:style-name="ce133">
            <text:p>33,7%</text:p>
          </table:table-cell>
          <table:table-cell office:value-type="float" office:value="2189" table:style-name="ce132">
            <text:p>2.189</text:p>
          </table:table-cell>
          <table:table-cell office:value-type="percentage" office:value="0.20199538294124092" table:style-name="ce133">
            <text:p>20,2%</text:p>
          </table:table-cell>
          <table:table-cell office:value-type="date" office:date-value="2023-03-29T00:00:00" table:style-name="ce134">
            <text:p>29/03/2023</text:p>
          </table:table-cell>
          <table:table-cell table:number-columns-repeated="16377"/>
        </table:table-row>
        <table:table-row table:style-name="ro5">
          <table:table-cell office:value-type="string" table:style-name="ce136">
            <text:p>Min. Defensa</text:p>
          </table:table-cell>
          <table:table-cell office:value-type="string" table:style-name="ce132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date" office:date-value="2023-03-17T00:00:00" table:style-name="ce134">
            <text:p>17/03/2023</text:p>
          </table:table-cell>
          <table:table-cell table:number-columns-repeated="16377"/>
        </table:table-row>
        <table:table-row table:style-name="ro5">
          <table:table-cell office:value-type="string" table:style-name="ce137">
            <text:p>Sanidad Exterior</text:p>
          </table:table-cell>
          <table:table-cell office:value-type="string" table:style-name="ce132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date" office:date-value="2023-03-01T00:00:00" table:style-name="ce134">
            <text:p>01/03/2023</text:p>
          </table:table-cell>
          <table:table-cell table:number-columns-repeated="16377"/>
        </table:table-row>
        <table:table-row table:style-name="ro5">
          <table:table-cell office:value-type="string" table:style-name="ce138">
            <text:p>Totales</text:p>
          </table:table-cell>
          <table:table-cell office:value-type="float" office:value="3740001.2257329994" table:style-name="ce139">
            <text:p>3.740.001</text:p>
          </table:table-cell>
          <table:table-cell office:value-type="float" office:value="2143304" table:style-name="ce139">
            <text:p>2.143.304</text:p>
          </table:table-cell>
          <table:table-cell office:value-type="percentage" office:value="0.57307574801126859" table:style-name="ce140">
            <text:p>57,3%</text:p>
          </table:table-cell>
          <table:table-cell office:value-type="float" office:value="1777653" table:style-name="ce139">
            <text:p>1.777.653</text:p>
          </table:table-cell>
          <table:table-cell office:value-type="percentage" office:value="0.47530813299442154" table:style-name="ce140">
            <text:p>47,5%</text:p>
          </table:table-cell>
          <table:table-cell table:style-name="ce139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Primera_Dosis_refuerzo" table:style-name="ta3">
        <table:table-column table:style-name="co4" table:number-columns-repeated="16384" table:default-cell-style-name="ce113"/>
        <table:table-row table:style-name="ro15">
          <table:table-cell table:number-columns-spanned="1" table:number-rows-spanned="2" table:style-name="ce124"/>
          <table:table-cell office:value-type="string" table:number-columns-spanned="2" table:number-rows-spanned="1" table:style-name="ce125">
            <text:p><text:s/>Mayores de 70 años</text:p>
          </table:table-cell>
          <table:covered-table-cell/>
          <table:table-cell office:value-type="string" table:number-columns-spanned="2" table:number-rows-spanned="1" table:style-name="ce125">
            <text:p>60-69 años</text:p>
          </table:table-cell>
          <table:covered-table-cell/>
          <table:table-cell office:value-type="string" table:number-columns-spanned="2" table:number-rows-spanned="1" table:style-name="ce125">
            <text:p>50-59 años</text:p>
          </table:table-cell>
          <table:covered-table-cell/>
          <table:table-cell office:value-type="string" table:number-columns-spanned="2" table:number-rows-spanned="1" table:style-name="ce125">
            <text:p>40-49 años</text:p>
          </table:table-cell>
          <table:covered-table-cell/>
          <table:table-cell office:value-type="string" table:number-columns-spanned="2" table:number-rows-spanned="1" table:style-name="ce125">
            <text:p>30-39 años</text:p>
          </table:table-cell>
          <table:covered-table-cell/>
          <table:table-cell office:value-type="string" table:number-columns-spanned="2" table:number-rows-spanned="1" table:style-name="ce125">
            <text:p>20-29 años</text:p>
          </table:table-cell>
          <table:covered-table-cell/>
          <table:table-cell office:value-type="string" table:number-columns-spanned="2" table:number-rows-spanned="1" table:style-name="ce126">
            <text:p>18-19 años</text:p>
          </table:table-cell>
          <table:covered-table-cell/>
          <table:table-cell table:number-columns-repeated="16369"/>
        </table:table-row>
        <table:table-row table:style-name="ro16">
          <table:covered-table-cell/>
          <table:table-cell office:value-type="string" table:style-name="ce114">
            <text:p>Nº Personas &gt; 70 años con <text:s/>dosis de recuerdo</text:p>
          </table:table-cell>
          <table:table-cell office:value-type="string" table:style-name="ce114">
            <text:p>% Dosis de recuerdo en &gt; 70 años</text:p>
          </table:table-cell>
          <table:table-cell office:value-type="string" table:style-name="ce114">
            <text:p>Nº Personas 60-69 años con <text:s/>dosis de recuerdo</text:p>
          </table:table-cell>
          <table:table-cell office:value-type="string" table:style-name="ce114">
            <text:p>% Dosis de recuerdo en 60-69 años</text:p>
          </table:table-cell>
          <table:table-cell office:value-type="string" table:style-name="ce114">
            <text:p>Nº Personas 50-59 años con <text:s/>dosis de recuerdo</text:p>
          </table:table-cell>
          <table:table-cell office:value-type="string" table:style-name="ce114">
            <text:p>% Dosis de recuerdo en 50-59 años</text:p>
          </table:table-cell>
          <table:table-cell office:value-type="string" table:style-name="ce114">
            <text:p>Nº Personas 40-49 años con <text:s/>dosis de recuerdo</text:p>
          </table:table-cell>
          <table:table-cell office:value-type="string" table:style-name="ce114">
            <text:p>% Dosis de recuerdo en 40-49 años</text:p>
          </table:table-cell>
          <table:table-cell office:value-type="string" table:style-name="ce114">
            <text:p>Nº Personas 30-39 años con <text:s/>dosis de recuerdo</text:p>
          </table:table-cell>
          <table:table-cell office:value-type="string" table:style-name="ce114">
            <text:p>% Dosis de recuerdo en 30-39 años</text:p>
          </table:table-cell>
          <table:table-cell office:value-type="string" table:style-name="ce114">
            <text:p>Nº Personas 20-29 años con <text:s/>dosis de recuerdo</text:p>
          </table:table-cell>
          <table:table-cell office:value-type="string" table:style-name="ce114">
            <text:p>% Dosis de recuerdo en 20-29 años</text:p>
          </table:table-cell>
          <table:table-cell office:value-type="string" table:style-name="ce114">
            <text:p>Nº Personas 18-19 años con <text:s/>dosis de recuerdo</text:p>
          </table:table-cell>
          <table:table-cell office:value-type="string" table:style-name="ce114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115">
            <text:p>Andalucía</text:p>
          </table:table-cell>
          <table:table-cell office:value-type="float" office:value="1011028" table:style-name="ce116">
            <text:p>1.011.028</text:p>
          </table:table-cell>
          <table:table-cell office:value-type="percentage" office:value="0.93266028674588985" table:style-name="ce117">
            <text:p>93,3%</text:p>
          </table:table-cell>
          <table:table-cell office:value-type="float" office:value="889277" table:style-name="ce116">
            <text:p>889.277</text:p>
          </table:table-cell>
          <table:table-cell office:value-type="percentage" office:value="0.95193222726645055" table:style-name="ce117">
            <text:p>95,2%</text:p>
          </table:table-cell>
          <table:table-cell office:value-type="float" office:value="914276" table:style-name="ce116">
            <text:p>914.276</text:p>
          </table:table-cell>
          <table:table-cell office:value-type="percentage" office:value="0.74756888599254778" table:style-name="ce117">
            <text:p>74,8%</text:p>
          </table:table-cell>
          <table:table-cell office:value-type="float" office:value="747352" table:style-name="ce116">
            <text:p>747.352</text:p>
          </table:table-cell>
          <table:table-cell office:value-type="percentage" office:value="0.58931670671134007" table:style-name="ce117">
            <text:p>58,9%</text:p>
          </table:table-cell>
          <table:table-cell office:value-type="float" office:value="424117" table:style-name="ce116">
            <text:p>424.117</text:p>
          </table:table-cell>
          <table:table-cell office:value-type="percentage" office:value="0.44451303615074056" table:style-name="ce117">
            <text:p>44,5%</text:p>
          </table:table-cell>
          <table:table-cell office:value-type="float" office:value="305363" table:style-name="ce116">
            <text:p>305.363</text:p>
          </table:table-cell>
          <table:table-cell office:value-type="percentage" office:value="0.38413822600732139" table:style-name="ce117">
            <text:p>38,4%</text:p>
          </table:table-cell>
          <table:table-cell office:value-type="float" office:value="40291" table:style-name="ce116">
            <text:p>40.291</text:p>
          </table:table-cell>
          <table:table-cell office:value-type="percentage" office:value="0.24079486030180786" table:style-name="ce117">
            <text:p>24,1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Aragón</text:p>
          </table:table-cell>
          <table:table-cell office:value-type="float" office:value="205308" table:style-name="ce119">
            <text:p>205.308</text:p>
          </table:table-cell>
          <table:table-cell office:value-type="percentage" office:value="0.93393561417634452" table:style-name="ce83">
            <text:p>93,4%</text:p>
          </table:table-cell>
          <table:table-cell office:value-type="float" office:value="148537" table:style-name="ce119">
            <text:p>148.537</text:p>
          </table:table-cell>
          <table:table-cell office:value-type="percentage" office:value="0.95468159498161809" table:style-name="ce83">
            <text:p>95,5%</text:p>
          </table:table-cell>
          <table:table-cell office:value-type="float" office:value="148413" table:style-name="ce119">
            <text:p>148.413</text:p>
          </table:table-cell>
          <table:table-cell office:value-type="percentage" office:value="0.78709051278379716" table:style-name="ce83">
            <text:p>78,7%</text:p>
          </table:table-cell>
          <table:table-cell office:value-type="float" office:value="120033" table:style-name="ce119">
            <text:p>120.033</text:p>
          </table:table-cell>
          <table:table-cell office:value-type="percentage" office:value="0.62744636808430565" table:style-name="ce83">
            <text:p>62,7%</text:p>
          </table:table-cell>
          <table:table-cell office:value-type="float" office:value="63540" table:style-name="ce119">
            <text:p>63.540</text:p>
          </table:table-cell>
          <table:table-cell office:value-type="percentage" office:value="0.48758028499735262" table:style-name="ce83">
            <text:p>48,8%</text:p>
          </table:table-cell>
          <table:table-cell office:value-type="float" office:value="48482" table:style-name="ce119">
            <text:p>48.482</text:p>
          </table:table-cell>
          <table:table-cell office:value-type="percentage" office:value="0.44607811565533423" table:style-name="ce83">
            <text:p>44,6%</text:p>
          </table:table-cell>
          <table:table-cell office:value-type="float" office:value="11124" table:style-name="ce116">
            <text:p>11.124</text:p>
          </table:table-cell>
          <table:table-cell office:value-type="percentage" office:value="0.49158159883335545" table:style-name="ce117">
            <text:p>49,2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Asturias<text:s/></text:p>
          </table:table-cell>
          <table:table-cell office:value-type="float" office:value="193883" table:style-name="ce119">
            <text:p>193.883</text:p>
          </table:table-cell>
          <table:table-cell office:value-type="percentage" office:value="0.95420027658977602" table:style-name="ce83">
            <text:p>95,4%</text:p>
          </table:table-cell>
          <table:table-cell office:value-type="float" office:value="145092" table:style-name="ce119">
            <text:p>145.092</text:p>
          </table:table-cell>
          <table:table-cell office:value-type="percentage" office:value="0.97263598214166003" table:style-name="ce83">
            <text:p>97,3%</text:p>
          </table:table-cell>
          <table:table-cell office:value-type="float" office:value="147383" table:style-name="ce119">
            <text:p>147.383</text:p>
          </table:table-cell>
          <table:table-cell office:value-type="percentage" office:value="0.95154563297350347" table:style-name="ce83">
            <text:p>95,2%</text:p>
          </table:table-cell>
          <table:table-cell office:value-type="float" office:value="130284" table:style-name="ce119">
            <text:p>130.284</text:p>
          </table:table-cell>
          <table:table-cell office:value-type="percentage" office:value="0.8535209606729427" table:style-name="ce83">
            <text:p>85,4%</text:p>
          </table:table-cell>
          <table:table-cell office:value-type="float" office:value="64819" table:style-name="ce119">
            <text:p>64.819</text:p>
          </table:table-cell>
          <table:table-cell office:value-type="percentage" office:value="0.70277449502889422" table:style-name="ce83">
            <text:p>70,3%</text:p>
          </table:table-cell>
          <table:table-cell office:value-type="float" office:value="46137" table:style-name="ce119">
            <text:p>46.137</text:p>
          </table:table-cell>
          <table:table-cell office:value-type="percentage" office:value="0.68058710724295624" table:style-name="ce83">
            <text:p>68,1%</text:p>
          </table:table-cell>
          <table:table-cell office:value-type="float" office:value="10881" table:style-name="ce116">
            <text:p>10.881</text:p>
          </table:table-cell>
          <table:table-cell office:value-type="percentage" office:value="0.75150217556461085" table:style-name="ce117">
            <text:p>75,2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Baleares</text:p>
          </table:table-cell>
          <table:table-cell office:value-type="float" office:value="122049" table:style-name="ce119">
            <text:p>122.049</text:p>
          </table:table-cell>
          <table:table-cell office:value-type="percentage" office:value="0.92920333769832808" table:style-name="ce83">
            <text:p>92,9%</text:p>
          </table:table-cell>
          <table:table-cell office:value-type="float" office:value="101084" table:style-name="ce119">
            <text:p>101.084</text:p>
          </table:table-cell>
          <table:table-cell office:value-type="percentage" office:value="0.90071016778493584" table:style-name="ce83">
            <text:p>90,1%</text:p>
          </table:table-cell>
          <table:table-cell office:value-type="float" office:value="113795" table:style-name="ce119">
            <text:p>113.795</text:p>
          </table:table-cell>
          <table:table-cell office:value-type="percentage" office:value="0.74263693377971818" table:style-name="ce83">
            <text:p>74,3%</text:p>
          </table:table-cell>
          <table:table-cell office:value-type="float" office:value="89822" table:style-name="ce119">
            <text:p>89.822</text:p>
          </table:table-cell>
          <table:table-cell office:value-type="percentage" office:value="0.51909729245528358" table:style-name="ce83">
            <text:p>51,9%</text:p>
          </table:table-cell>
          <table:table-cell office:value-type="float" office:value="43935" table:style-name="ce119">
            <text:p>43.935</text:p>
          </table:table-cell>
          <table:table-cell office:value-type="percentage" office:value="0.32830434002869441" table:style-name="ce83">
            <text:p>32,8%</text:p>
          </table:table-cell>
          <table:table-cell office:value-type="float" office:value="30338" table:style-name="ce119">
            <text:p>30.338</text:p>
          </table:table-cell>
          <table:table-cell office:value-type="percentage" office:value="0.29414958599158408" table:style-name="ce83">
            <text:p>29,4%</text:p>
          </table:table-cell>
          <table:table-cell office:value-type="float" office:value="3921" table:style-name="ce116">
            <text:p>3.921</text:p>
          </table:table-cell>
          <table:table-cell office:value-type="percentage" office:value="0.19668924003009783" table:style-name="ce117">
            <text:p>19,7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narias</text:p>
          </table:table-cell>
          <table:table-cell office:value-type="float" office:value="227692" table:style-name="ce119">
            <text:p>227.692</text:p>
          </table:table-cell>
          <table:table-cell office:value-type="percentage" office:value="0.92363609811899383" table:style-name="ce83">
            <text:p>92,4%</text:p>
          </table:table-cell>
          <table:table-cell office:value-type="float" office:value="203466" table:style-name="ce119">
            <text:p>203.466</text:p>
          </table:table-cell>
          <table:table-cell office:value-type="percentage" office:value="0.89740129141526415" table:style-name="ce83">
            <text:p>89,7%</text:p>
          </table:table-cell>
          <table:table-cell office:value-type="float" office:value="251095" table:style-name="ce119">
            <text:p>251.095</text:p>
          </table:table-cell>
          <table:table-cell office:value-type="percentage" office:value="0.77179495848945256" table:style-name="ce83">
            <text:p>77,2%</text:p>
          </table:table-cell>
          <table:table-cell office:value-type="float" office:value="198241" table:style-name="ce119">
            <text:p>198.241</text:p>
          </table:table-cell>
          <table:table-cell office:value-type="percentage" office:value="0.61387466169557869" table:style-name="ce83">
            <text:p>61,4%</text:p>
          </table:table-cell>
          <table:table-cell office:value-type="float" office:value="93687" table:style-name="ce119">
            <text:p>93.687</text:p>
          </table:table-cell>
          <table:table-cell office:value-type="percentage" office:value="0.39933591069320185" table:style-name="ce83">
            <text:p>39,9%</text:p>
          </table:table-cell>
          <table:table-cell office:value-type="float" office:value="57265" table:style-name="ce119">
            <text:p>57.265</text:p>
          </table:table-cell>
          <table:table-cell office:value-type="percentage" office:value="0.29680519130497879" table:style-name="ce83">
            <text:p>29,7%</text:p>
          </table:table-cell>
          <table:table-cell office:value-type="float" office:value="7274" table:style-name="ce116">
            <text:p>7.274</text:p>
          </table:table-cell>
          <table:table-cell office:value-type="percentage" office:value="0.17656196902762269" table:style-name="ce117">
            <text:p>17,7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ntabria</text:p>
          </table:table-cell>
          <table:table-cell office:value-type="float" office:value="93119" table:style-name="ce119">
            <text:p>93.119</text:p>
          </table:table-cell>
          <table:table-cell office:value-type="percentage" office:value="0.94600442936383766" table:style-name="ce83">
            <text:p>94,6%</text:p>
          </table:table-cell>
          <table:table-cell office:value-type="float" office:value="77116" table:style-name="ce119">
            <text:p>77.116</text:p>
          </table:table-cell>
          <table:table-cell office:value-type="percentage" office:value="0.99893779631596669" table:style-name="ce83">
            <text:p>99,9%</text:p>
          </table:table-cell>
          <table:table-cell office:value-type="float" office:value="74442" table:style-name="ce119">
            <text:p>74.442</text:p>
          </table:table-cell>
          <table:table-cell office:value-type="percentage" office:value="0.87419411661088609" table:style-name="ce83">
            <text:p>87,4%</text:p>
          </table:table-cell>
          <table:table-cell office:value-type="float" office:value="64860" table:style-name="ce119">
            <text:p>64.860</text:p>
          </table:table-cell>
          <table:table-cell office:value-type="percentage" office:value="0.72575501572133516" table:style-name="ce83">
            <text:p>72,6%</text:p>
          </table:table-cell>
          <table:table-cell office:value-type="float" office:value="33198" table:style-name="ce119">
            <text:p>33.198</text:p>
          </table:table-cell>
          <table:table-cell office:value-type="percentage" office:value="0.5840502454214388" table:style-name="ce83">
            <text:p>58,4%</text:p>
          </table:table-cell>
          <table:table-cell office:value-type="float" office:value="21977" table:style-name="ce119">
            <text:p>21.977</text:p>
          </table:table-cell>
          <table:table-cell office:value-type="percentage" office:value="0.50605600073685175" table:style-name="ce83">
            <text:p>50,6%</text:p>
          </table:table-cell>
          <table:table-cell office:value-type="float" office:value="3214" table:style-name="ce116">
            <text:p>3.214</text:p>
          </table:table-cell>
          <table:table-cell office:value-type="percentage" office:value="0.32291771325228574" table:style-name="ce117">
            <text:p>32,3%</text:p>
          </table:table-cell>
          <table:table-cell table:number-columns-repeated="16369"/>
        </table:table-row>
        <table:table-row table:style-name="ro17">
          <table:table-cell office:value-type="string" table:style-name="ce118">
            <text:p>Castilla y León<text:s/></text:p>
          </table:table-cell>
          <table:table-cell office:value-type="float" office:value="453196" table:style-name="ce119">
            <text:p>453.196</text:p>
          </table:table-cell>
          <table:table-cell office:value-type="percentage" office:value="0.94405802716794673" table:style-name="ce83">
            <text:p>94,4%</text:p>
          </table:table-cell>
          <table:table-cell office:value-type="float" office:value="313031" table:style-name="ce119">
            <text:p>313.031</text:p>
          </table:table-cell>
          <table:table-cell office:value-type="percentage" office:value="0.96294416399806815" table:style-name="ce83">
            <text:p>96,3%</text:p>
          </table:table-cell>
          <table:table-cell office:value-type="float" office:value="318062" table:style-name="ce119">
            <text:p>318.062</text:p>
          </table:table-cell>
          <table:table-cell office:value-type="percentage" office:value="0.89125202103841439" table:style-name="ce83">
            <text:p>89,1%</text:p>
          </table:table-cell>
          <table:table-cell office:value-type="float" office:value="244500" table:style-name="ce119">
            <text:p>244.500</text:p>
          </table:table-cell>
          <table:table-cell office:value-type="percentage" office:value="0.75216651643845311" table:style-name="ce83">
            <text:p>75,2%</text:p>
          </table:table-cell>
          <table:table-cell office:value-type="float" office:value="134363" table:style-name="ce119">
            <text:p>134.363</text:p>
          </table:table-cell>
          <table:table-cell office:value-type="percentage" office:value="0.6183807218269346" table:style-name="ce83">
            <text:p>61,8%</text:p>
          </table:table-cell>
          <table:table-cell office:value-type="float" office:value="102969" table:style-name="ce119">
            <text:p>102.969</text:p>
          </table:table-cell>
          <table:table-cell office:value-type="percentage" office:value="0.55157728960097707" table:style-name="ce83">
            <text:p>55,2%</text:p>
          </table:table-cell>
          <table:table-cell office:value-type="float" office:value="14037" table:style-name="ce116">
            <text:p>14.037</text:p>
          </table:table-cell>
          <table:table-cell office:value-type="percentage" office:value="0.29500031523863562" table:style-name="ce117">
            <text:p>29,5%</text:p>
          </table:table-cell>
          <table:table-cell table:number-columns-repeated="16369"/>
        </table:table-row>
        <table:table-row table:style-name="ro17">
          <table:table-cell office:value-type="string" table:style-name="ce118">
            <text:p>Castilla - La Mancha</text:p>
          </table:table-cell>
          <table:table-cell office:value-type="float" office:value="278610" table:style-name="ce119">
            <text:p>278.610</text:p>
          </table:table-cell>
          <table:table-cell office:value-type="percentage" office:value="0.94182273003853689" table:style-name="ce83">
            <text:p>94,2%</text:p>
          </table:table-cell>
          <table:table-cell office:value-type="float" office:value="215633" table:style-name="ce119">
            <text:p>215.633</text:p>
          </table:table-cell>
          <table:table-cell office:value-type="percentage" office:value="0.9651679609694962" table:style-name="ce83">
            <text:p>96,5%</text:p>
          </table:table-cell>
          <table:table-cell office:value-type="float" office:value="238189" table:style-name="ce119">
            <text:p>238.189</text:p>
          </table:table-cell>
          <table:table-cell office:value-type="percentage" office:value="0.82966087525949872" table:style-name="ce83">
            <text:p>83,0%</text:p>
          </table:table-cell>
          <table:table-cell office:value-type="float" office:value="195829" table:style-name="ce119">
            <text:p>195.829</text:p>
          </table:table-cell>
          <table:table-cell office:value-type="percentage" office:value="0.68113487116700988" table:style-name="ce83">
            <text:p>68,1%</text:p>
          </table:table-cell>
          <table:table-cell office:value-type="float" office:value="107645" table:style-name="ce119">
            <text:p>107.645</text:p>
          </table:table-cell>
          <table:table-cell office:value-type="percentage" office:value="0.51932670133829928" table:style-name="ce83">
            <text:p>51,9%</text:p>
          </table:table-cell>
          <table:table-cell office:value-type="float" office:value="80030" table:style-name="ce119">
            <text:p>80.030</text:p>
          </table:table-cell>
          <table:table-cell office:value-type="percentage" office:value="0.45718888533430829" table:style-name="ce83">
            <text:p>45,7%</text:p>
          </table:table-cell>
          <table:table-cell office:value-type="float" office:value="12481" table:style-name="ce116">
            <text:p>12.481</text:p>
          </table:table-cell>
          <table:table-cell office:value-type="percentage" office:value="0.33747025740860914" table:style-name="ce117">
            <text:p>33,7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taluña</text:p>
          </table:table-cell>
          <table:table-cell office:value-type="float" office:value="993279" table:style-name="ce119">
            <text:p>993.279</text:p>
          </table:table-cell>
          <table:table-cell office:value-type="percentage" office:value="0.92437343130986849" table:style-name="ce83">
            <text:p>92,4%</text:p>
          </table:table-cell>
          <table:table-cell office:value-type="float" office:value="749163" table:style-name="ce119">
            <text:p>749.163</text:p>
          </table:table-cell>
          <table:table-cell office:value-type="percentage" office:value="0.93336547697804884" table:style-name="ce83">
            <text:p>93,3%</text:p>
          </table:table-cell>
          <table:table-cell office:value-type="float" office:value="821607" table:style-name="ce119">
            <text:p>821.607</text:p>
          </table:table-cell>
          <table:table-cell office:value-type="percentage" office:value="0.78966125397061859" table:style-name="ce83">
            <text:p>79,0%</text:p>
          </table:table-cell>
          <table:table-cell office:value-type="float" office:value="718912" table:style-name="ce119">
            <text:p>718.912</text:p>
          </table:table-cell>
          <table:table-cell office:value-type="percentage" office:value="0.62126579171826513" table:style-name="ce83">
            <text:p>62,1%</text:p>
          </table:table-cell>
          <table:table-cell office:value-type="float" office:value="389950" table:style-name="ce119">
            <text:p>389.950</text:p>
          </table:table-cell>
          <table:table-cell office:value-type="percentage" office:value="0.47501525725374305" table:style-name="ce83">
            <text:p>47,5%</text:p>
          </table:table-cell>
          <table:table-cell office:value-type="float" office:value="275453" table:style-name="ce119">
            <text:p>275.453</text:p>
          </table:table-cell>
          <table:table-cell office:value-type="percentage" office:value="0.40145539659775903" table:style-name="ce83">
            <text:p>40,1%</text:p>
          </table:table-cell>
          <table:table-cell office:value-type="float" office:value="40792" table:style-name="ce116">
            <text:p>40.792</text:p>
          </table:table-cell>
          <table:table-cell office:value-type="percentage" office:value="0.28660961454688533" table:style-name="ce117">
            <text:p>28,7%</text:p>
          </table:table-cell>
          <table:table-cell table:number-columns-repeated="16369"/>
        </table:table-row>
        <table:table-row table:style-name="ro17">
          <table:table-cell office:value-type="string" table:style-name="ce118">
            <text:p>C. Valenciana</text:p>
          </table:table-cell>
          <table:table-cell office:value-type="float" office:value="703090" table:style-name="ce119">
            <text:p>703.090</text:p>
          </table:table-cell>
          <table:table-cell office:value-type="percentage" office:value="0.96135781587773861" table:style-name="ce83">
            <text:p>96,1%</text:p>
          </table:table-cell>
          <table:table-cell office:value-type="float" office:value="571540" table:style-name="ce119">
            <text:p>571.540</text:p>
          </table:table-cell>
          <table:table-cell office:value-type="percentage" office:value="0.9857979143597333" table:style-name="ce83">
            <text:p>98,6%</text:p>
          </table:table-cell>
          <table:table-cell office:value-type="float" office:value="626384" table:style-name="ce119">
            <text:p>626.384</text:p>
          </table:table-cell>
          <table:table-cell office:value-type="percentage" office:value="0.85359817719973397" table:style-name="ce83">
            <text:p>85,4%</text:p>
          </table:table-cell>
          <table:table-cell office:value-type="float" office:value="554643" table:style-name="ce119">
            <text:p>554.643</text:p>
          </table:table-cell>
          <table:table-cell office:value-type="percentage" office:value="0.72026133096468059" table:style-name="ce83">
            <text:p>72,0%</text:p>
          </table:table-cell>
          <table:table-cell office:value-type="float" office:value="311474" table:style-name="ce119">
            <text:p>311.474</text:p>
          </table:table-cell>
          <table:table-cell office:value-type="percentage" office:value="0.58687292151450343" table:style-name="ce83">
            <text:p>58,7%</text:p>
          </table:table-cell>
          <table:table-cell office:value-type="float" office:value="243672" table:style-name="ce119">
            <text:p>243.672</text:p>
          </table:table-cell>
          <table:table-cell office:value-type="percentage" office:value="0.54460484233252648" table:style-name="ce83">
            <text:p>54,5%</text:p>
          </table:table-cell>
          <table:table-cell office:value-type="float" office:value="51696" table:style-name="ce116">
            <text:p>51.696</text:p>
          </table:table-cell>
          <table:table-cell office:value-type="percentage" office:value="0.5409059043872223" table:style-name="ce117">
            <text:p>54,1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Extremadura</text:p>
          </table:table-cell>
          <table:table-cell office:value-type="float" office:value="156591" table:style-name="ce119">
            <text:p>156.591</text:p>
          </table:table-cell>
          <table:table-cell office:value-type="percentage" office:value="0.90259901204110926" table:style-name="ce83">
            <text:p>90,3%</text:p>
          </table:table-cell>
          <table:table-cell office:value-type="float" office:value="128836" table:style-name="ce119">
            <text:p>128.836</text:p>
          </table:table-cell>
          <table:table-cell office:value-type="percentage" office:value="0.96932579958318599" table:style-name="ce83">
            <text:p>96,9%</text:p>
          </table:table-cell>
          <table:table-cell office:value-type="float" office:value="137595" table:style-name="ce119">
            <text:p>137.595</text:p>
          </table:table-cell>
          <table:table-cell office:value-type="percentage" office:value="0.8513067042839112" table:style-name="ce83">
            <text:p>85,1%</text:p>
          </table:table-cell>
          <table:table-cell office:value-type="float" office:value="109162" table:style-name="ce119">
            <text:p>109.162</text:p>
          </table:table-cell>
          <table:table-cell office:value-type="percentage" office:value="0.74627926850111093" table:style-name="ce83">
            <text:p>74,6%</text:p>
          </table:table-cell>
          <table:table-cell office:value-type="float" office:value="73902" table:style-name="ce119">
            <text:p>73.902</text:p>
          </table:table-cell>
          <table:table-cell office:value-type="percentage" office:value="0.65159543983706147" table:style-name="ce83">
            <text:p>65,2%</text:p>
          </table:table-cell>
          <table:table-cell office:value-type="float" office:value="52369" table:style-name="ce119">
            <text:p>52.369</text:p>
          </table:table-cell>
          <table:table-cell office:value-type="percentage" office:value="0.55914541047843769" table:style-name="ce83">
            <text:p>55,9%</text:p>
          </table:table-cell>
          <table:table-cell office:value-type="float" office:value="7213" table:style-name="ce116">
            <text:p>7.213</text:p>
          </table:table-cell>
          <table:table-cell office:value-type="percentage" office:value="0.37431240269849508" table:style-name="ce117">
            <text:p>37,4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Galicia</text:p>
          </table:table-cell>
          <table:table-cell office:value-type="float" office:value="510408" table:style-name="ce119">
            <text:p>510.408</text:p>
          </table:table-cell>
          <table:table-cell office:value-type="percentage" office:value="0.95681287328051945" table:style-name="ce83">
            <text:p>95,7%</text:p>
          </table:table-cell>
          <table:table-cell office:value-type="float" office:value="339676" table:style-name="ce119">
            <text:p>339.676</text:p>
          </table:table-cell>
          <table:table-cell office:value-type="percentage" office:value="0.97539376014013124" table:style-name="ce83">
            <text:p>97,5%</text:p>
          </table:table-cell>
          <table:table-cell office:value-type="float" office:value="379609" table:style-name="ce119">
            <text:p>379.609</text:p>
          </table:table-cell>
          <table:table-cell office:value-type="percentage" office:value="0.96575664832383123" table:style-name="ce83">
            <text:p>96,6%</text:p>
          </table:table-cell>
          <table:table-cell office:value-type="float" office:value="394519" table:style-name="ce119">
            <text:p>394.519</text:p>
          </table:table-cell>
          <table:table-cell office:value-type="percentage" office:value="0.95874554976366666" table:style-name="ce83">
            <text:p>95,9%</text:p>
          </table:table-cell>
          <table:table-cell office:value-type="float" office:value="209790" table:style-name="ce119">
            <text:p>209.790</text:p>
          </table:table-cell>
          <table:table-cell office:value-type="percentage" office:value="0.78407116027881074" table:style-name="ce83">
            <text:p>78,4%</text:p>
          </table:table-cell>
          <table:table-cell office:value-type="float" office:value="153467" table:style-name="ce119">
            <text:p>153.467</text:p>
          </table:table-cell>
          <table:table-cell office:value-type="percentage" office:value="0.7570691424286673" table:style-name="ce83">
            <text:p>75,7%</text:p>
          </table:table-cell>
          <table:table-cell office:value-type="float" office:value="29225" table:style-name="ce116">
            <text:p>29.225</text:p>
          </table:table-cell>
          <table:table-cell office:value-type="percentage" office:value="0.70028514604749237" table:style-name="ce117">
            <text:p>70,0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La Rioja</text:p>
          </table:table-cell>
          <table:table-cell office:value-type="float" office:value="46315" table:style-name="ce119">
            <text:p>46.315</text:p>
          </table:table-cell>
          <table:table-cell office:value-type="percentage" office:value="0.82912638739706412" table:style-name="ce83">
            <text:p>82,9%</text:p>
          </table:table-cell>
          <table:table-cell office:value-type="float" office:value="37451" table:style-name="ce119">
            <text:p>37.451</text:p>
          </table:table-cell>
          <table:table-cell office:value-type="percentage" office:value="0.94247175176787379" table:style-name="ce83">
            <text:p>94,2%</text:p>
          </table:table-cell>
          <table:table-cell office:value-type="float" office:value="38378" table:style-name="ce119">
            <text:p>38.378</text:p>
          </table:table-cell>
          <table:table-cell office:value-type="percentage" office:value="0.82814725303180703" table:style-name="ce83">
            <text:p>82,8%</text:p>
          </table:table-cell>
          <table:table-cell office:value-type="float" office:value="34854" table:style-name="ce119">
            <text:p>34.854</text:p>
          </table:table-cell>
          <table:table-cell office:value-type="percentage" office:value="0.7159672151352684" table:style-name="ce83">
            <text:p>71,6%</text:p>
          </table:table-cell>
          <table:table-cell office:value-type="float" office:value="18348" table:style-name="ce119">
            <text:p>18.348</text:p>
          </table:table-cell>
          <table:table-cell office:value-type="percentage" office:value="0.56455384615384618" table:style-name="ce83">
            <text:p>56,5%</text:p>
          </table:table-cell>
          <table:table-cell office:value-type="float" office:value="12616" table:style-name="ce119">
            <text:p>12.616</text:p>
          </table:table-cell>
          <table:table-cell office:value-type="percentage" office:value="0.4935064935064935" table:style-name="ce83">
            <text:p>49,4%</text:p>
          </table:table-cell>
          <table:table-cell office:value-type="float" office:value="2173" table:style-name="ce116">
            <text:p>2.173</text:p>
          </table:table-cell>
          <table:table-cell office:value-type="percentage" office:value="0.39005564530604919" table:style-name="ce117">
            <text:p>39,0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adrid</text:p>
          </table:table-cell>
          <table:table-cell office:value-type="float" office:value="841582" table:style-name="ce119">
            <text:p>841.582</text:p>
          </table:table-cell>
          <table:table-cell office:value-type="percentage" office:value="0.95152823270428166" table:style-name="ce83">
            <text:p>95,2%</text:p>
          </table:table-cell>
          <table:table-cell office:value-type="float" office:value="643162" table:style-name="ce119">
            <text:p>643.162</text:p>
          </table:table-cell>
          <table:table-cell office:value-type="percentage" office:value="0.9290798070658729" table:style-name="ce83">
            <text:p>92,9%</text:p>
          </table:table-cell>
          <table:table-cell office:value-type="float" office:value="744894" table:style-name="ce119">
            <text:p>744.894</text:p>
          </table:table-cell>
          <table:table-cell office:value-type="percentage" office:value="0.77304521453241237" table:style-name="ce83">
            <text:p>77,3%</text:p>
          </table:table-cell>
          <table:table-cell office:value-type="float" office:value="660072" table:style-name="ce119">
            <text:p>660.072</text:p>
          </table:table-cell>
          <table:table-cell office:value-type="percentage" office:value="0.62572827774754802" table:style-name="ce83">
            <text:p>62,6%</text:p>
          </table:table-cell>
          <table:table-cell office:value-type="float" office:value="392416" table:style-name="ce119">
            <text:p>392.416</text:p>
          </table:table-cell>
          <table:table-cell office:value-type="percentage" office:value="0.50537290981959804" table:style-name="ce83">
            <text:p>50,5%</text:p>
          </table:table-cell>
          <table:table-cell office:value-type="float" office:value="285247" table:style-name="ce119">
            <text:p>285.247</text:p>
          </table:table-cell>
          <table:table-cell office:value-type="percentage" office:value="0.450733268968525" table:style-name="ce83">
            <text:p>45,1%</text:p>
          </table:table-cell>
          <table:table-cell office:value-type="float" office:value="35192" table:style-name="ce116">
            <text:p>35.192</text:p>
          </table:table-cell>
          <table:table-cell office:value-type="percentage" office:value="0.28479173916210115" table:style-name="ce117">
            <text:p>28,5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urcia<text:s/></text:p>
          </table:table-cell>
          <table:table-cell office:value-type="float" office:value="164266" table:style-name="ce119">
            <text:p>164.266</text:p>
          </table:table-cell>
          <table:table-cell office:value-type="percentage" office:value="0.89118558183189289" table:style-name="ce83">
            <text:p>89,1%</text:p>
          </table:table-cell>
          <table:table-cell office:value-type="float" office:value="137306" table:style-name="ce119">
            <text:p>137.306</text:p>
          </table:table-cell>
          <table:table-cell office:value-type="percentage" office:value="0.89127330321441556" table:style-name="ce83">
            <text:p>89,1%</text:p>
          </table:table-cell>
          <table:table-cell office:value-type="float" office:value="158153" table:style-name="ce119">
            <text:p>158.153</text:p>
          </table:table-cell>
          <table:table-cell office:value-type="percentage" office:value="0.74563190103061672" table:style-name="ce83">
            <text:p>74,6%</text:p>
          </table:table-cell>
          <table:table-cell office:value-type="float" office:value="139228" table:style-name="ce119">
            <text:p>139.228</text:p>
          </table:table-cell>
          <table:table-cell office:value-type="percentage" office:value="0.58957691965665748" table:style-name="ce83">
            <text:p>59,0%</text:p>
          </table:table-cell>
          <table:table-cell office:value-type="float" office:value="69965" table:style-name="ce119">
            <text:p>69.965</text:p>
          </table:table-cell>
          <table:table-cell office:value-type="percentage" office:value="0.40625127017030443" table:style-name="ce83">
            <text:p>40,6%</text:p>
          </table:table-cell>
          <table:table-cell office:value-type="float" office:value="52137" table:style-name="ce119">
            <text:p>52.137</text:p>
          </table:table-cell>
          <table:table-cell office:value-type="percentage" office:value="0.35727158725699132" table:style-name="ce83">
            <text:p>35,7%</text:p>
          </table:table-cell>
          <table:table-cell office:value-type="float" office:value="6608" table:style-name="ce116">
            <text:p>6.608</text:p>
          </table:table-cell>
          <table:table-cell office:value-type="percentage" office:value="0.21548294528141917" table:style-name="ce117">
            <text:p>21,5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Navarra</text:p>
          </table:table-cell>
          <table:table-cell office:value-type="float" office:value="93712" table:style-name="ce119">
            <text:p>93.712</text:p>
          </table:table-cell>
          <table:table-cell office:value-type="percentage" office:value="0.95389908490345177" table:style-name="ce83">
            <text:p>95,4%</text:p>
          </table:table-cell>
          <table:table-cell office:value-type="float" office:value="72490" table:style-name="ce119">
            <text:p>72.490</text:p>
          </table:table-cell>
          <table:table-cell office:value-type="percentage" office:value="0.99988965212833458" table:style-name="ce83">
            <text:p>100,0%</text:p>
          </table:table-cell>
          <table:table-cell office:value-type="float" office:value="77698" table:style-name="ce119">
            <text:p>77.698</text:p>
          </table:table-cell>
          <table:table-cell office:value-type="percentage" office:value="0.8365868102288021" table:style-name="ce83">
            <text:p>83,7%</text:p>
          </table:table-cell>
          <table:table-cell office:value-type="float" office:value="65630" table:style-name="ce119">
            <text:p>65.630</text:p>
          </table:table-cell>
          <table:table-cell office:value-type="percentage" office:value="0.67901298432569446" table:style-name="ce83">
            <text:p>67,9%</text:p>
          </table:table-cell>
          <table:table-cell office:value-type="float" office:value="34497" table:style-name="ce119">
            <text:p>34.497</text:p>
          </table:table-cell>
          <table:table-cell office:value-type="percentage" office:value="0.52383266266798267" table:style-name="ce83">
            <text:p>52,4%</text:p>
          </table:table-cell>
          <table:table-cell office:value-type="float" office:value="27008" table:style-name="ce119">
            <text:p>27.008</text:p>
          </table:table-cell>
          <table:table-cell office:value-type="percentage" office:value="0.45386257078999109" table:style-name="ce83">
            <text:p>45,4%</text:p>
          </table:table-cell>
          <table:table-cell office:value-type="float" office:value="4117" table:style-name="ce116">
            <text:p>4.117</text:p>
          </table:table-cell>
          <table:table-cell office:value-type="percentage" office:value="0.30779007177033491" table:style-name="ce117">
            <text:p>30,8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País Vasco</text:p>
          </table:table-cell>
          <table:table-cell office:value-type="float" office:value="353011" table:style-name="ce119">
            <text:p>353.011</text:p>
          </table:table-cell>
          <table:table-cell office:value-type="percentage" office:value="0.93135863313528289" table:style-name="ce83">
            <text:p>93,1%</text:p>
          </table:table-cell>
          <table:table-cell office:value-type="float" office:value="262033" table:style-name="ce119">
            <text:p>262.033</text:p>
          </table:table-cell>
          <table:table-cell office:value-type="percentage" office:value="0.94018047756588508" table:style-name="ce83">
            <text:p>94,0%</text:p>
          </table:table-cell>
          <table:table-cell office:value-type="float" office:value="273755" table:style-name="ce119">
            <text:p>273.755</text:p>
          </table:table-cell>
          <table:table-cell office:value-type="percentage" office:value="0.83587271150628384" table:style-name="ce83">
            <text:p>83,6%</text:p>
          </table:table-cell>
          <table:table-cell office:value-type="float" office:value="203816" table:style-name="ce119">
            <text:p>203.816</text:p>
          </table:table-cell>
          <table:table-cell office:value-type="percentage" office:value="0.6264919512247602" table:style-name="ce83">
            <text:p>62,6%</text:p>
          </table:table-cell>
          <table:table-cell office:value-type="float" office:value="94258" table:style-name="ce119">
            <text:p>94.258</text:p>
          </table:table-cell>
          <table:table-cell office:value-type="percentage" office:value="0.44862117217023789" table:style-name="ce83">
            <text:p>44,9%</text:p>
          </table:table-cell>
          <table:table-cell office:value-type="float" office:value="66758" table:style-name="ce119">
            <text:p>66.758</text:p>
          </table:table-cell>
          <table:table-cell office:value-type="percentage" office:value="0.38380342420862607" table:style-name="ce83">
            <text:p>38,4%</text:p>
          </table:table-cell>
          <table:table-cell office:value-type="float" office:value="12233" table:style-name="ce116">
            <text:p>12.233</text:p>
          </table:table-cell>
          <table:table-cell office:value-type="percentage" office:value="0.31736930860033724" table:style-name="ce117">
            <text:p>31,7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euta</text:p>
          </table:table-cell>
          <table:table-cell office:value-type="float" office:value="5750" table:style-name="ce119">
            <text:p>5.750</text:p>
          </table:table-cell>
          <table:table-cell office:value-type="percentage" office:value="0.91168542888853654" table:style-name="ce83">
            <text:p>91,2%</text:p>
          </table:table-cell>
          <table:table-cell office:value-type="float" office:value="7358" table:style-name="ce119">
            <text:p>7.358</text:p>
          </table:table-cell>
          <table:table-cell office:value-type="percentage" office:value="0.96032367528060558" table:style-name="ce83">
            <text:p>96,0%</text:p>
          </table:table-cell>
          <table:table-cell office:value-type="float" office:value="9296" table:style-name="ce119">
            <text:p>9.296</text:p>
          </table:table-cell>
          <table:table-cell office:value-type="percentage" office:value="0.87483530961791833" table:style-name="ce83">
            <text:p>87,5%</text:p>
          </table:table-cell>
          <table:table-cell office:value-type="float" office:value="8981" table:style-name="ce119">
            <text:p>8.981</text:p>
          </table:table-cell>
          <table:table-cell office:value-type="percentage" office:value="0.80037429819089212" table:style-name="ce83">
            <text:p>80,0%</text:p>
          </table:table-cell>
          <table:table-cell office:value-type="float" office:value="6434" table:style-name="ce119">
            <text:p>6.434</text:p>
          </table:table-cell>
          <table:table-cell office:value-type="percentage" office:value="0.68381337017748967" table:style-name="ce83">
            <text:p>68,4%</text:p>
          </table:table-cell>
          <table:table-cell office:value-type="float" office:value="5324" table:style-name="ce119">
            <text:p>5.324</text:p>
          </table:table-cell>
          <table:table-cell office:value-type="percentage" office:value="0.57438774409321391" table:style-name="ce83">
            <text:p>57,4%</text:p>
          </table:table-cell>
          <table:table-cell office:value-type="float" office:value="1032" table:style-name="ce116">
            <text:p>1.032</text:p>
          </table:table-cell>
          <table:table-cell office:value-type="percentage" office:value="0.43525938422606497" table:style-name="ce117">
            <text:p>43,5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elilla</text:p>
          </table:table-cell>
          <table:table-cell office:value-type="float" office:value="4600" table:style-name="ce119">
            <text:p>4.600</text:p>
          </table:table-cell>
          <table:table-cell office:value-type="percentage" office:value="0.84730152882667154" table:style-name="ce83">
            <text:p>84,7%</text:p>
          </table:table-cell>
          <table:table-cell office:value-type="float" office:value="6234" table:style-name="ce119">
            <text:p>6.234</text:p>
          </table:table-cell>
          <table:table-cell office:value-type="percentage" office:value="0.84106853750674582" table:style-name="ce83">
            <text:p>84,1%</text:p>
          </table:table-cell>
          <table:table-cell office:value-type="float" office:value="8059" table:style-name="ce119">
            <text:p>8.059</text:p>
          </table:table-cell>
          <table:table-cell office:value-type="percentage" office:value="0.80045689312673818" table:style-name="ce83">
            <text:p>80,0%</text:p>
          </table:table-cell>
          <table:table-cell office:value-type="float" office:value="7797" table:style-name="ce119">
            <text:p>7.797</text:p>
          </table:table-cell>
          <table:table-cell office:value-type="percentage" office:value="0.73598263167830846" table:style-name="ce83">
            <text:p>73,6%</text:p>
          </table:table-cell>
          <table:table-cell office:value-type="float" office:value="5099" table:style-name="ce119">
            <text:p>5.099</text:p>
          </table:table-cell>
          <table:table-cell office:value-type="percentage" office:value="0.55574931880108991" table:style-name="ce83">
            <text:p>55,6%</text:p>
          </table:table-cell>
          <table:table-cell office:value-type="float" office:value="4521" table:style-name="ce119">
            <text:p>4.521</text:p>
          </table:table-cell>
          <table:table-cell office:value-type="percentage" office:value="0.46288522576021296" table:style-name="ce83">
            <text:p>46,3%</text:p>
          </table:table-cell>
          <table:table-cell office:value-type="float" office:value="975" table:style-name="ce116">
            <text:p>975</text:p>
          </table:table-cell>
          <table:table-cell office:value-type="percentage" office:value="0.40372670807453415" table:style-name="ce117">
            <text:p>40,4%</text:p>
          </table:table-cell>
          <table:table-cell table:number-columns-repeated="16369"/>
        </table:table-row>
        <table:table-row table:style-name="ro17">
          <table:table-cell office:value-type="string" table:style-name="ce118">
            <text:p>Fuerzas Armadas</text:p>
          </table:table-cell>
          <table:table-cell office:value-type="float" office:value="7" table:style-name="ce119">
            <text:p>7</text:p>
          </table:table-cell>
          <table:table-cell office:value-type="percentage" office:value="0.16666666666666666" table:style-name="ce83">
            <text:p>16,7%</text:p>
          </table:table-cell>
          <table:table-cell office:value-type="float" office:value="2395" table:style-name="ce119">
            <text:p>2.395</text:p>
          </table:table-cell>
          <table:table-cell office:value-type="percentage" office:value="0.64677288684850121" table:style-name="ce83">
            <text:p>64,7%</text:p>
          </table:table-cell>
          <table:table-cell office:value-type="float" office:value="7461" table:style-name="ce119">
            <text:p>7.461</text:p>
          </table:table-cell>
          <table:table-cell office:value-type="percentage" office:value="0.75646355064382031" table:style-name="ce83">
            <text:p>75,6%</text:p>
          </table:table-cell>
          <table:table-cell office:value-type="float" office:value="15436" table:style-name="ce119">
            <text:p>15.436</text:p>
          </table:table-cell>
          <table:table-cell office:value-type="percentage" office:value="0.67600945957782255" table:style-name="ce83">
            <text:p>67,6%</text:p>
          </table:table-cell>
          <table:table-cell office:value-type="float" office:value="15546" table:style-name="ce119">
            <text:p>15.546</text:p>
          </table:table-cell>
          <table:table-cell office:value-type="percentage" office:value="0.47545646389577023" table:style-name="ce83">
            <text:p>47,5%</text:p>
          </table:table-cell>
          <table:table-cell office:value-type="float" office:value="11122" table:style-name="ce119">
            <text:p>11.122</text:p>
          </table:table-cell>
          <table:table-cell office:value-type="percentage" office:value="0.45169150793973112" table:style-name="ce83">
            <text:p>45,2%</text:p>
          </table:table-cell>
          <table:table-cell office:value-type="float" office:value="257" table:style-name="ce116">
            <text:p>257</text:p>
          </table:table-cell>
          <table:table-cell office:value-type="percentage" office:value="0.19308790383170549" table:style-name="ce117">
            <text:p>19,3%</text:p>
          </table:table-cell>
          <table:table-cell table:number-columns-repeated="16369"/>
        </table:table-row>
        <table:table-row table:style-name="ro17">
          <table:table-cell office:value-type="string" table:style-name="ce120">
            <text:p>Sanidad Exterior</text:p>
          </table:table-cell>
          <table:table-cell office:value-type="float" office:value="79" table:style-name="ce119">
            <text:p>79</text:p>
          </table:table-cell>
          <table:table-cell office:value-type="percentage" office:value="0.98750000000000004" table:style-name="ce86">
            <text:p>98,8%</text:p>
          </table:table-cell>
          <table:table-cell office:value-type="float" office:value="303" table:style-name="ce119">
            <text:p>303</text:p>
          </table:table-cell>
          <table:table-cell office:value-type="percentage" office:value="0.96805111821086265" table:style-name="ce86">
            <text:p>96,8%</text:p>
          </table:table-cell>
          <table:table-cell office:value-type="float" office:value="707" table:style-name="ce119">
            <text:p>707</text:p>
          </table:table-cell>
          <table:table-cell office:value-type="percentage" office:value="0.76681127982646424" table:style-name="ce86">
            <text:p>76,7%</text:p>
          </table:table-cell>
          <table:table-cell office:value-type="float" office:value="945" table:style-name="ce119">
            <text:p>945</text:p>
          </table:table-cell>
          <table:table-cell office:value-type="percentage" office:value="0.47583081570996977" table:style-name="ce86">
            <text:p>47,6%</text:p>
          </table:table-cell>
          <table:table-cell office:value-type="float" office:value="1192" table:style-name="ce119">
            <text:p>1.192</text:p>
          </table:table-cell>
          <table:table-cell office:value-type="percentage" office:value="0.48633210934312526" table:style-name="ce86">
            <text:p>48,6%</text:p>
          </table:table-cell>
          <table:table-cell office:value-type="float" office:value="957" table:style-name="ce119">
            <text:p>957</text:p>
          </table:table-cell>
          <table:table-cell office:value-type="percentage" office:value="0.44677871148459386" table:style-name="ce86">
            <text:p>44,7%</text:p>
          </table:table-cell>
          <table:table-cell office:value-type="float" office:value="20" table:style-name="ce116">
            <text:p>20</text:p>
          </table:table-cell>
          <table:table-cell office:value-type="percentage" office:value="0.11627906976744186" table:style-name="ce117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121">
            <text:p>Totales</text:p>
          </table:table-cell>
          <table:table-cell office:value-type="float" office:value="6457575" table:style-name="ce122">
            <text:p>6.457.575</text:p>
          </table:table-cell>
          <table:table-cell office:value-type="percentage" office:value="0.93780933188959092" table:style-name="ce123">
            <text:p>93,78%</text:p>
          </table:table-cell>
          <table:table-cell office:value-type="float" office:value="5051183" table:style-name="ce122">
            <text:p>5.051.183</text:p>
          </table:table-cell>
          <table:table-cell office:value-type="percentage" office:value="0.94884446539970813" table:style-name="ce123">
            <text:p>94,88%</text:p>
          </table:table-cell>
          <table:table-cell office:value-type="float" office:value="5489251" table:style-name="ce122">
            <text:p>5.489.251</text:p>
          </table:table-cell>
          <table:table-cell office:value-type="percentage" office:value="0.80998291868550609" table:style-name="ce123">
            <text:p>81,00%</text:p>
          </table:table-cell>
          <table:table-cell office:value-type="float" office:value="4704916" table:style-name="ce122">
            <text:p>4.704.916</text:p>
          </table:table-cell>
          <table:table-cell office:value-type="percentage" office:value="0.66235142755822496" table:style-name="ce123">
            <text:p>66,24%</text:p>
          </table:table-cell>
          <table:table-cell office:value-type="float" office:value="2588175" table:style-name="ce122">
            <text:p>2.588.175</text:p>
          </table:table-cell>
          <table:table-cell office:value-type="percentage" office:value="0.51048433956510775" table:style-name="ce123">
            <text:p>51,05%</text:p>
          </table:table-cell>
          <table:table-cell office:value-type="float" office:value="1883212" table:style-name="ce122">
            <text:p>1.883.212</text:p>
          </table:table-cell>
          <table:table-cell office:value-type="percentage" office:value="0.44986558105913621" table:style-name="ce123">
            <text:p>44,99%</text:p>
          </table:table-cell>
          <table:table-cell office:value-type="float" office:value="294756" table:style-name="ce122">
            <text:p>294.756</text:p>
          </table:table-cell>
          <table:table-cell office:value-type="percentage" office:value="0.33609348168655628" table:style-name="ce123">
            <text:p>33,61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4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4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4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4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style style:name="Porcentaje_32_4" style:display-name="Porcentaje 4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3-03-30T13:38:26Z</dc:date>
  </office:meta>
</office:document-meta>
</file>